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5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02166666666667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4.127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989791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2.43416666666667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4.41854166666667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2.83104166666667cm"/>
    </style:style>
    <style:style style:name="co28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agesDB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8" table:number-columns-repeated="16352" table:default-cell-style-name="ce1"/>
        <table:table-row table:style-name="ro1">
          <table:table-cell office:value-type="string" table:style-name="ce1">
            <text:p>Phage Name</text:p>
          </table:table-cell>
          <table:table-cell office:value-type="string" table:style-name="ce1">
            <text:p>Cluster</text:p>
          </table:table-cell>
          <table:table-cell office:value-type="string" table:style-name="ce1">
            <text:p>Finished Sequence?</text:p>
          </table:table-cell>
          <table:table-cell office:value-type="string" table:style-name="ce1">
            <text:p>Archive Titer</text:p>
          </table:table-cell>
          <table:table-cell office:value-type="string" table:style-name="ce1">
            <text:p>In GenBank?</text:p>
          </table:table-cell>
          <table:table-cell office:value-type="string" table:style-name="ce1">
            <text:p>Accession #</text:p>
          </table:table-cell>
          <table:table-cell office:value-type="string" table:style-name="ce1">
            <text:p>Published in a Paper?</text:p>
          </table:table-cell>
          <table:table-cell office:value-type="string" table:style-name="ce1">
            <text:p>Genome Length(bp)</text:p>
          </table:table-cell>
          <table:table-cell office:value-type="string" table:style-name="ce1">
            <text:p>GC%</text:p>
          </table:table-cell>
          <table:table-cell office:value-type="string" table:style-name="ce1">
            <text:p>Circularly Permuted?</text:p>
          </table:table-cell>
          <table:table-cell office:value-type="string" table:style-name="ce1">
            <text:p>Defined Ends?</text:p>
          </table:table-cell>
          <table:table-cell office:value-type="string" table:style-name="ce1">
            <text:p>Overhang Length (bp)</text:p>
          </table:table-cell>
          <table:table-cell office:value-type="string" table:style-name="ce1">
            <text:p>Overhang Sequence</text:p>
          </table:table-cell>
          <table:table-cell office:value-type="string" table:style-name="ce1">
            <text:p># ORFs</text:p>
          </table:table-cell>
          <table:table-cell office:value-type="string" table:style-name="ce1">
            <text:p># tRNAs</text:p>
          </table:table-cell>
          <table:table-cell office:value-type="string" table:style-name="ce1">
            <text:p># tmRNAs</text:p>
          </table:table-cell>
          <table:table-cell office:value-type="string" table:style-name="ce1">
            <text:p>Finding Institution</text:p>
          </table:table-cell>
          <table:table-cell office:value-type="string" table:style-name="ce1">
            <text:p>Program</text:p>
          </table:table-cell>
          <table:table-cell office:value-type="string" table:style-name="ce1">
            <text:p>Finder Name(s)</text:p>
          </table:table-cell>
          <table:table-cell office:value-type="string" table:style-name="ce1">
            <text:p>Found City</text:p>
          </table:table-cell>
          <table:table-cell office:value-type="string" table:style-name="ce1">
            <text:p>Found State</text:p>
          </table:table-cell>
          <table:table-cell office:value-type="string" table:style-name="ce1">
            <text:p>Found Country</text:p>
          </table:table-cell>
          <table:table-cell office:value-type="string" table:style-name="ce1">
            <text:p>Found GPS Lat</text:p>
          </table:table-cell>
          <table:table-cell office:value-type="string" table:style-name="ce1">
            <text:p>Found GPS Long</text:p>
          </table:table-cell>
          <table:table-cell office:value-type="string" table:style-name="ce1">
            <text:p>Year Found</text:p>
          </table:table-cell>
          <table:table-cell office:value-type="string" table:style-name="ce1">
            <text:p>Morphotype</text:p>
          </table:table-cell>
          <table:table-cell office:value-type="string" table:style-name="ce1">
            <text:p>Seq Facility</text:p>
          </table:table-cell>
          <table:table-cell office:value-type="string" table:style-name="ce1">
            <text:p>Shotgun Seq Method</text:p>
          </table:table-cell>
          <table:table-cell office:value-type="string" table:style-name="ce1">
            <text:p>From Enriched Sample?</text:p>
          </table:table-cell>
          <table:table-cell office:value-type="string" table:style-name="ce1">
            <text:p>Former Name(s)</text:p>
          </table:table-cell>
          <table:table-cell office:value-type="string" table:style-name="ce1">
            <text:p>Date Finished</text:p>
          </table:table-cell>
          <table:table-cell office:value-type="string" table:style-name="ce1">
            <text:p>Phamerated?</text:p>
          </table:table-cell>
          <table:table-cell table:number-columns-repeated="1635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4483" table:style-name="ce1">
            <text:p>74483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. Gonda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0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BCat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18841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131" table:style-name="ce1">
            <text:p>76131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therine Cota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3 N</text:p>
          </table:table-cell>
          <table:table-cell office:value-type="string" table:style-name="ce1">
            <text:p>72.94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31T00:00:00" table:style-name="ce2">
            <text:p>1/3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bdiel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84000000" table:style-name="ce3">
            <text:p>1.84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81" table:style-name="ce1">
            <text:p>51381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shley Johnson, Justin Muste</text:p>
          </table:table-cell>
          <table:table-cell office:value-type="string" table:style-name="ce1">
            <text:p>Clayt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3888 N</text:p>
          </table:table-cell>
          <table:table-cell office:value-type="string" table:style-name="ce1">
            <text:p>90.31194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9-20T00:00:00" table:style-name="ce2">
            <text:p>9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brogat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530" table:style-name="ce1">
            <text:p>52530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Wisconsin-River Fall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yla Reed</text:p>
          </table:table-cell>
          <table:table-cell office:value-type="string" table:style-name="ce1">
            <text:p>River Fall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853317 N</text:p>
          </table:table-cell>
          <table:table-cell office:value-type="string" table:style-name="ce1">
            <text:p>92.61640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2T00:00:00" table:style-name="ce2">
            <text:p>2/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BU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0000000000" table:style-name="ce3">
            <text:p>2.0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850" table:style-name="ce1">
            <text:p>68850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indsay Miller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39708 N<text:s/></text:p>
          </table:table-cell>
          <table:table-cell office:value-type="string" table:style-name="ce1">
            <text:p>75.37935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cadian</text:p>
          </table:table-cell>
          <table:table-cell office:value-type="string" table:style-name="ce1">
            <text:p>B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864" table:style-name="ce1">
            <text:p>69864</text:p>
          </table:table-cell>
          <table:table-cell office:value-type="float" office:value="68.400000000000006" table:style-name="ce1">
            <text:p>68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Greg Broussard</text:p>
          </table:table-cell>
          <table:table-cell office:value-type="string" table:style-name="ce1">
            <text:p>Lafayett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0.213741 N</text:p>
          </table:table-cell>
          <table:table-cell office:value-type="string" table:style-name="ce1">
            <text:p>92.017924 W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cheb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4*10^10 pfu'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433" table:style-name="ce1">
            <text:p>51433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race Babbs</text:p>
          </table:table-cell>
          <table:table-cell office:value-type="string" table:style-name="ce1">
            <text:p>Bowling Green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6.98543 N</text:p>
          </table:table-cell>
          <table:table-cell office:value-type="string" table:style-name="ce1">
            <text:p>86.44900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7T00:00:00" table:style-name="ce2">
            <text:p>1/1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dephagia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9646" table:style-name="ce1">
            <text:p>59646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rdan L. Mosier</text:p>
          </table:table-cell>
          <table:table-cell office:value-type="string" table:style-name="ce1">
            <text:p>Den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211822 N<text:s/></text:p>
          </table:table-cell>
          <table:table-cell office:value-type="string" table:style-name="ce1">
            <text:p>97.14863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djutor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67600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511" table:style-name="ce1">
            <text:p>64511</text:p>
          </table:table-cell>
          <table:table-cell office:value-type="float" office:value="59.9" table:style-name="ce1">
            <text:p>59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. Web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08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4-24T00:00:00" table:style-name="ce2">
            <text:p>4/24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dzzy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41634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519" table:style-name="ce1">
            <text:p>52519</text:p>
          </table:table-cell>
          <table:table-cell office:value-type="float" office:value="62.6" table:style-name="ce1">
            <text:p>62.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dele Cheddie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ADZZY</text:p>
          </table:table-cell>
          <table:table-cell office:value-type="date" office:date-value="2013-04-03T00:00:00" table:style-name="ce2">
            <text:p>4/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enea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Q80970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684" table:style-name="ce1">
            <text:p>53684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hn Morrell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44701 N</text:p>
          </table:table-cell>
          <table:table-cell office:value-type="string" table:style-name="ce1">
            <text:p>111.65024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1-24T00:00:00" table:style-name="ce2">
            <text:p>1/2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glet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66" table:style-name="ce1">
            <text:p>50866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rovidenc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endan T. Murphy</text:p>
          </table:table-cell>
          <table:table-cell office:value-type="string" table:style-name="ce1">
            <text:p>Providence<text:s/>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United States of Americ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irmid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8385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241" table:style-name="ce1">
            <text:p>51241</text:p>
          </table:table-cell>
          <table:table-cell office:value-type="float" office:value="60" table:style-name="ce1">
            <text:p>6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Texas at El Pas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ssica De La Luz and Oscar Garcia</text:p>
          </table:table-cell>
          <table:table-cell office:value-type="string" table:style-name="ce1">
            <text:p>El Pas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1.869302 N</text:p>
          </table:table-cell>
          <table:table-cell office:value-type="string" table:style-name="ce1">
            <text:p>106.610061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31T00:00:00" table:style-name="ce2">
            <text:p>1/3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koma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400000000" table:style-name="ce3">
            <text:p>8.4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711" table:style-name="ce1">
            <text:p>68711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tephen Canto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2-15T00:00:00" table:style-name="ce2">
            <text:p>2/15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lice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3401" table:style-name="ce1">
            <text:p>153401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oreen M. Manley</text:p>
          </table:table-cell>
          <table:table-cell office:value-type="string" table:style-name="ce1">
            <text:p>Aled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688207 N</text:p>
          </table:table-cell>
          <table:table-cell office:value-type="string" table:style-name="ce1">
            <text:p>97.64808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0-07-29T00:00:00" table:style-name="ce2">
            <text:p>7/29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lma</text:p>
          </table:table-cell>
          <table:table-cell office:value-type="string" table:style-name="ce1">
            <text:p>A9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177" table:style-name="ce1">
            <text:p>53177</text:p>
          </table:table-cell>
          <table:table-cell office:value-type="float" office:value="62.5" table:style-name="ce1">
            <text:p>62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hristina Ferreira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13T00:00:00" table:style-name="ce2">
            <text:p>5/1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lsfro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136" table:style-name="ce1">
            <text:p>52136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ntclair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Froogh Aziz, Alston Chen</text:p>
          </table:table-cell>
          <table:table-cell office:value-type="string" table:style-name="ce1">
            <text:p>Bloomfield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792033 N</text:p>
          </table:table-cell>
          <table:table-cell office:value-type="string" table:style-name="ce1">
            <text:p>74.20561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19T00:00:00" table:style-name="ce2">
            <text:p>2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ltwerkus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179" table:style-name="ce1">
            <text:p>6817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ugusto Ramirez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331256 N</text:p>
          </table:table-cell>
          <table:table-cell office:value-type="string" table:style-name="ce1">
            <text:p>76.620347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2-03T00:00:00" table:style-name="ce2">
            <text:p>2/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melie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780000000" table:style-name="ce3">
            <text:p>5.78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6439" table:style-name="ce1">
            <text:p>56439</text:p>
          </table:table-cell>
          <table:table-cell office:value-type="float" office:value="67.099999999999994" table:style-name="ce1">
            <text:p>67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GG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elfina Grinspa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7778 N</text:p>
          </table:table-cell>
          <table:table-cell office:value-type="string" table:style-name="ce1">
            <text:p>90.29972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04T00:00:00" table:style-name="ce2">
            <text:p>6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naya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00000000" table:style-name="ce3">
            <text:p>1.0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0835" table:style-name="ce1">
            <text:p>60835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riangela Joy Davis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3022 N<text:s/></text:p>
          </table:table-cell>
          <table:table-cell office:value-type="string" table:style-name="ce1">
            <text:p>85.58722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ngel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97362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1441" table:style-name="ce1">
            <text:p>41441</text:p>
          </table:table-cell>
          <table:table-cell office:value-type="float" office:value="66.7" table:style-name="ce1">
            <text:p>66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. Ray</text:p>
          </table:table-cell>
          <table:table-cell office:value-type="string" table:style-name="ce1">
            <text:p>O'Hara Township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04-29T00:00:00" table:style-name="ce2">
            <text:p>4/29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ngelica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HM15276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9598" table:style-name="ce1">
            <text:p>59598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rika Sims</text:p>
          </table:table-cell>
          <table:table-cell office:value-type="string" table:style-name="ce1">
            <text:p>Clayt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0283 N</text:p>
          </table:table-cell>
          <table:table-cell office:value-type="string" table:style-name="ce1">
            <text:p>90.29017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0-04-27T00:00:00" table:style-name="ce2">
            <text:p>4/27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nglerfish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379" table:style-name="ce1">
            <text:p>52379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Maine Commu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homas D Beraha</text:p>
          </table:table-cell>
          <table:table-cell office:value-type="string" table:style-name="ce1">
            <text:p>South Portland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3.645983 N</text:p>
          </table:table-cell>
          <table:table-cell office:value-type="string" table:style-name="ce1">
            <text:p>70.22733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1T00:00:00" table:style-name="ce2">
            <text:p>2/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nnaL29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0000000000" table:style-name="ce3">
            <text:p>6.0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C_022087.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253" table:style-name="ce1">
            <text:p>53253</text:p>
          </table:table-cell>
          <table:table-cell office:value-type="float" office:value="64.400000000000006" table:style-name="ce1">
            <text:p>64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yce Lunt</text:p>
          </table:table-cell>
          <table:table-cell office:value-type="string" table:style-name="ce1">
            <text:p>Bridal Veil Falls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1T00:00:00" table:style-name="ce2">
            <text:p>4/11/2012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nnihilator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8000000000" table:style-name="ce3">
            <text:p>2.18E+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893" table:style-name="ce1">
            <text:p>41893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aura Watkins and Jeffrey Wei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67 N</text:p>
          </table:table-cell>
          <table:table-cell office:value-type="string" table:style-name="ce1">
            <text:p>90.295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9-20T00:00:00" table:style-name="ce2">
            <text:p>9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pizium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~10E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227" table:style-name="ce1">
            <text:p>68227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uan Apiz</text:p>
          </table:table-cell>
          <table:table-cell office:value-type="string" table:style-name="ce1">
            <text:p>Caguas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18.268889 N</text:p>
          </table:table-cell>
          <table:table-cell office:value-type="string" table:style-name="ce1">
            <text:p>66.0419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9T00:00:00" table:style-name="ce2">
            <text:p>12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agog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12" table:style-name="ce1">
            <text:p>50812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am Gangrene Style</text:p>
          </table:table-cell>
          <table:table-cell table:style-name="ce1"/>
          <table:table-cell office:value-type="string" table:style-name="ce1">
            <text:p>CA</text:p>
          </table:table-cell>
          <table:table-cell table:number-columns-repeated="3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9-18T00:00:00" table:style-name="ce2">
            <text:p>9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biter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1899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169" table:style-name="ce1">
            <text:p>67169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Mary Washington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hn Cadena</text:p>
          </table:table-cell>
          <table:table-cell office:value-type="string" table:style-name="ce1">
            <text:p>Frederick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303522 N</text:p>
          </table:table-cell>
          <table:table-cell office:value-type="string" table:style-name="ce1">
            <text:p>77.476142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13T00:00:00" table:style-name="ce2">
            <text:p>1/1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canin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x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273" table:style-name="ce1">
            <text:p>52273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ff Bonin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8.645264 N</text:p>
          </table:table-cell>
          <table:table-cell office:value-type="string" table:style-name="ce1">
            <text:p>90.31327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09T00:00:00" table:style-name="ce2">
            <text:p>6/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cherS7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74897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6558" table:style-name="ce1">
            <text:p>156558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i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William Blaine<text:s/></text:p>
          </table:table-cell>
          <table:table-cell office:value-type="string" table:style-name="ce1">
            <text:p>Hartford<text:s/>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744494 N</text:p>
          </table:table-cell>
          <table:table-cell office:value-type="string" table:style-name="ce1">
            <text:p>72.69051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ose</text:p>
          </table:table-cell>
          <table:table-cell office:value-type="date" office:date-value="2012-02-01T00:00:00" table:style-name="ce2">
            <text:p>2/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chetta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7409" table:style-name="ce1">
            <text:p>47409</text:p>
          </table:table-cell>
          <table:table-cell office:value-type="float" office:value="60.6" table:style-name="ce1">
            <text:p>60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am Phat Phages</text:p>
          </table:table-cell>
          <table:table-cell table:style-name="ce1"/>
          <table:table-cell office:value-type="string" table:style-name="ce1">
            <text:p>CA</text:p>
          </table:table-cell>
          <table:table-cell table:number-columns-repeated="3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1-07T00:00:00" table:style-name="ce2">
            <text:p>11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chie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000000000" table:style-name="ce3">
            <text:p>2.5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6271" table:style-name="ce1">
            <text:p>76271</text:p>
          </table:table-cell>
          <table:table-cell office:value-type="float" office:value="58.7" table:style-name="ce1">
            <text:p>58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reg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ose M. Clarke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67722 N</text:p>
          </table:table-cell>
          <table:table-cell office:value-type="string" table:style-name="ce1">
            <text:p>123.28198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8-25T00:00:00" table:style-name="ce2">
            <text:p>8/25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dmor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U06050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2141" table:style-name="ce1">
            <text:p>52141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assigne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rine Henry</text:p>
          </table:table-cell>
          <table:table-cell office:value-type="string" table:style-name="ce1">
            <text:p>Co. Waterford</text:p>
          </table:table-cell>
          <table:table-cell table:style-name="ce1"/>
          <table:table-cell office:value-type="string" table:style-name="ce1">
            <text:p>Ireland</text:p>
          </table:table-cell>
          <table:table-cell office:value-type="string" table:style-name="ce1">
            <text:p>51.950994 N</text:p>
          </table:table-cell>
          <table:table-cell office:value-type="string" table:style-name="ce1">
            <text:p>7.72305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es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436" table:style-name="ce1">
            <text:p>67436</text:p>
          </table:table-cell>
          <table:table-cell office:value-type="float" office:value="69" table:style-name="ce1">
            <text:p>6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aura Marinelli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iel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09801" table:style-name="ce1">
            <text:p>109801</text:p>
          </table:table-cell>
          <table:table-cell office:value-type="float" office:value="61" table:style-name="ce1">
            <text:p>6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Ohio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rgan Sherer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00405 N</text:p>
          </table:table-cell>
          <table:table-cell office:value-type="string" table:style-name="ce1">
            <text:p>83.00223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temis2UCLA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033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344" table:style-name="ce1">
            <text:p>5234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 Omranipour, M Omranipour, S Peterson, J Roth</text:p>
          </table:table-cell>
          <table:table-cell office:value-type="string" table:style-name="ce1">
            <text:p>Rese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2011 N</text:p>
          </table:table-cell>
          <table:table-cell office:value-type="string" table:style-name="ce1">
            <text:p>118.536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Artemis</text:p>
          </table:table-cell>
          <table:table-cell office:value-type="date" office:date-value="2013-05-14T00:00:00" table:style-name="ce2">
            <text:p>5/14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turo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30770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500" table:style-name="ce1">
            <text:p>51500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ampden-Sydne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uncan Oliphant</text:p>
          </table:table-cell>
          <table:table-cell office:value-type="string" table:style-name="ce1">
            <text:p>Hampden-Sydne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30244 N</text:p>
          </table:table-cell>
          <table:table-cell office:value-type="string" table:style-name="ce1">
            <text:p>78.45961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4T00:00:00" table:style-name="ce2">
            <text:p>1/2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straea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9125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4872" table:style-name="ce1">
            <text:p>154872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th Carolina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mu Vijay</text:p>
          </table:table-cell>
          <table:table-cell office:value-type="string" table:style-name="ce1">
            <text:p>Raleigh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5.782178 N</text:p>
          </table:table-cell>
          <table:table-cell office:value-type="string" table:style-name="ce1">
            <text:p>78.66609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9T00:00:00" table:style-name="ce2">
            <text:p>1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8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015524.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494" table:style-name="ce1">
            <text:p>5249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T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Charleston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ad Long</text:p>
          </table:table-cell>
          <table:table-cell office:value-type="string" table:style-name="ce1">
            <text:p>Charleston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769528 N</text:p>
          </table:table-cell>
          <table:table-cell office:value-type="string" table:style-name="ce1">
            <text:p>79.92951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8T00:00:00" table:style-name="ce2">
            <text:p>1/2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thena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409" table:style-name="ce1">
            <text:p>69409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aura Marinelli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0-06-10T00:00:00" table:style-name="ce2">
            <text:p>6/10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udrey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8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662" table:style-name="ce1">
            <text:p>68662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Forrest Guilfoile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5394 N</text:p>
          </table:table-cell>
          <table:table-cell office:value-type="string" table:style-name="ce1">
            <text:p>79.96332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Yonose</text:p>
          </table:table-cell>
          <table:table-cell office:value-type="date" office:date-value="2013-01-07T00:00:00" table:style-name="ce2">
            <text:p>1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va3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Q91176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4466" table:style-name="ce1">
            <text:p>154466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rdan Newhof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0441 N</text:p>
          </table:table-cell>
          <table:table-cell office:value-type="string" table:style-name="ce1">
            <text:p>85.58926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3-04T00:00:00" table:style-name="ce2">
            <text:p>3/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vani</text:p>
          </table:table-cell>
          <table:table-cell office:value-type="string" table:style-name="ce1">
            <text:p>F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Q80970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4470" table:style-name="ce1">
            <text:p>54470</text:p>
          </table:table-cell>
          <table:table-cell office:value-type="float" office:value="61" table:style-name="ce1">
            <text:p>6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TCAGGGCAT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ettysburg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tacey Heaver</text:p>
          </table:table-cell>
          <table:table-cell office:value-type="string" table:style-name="ce1">
            <text:p>Gettysburg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834000 N</text:p>
          </table:table-cell>
          <table:table-cell office:value-type="string" table:style-name="ce1">
            <text:p>77.23565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1T00:00:00" table:style-name="ce2">
            <text:p>2/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vrafan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an Russell</text:p>
          </table:table-cell>
          <table:table-cell office:value-type="string" table:style-name="ce1">
            <text:p>Brooklyn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82647 N</text:p>
          </table:table-cell>
          <table:table-cell office:value-type="string" table:style-name="ce1">
            <text:p>73.981224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Roche/454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bsiella</text:p>
          </table:table-cell>
          <table:table-cell office:value-type="string" table:style-name="ce1">
            <text:p>I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8420" table:style-name="ce1">
            <text:p>48420</text:p>
          </table:table-cell>
          <table:table-cell office:value-type="float" office:value="67.099999999999994" table:style-name="ce1">
            <text:p>67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ACCCCTCA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an Russell</text:p>
          </table:table-cell>
          <table:table-cell office:value-type="string" table:style-name="ce1">
            <text:p>Brooklyn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83558 N</text:p>
          </table:table-cell>
          <table:table-cell office:value-type="string" table:style-name="ce1">
            <text:p>73.979038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byRatchet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657" table:style-name="ce1">
            <text:p>50657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andone Roberts and Steven Masi</text:p>
          </table:table-cell>
          <table:table-cell office:value-type="string" table:style-name="ce1">
            <text:p>Nya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0T00:00:00" table:style-name="ce2">
            <text:p>12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chome</text:p>
          </table:table-cell>
          <table:table-cell office:value-type="string" table:style-name="ce1">
            <text:p>A1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653" table:style-name="ce1">
            <text:p>51653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Houston-Downtown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inus Klingler, Salvador Garcia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ckyardigan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08" table:style-name="ce1">
            <text:p>5130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ourtney Howard</text:p>
          </table:table-cell>
          <table:table-cell office:value-type="string" table:style-name="ce1">
            <text:p>Radcliff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?50â€™ 37.41â€N<text:s/></text:p>
          </table:table-cell>
          <table:table-cell office:value-type="string" table:style-name="ce1">
            <text:p>85? 57â€™ 54.11â€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dfish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8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030" table:style-name="ce1">
            <text:p>69030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atthew Olm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0355 N</text:p>
          </table:table-cell>
          <table:table-cell office:value-type="string" table:style-name="ce1">
            <text:p>79.94845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3-29T00:00:00" table:style-name="ce2">
            <text:p>3/2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KA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11688" table:style-name="ce1">
            <text:p>111688</text:p>
          </table:table-cell>
          <table:table-cell office:value-type="float" office:value="60.7" table:style-name="ce1">
            <text:p>60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my Vogelsberger</text:p>
          </table:table-cell>
          <table:table-cell office:value-type="string" table:style-name="ce1">
            <text:p>Fort Bragg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USA</text:p>
          </table:table-cell>
          <table:table-cell office:value-type="float" office:value="35.139282999999999" table:style-name="ce1">
            <text:p>35.139283</text:p>
          </table:table-cell>
          <table:table-cell office:value-type="float" office:value="-78.999623999999997" table:style-name="ce1">
            <text:p>-78.999624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ngla1971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4722" table:style-name="ce1">
            <text:p>154722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NY, Queen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sun Khan</text:p>
          </table:table-cell>
          <table:table-cell office:value-type="string" table:style-name="ce1">
            <text:p>Flushing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1-25T00:00:00" table:style-name="ce2">
            <text:p>1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nj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296" table:style-name="ce1">
            <text:p>6829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nnifer Lewis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06541 N</text:p>
          </table:table-cell>
          <table:table-cell office:value-type="string" table:style-name="ce1">
            <text:p>75.37552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07T00:00:00" table:style-name="ce2">
            <text:p>3/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rnyard</text:p>
          </table:table-cell>
          <table:table-cell office:value-type="string" table:style-name="ce1">
            <text:p>H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0797" table:style-name="ce1">
            <text:p>70797</text:p>
          </table:table-cell>
          <table:table-cell office:value-type="float" office:value="57.5" table:style-name="ce1">
            <text:p>5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trobe High Schoo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 Gross</text:p>
          </table:table-cell>
          <table:table-cell office:value-type="string" table:style-name="ce1">
            <text:p>Latrob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77643 N</text:p>
          </table:table-cell>
          <table:table-cell office:value-type="string" table:style-name="ce1">
            <text:p>79.377294 W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rrelRoll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4371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672" table:style-name="ce1">
            <text:p>59672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enjamin Rice</text:p>
          </table:table-cell>
          <table:table-cell office:value-type="string" table:style-name="ce1">
            <text:p>Somerset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121433 N</text:p>
          </table:table-cell>
          <table:table-cell office:value-type="string" table:style-name="ce1">
            <text:p>84.586883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30T00:00:00" table:style-name="ce2">
            <text:p>1/3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sk21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4997" table:style-name="ce1">
            <text:p>74997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henle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N. Kubizcki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atiatu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900000000" table:style-name="ce3">
            <text:p>3.9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737" table:style-name="ce1">
            <text:p>57737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leen Zackowski/Danielle Renner</text:p>
          </table:table-cell>
          <table:table-cell office:value-type="string" table:style-name="ce1">
            <text:p>Cheasapeake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7021 N</text:p>
          </table:table-cell>
          <table:table-cell office:value-type="string" table:style-name="ce1">
            <text:p>76.26038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6-22T00:00:00" table:style-name="ce2">
            <text:p>6/2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anWater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4061" table:style-name="ce1">
            <text:p>154061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am Pirates of the CUREibbean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75 N</text:p>
          </table:table-cell>
          <table:table-cell office:value-type="string" table:style-name="ce1">
            <text:p>118.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9-18T00:00:00" table:style-name="ce2">
            <text:p>9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esKnee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702" table:style-name="ce1">
            <text:p>51702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reg Mastrangelo</text:p>
          </table:table-cell>
          <table:table-cell office:value-type="string" table:style-name="ce1">
            <text:p>Nya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1.081909 N</text:p>
          </table:table-cell>
          <table:table-cell office:value-type="string" table:style-name="ce1">
            <text:p>73.927521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20T00:00:00" table:style-name="ce2">
            <text:p>12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EST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2000000000" table:style-name="ce3">
            <text:p>3.2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906" table:style-name="ce1">
            <text:p>59906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isa Deng and Patrick Ng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50249 N</text:p>
          </table:table-cell>
          <table:table-cell office:value-type="string" table:style-name="ce1">
            <text:p>90.316691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31T00:00:00" table:style-name="ce2">
            <text:p>5/3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llusTerra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84147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236" table:style-name="ce1">
            <text:p>51236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ttysburg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therie Boas</text:p>
          </table:table-cell>
          <table:table-cell office:value-type="string" table:style-name="ce1">
            <text:p>Gettysburg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835278 N</text:p>
          </table:table-cell>
          <table:table-cell office:value-type="string" table:style-name="ce1">
            <text:p>77.23555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3T00:00:00" table:style-name="ce2">
            <text:p>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nedict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000000000" table:style-name="ce3">
            <text:p>9.0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08385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083" table:style-name="ce1">
            <text:p>51083</text:p>
          </table:table-cell>
          <table:table-cell office:value-type="float" office:value="59.8" table:style-name="ce1">
            <text:p>59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ylor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ix Wilson</text:p>
          </table:table-cell>
          <table:table-cell office:value-type="string" table:style-name="ce1">
            <text:p>Wac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1.549671 N<text:s/></text:p>
          </table:table-cell>
          <table:table-cell office:value-type="string" table:style-name="ce1">
            <text:p>97.116683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1-26T00:00:00" table:style-name="ce2">
            <text:p>1/26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rnal13</text:p>
          </table:table-cell>
          <table:table-cell office:value-type="string" table:style-name="ce1">
            <text:p>T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.1 x10^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2392" table:style-name="ce1">
            <text:p>42392</text:p>
          </table:table-cell>
          <table:table-cell office:value-type="float" office:value="66.2" table:style-name="ce1">
            <text:p>66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GAAACGC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Florid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niel Bernal</text:p>
          </table:table-cell>
          <table:table-cell office:value-type="string" table:style-name="ce1">
            <text:p>Gainesvill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9.625 N</text:p>
          </table:table-cell>
          <table:table-cell office:value-type="string" table:style-name="ce1">
            <text:p>82.366 W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9T00:00:00" table:style-name="ce2">
            <text:p>1/2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rnardo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6x10^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49387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196" table:style-name="ce1">
            <text:p>68196</text:p>
          </table:table-cell>
          <table:table-cell office:value-type="float" office:value="67.400000000000006" table:style-name="ce1">
            <text:p>67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. Prien, N. Morales, A. Cohen, and R. Avetisyan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74363 N</text:p>
          </table:table-cell>
          <table:table-cell office:value-type="string" table:style-name="ce1">
            <text:p>118.4438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4-22T00:00:00" table:style-name="ce2">
            <text:p>4/22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ethlehem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50015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2250" table:style-name="ce1">
            <text:p>52250</text:p>
          </table:table-cell>
          <table:table-cell office:value-type="float" office:value="63.2" table:style-name="ce1">
            <text:p>63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V. Kelchner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26025 N</text:p>
          </table:table-cell>
          <table:table-cell office:value-type="string" table:style-name="ce1">
            <text:p>75.370545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3-12-11T00:00:00" table:style-name="ce2">
            <text:p>12/11/200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igMama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4592" table:style-name="ce1">
            <text:p>64592</text:p>
          </table:table-cell>
          <table:table-cell office:value-type="float" office:value="59.7" table:style-name="ce1">
            <text:p>59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t. Andrew's Episcopal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ana Figel</text:p>
          </table:table-cell>
          <table:table-cell office:value-type="string" table:style-name="ce1">
            <text:p>Washington, DC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tball</text:p>
          </table:table-cell>
          <table:table-cell office:value-type="date" office:date-value="2013-10-15T00:00:00" table:style-name="ce2">
            <text:p>10/1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igNuz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41259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8984" table:style-name="ce1">
            <text:p>48984</text:p>
          </table:table-cell>
          <table:table-cell office:value-type="float" office:value="66.7" table:style-name="ce1">
            <text:p>66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TGCCCCCCCG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Zethembiso Ngcobo</text:p>
          </table:table-cell>
          <table:table-cell office:value-type="string" table:style-name="ce1">
            <text:p>Durban, Umlazi<text:s/>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BigNaz</text:p>
          </table:table-cell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illKnuckle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821" table:style-name="ce1">
            <text:p>51821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Kalb High School</text:p>
          </table:table-cell>
          <table:table-cell office:value-type="string" table:style-name="ce1">
            <text:p>Phage Hunters Integrating Research and Education</text:p>
          </table:table-cell>
          <table:table-cell table:style-name="ce1"/>
          <table:table-cell office:value-type="string" table:style-name="ce1">
            <text:p>DeKalb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ipolar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8985" table:style-name="ce1">
            <text:p>58985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Idah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nica Mulder and Shandee Tachick</text:p>
          </table:table-cell>
          <table:table-cell office:value-type="string" table:style-name="ce1">
            <text:p>Caldwell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nited States<text:s/></text:p>
          </table:table-cell>
          <table:table-cell office:value-type="string" table:style-name="ce1">
            <text:p>43.655 N</text:p>
          </table:table-cell>
          <table:table-cell office:value-type="string" table:style-name="ce1">
            <text:p>116.67638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04T00:00:00" table:style-name="ce2">
            <text:p>2/4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lackStallio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714" table:style-name="ce1">
            <text:p>6871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yan Malencia</text:p>
          </table:table-cell>
          <table:table-cell office:value-type="string" table:style-name="ce1">
            <text:p>Venet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283222 N</text:p>
          </table:table-cell>
          <table:table-cell office:value-type="string" table:style-name="ce1">
            <text:p>80.0554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0-15T00:00:00" table:style-name="ce2">
            <text:p>10/1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lue7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288" table:style-name="ce1">
            <text:p>52288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GGTCGGTAA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ivya Tumuluru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0-11-12T00:00:00" table:style-name="ce2">
            <text:p>11/12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ob3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500000000" table:style-name="ce3">
            <text:p>6.5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233" table:style-name="ce1">
            <text:p>52233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. Jason Huang and Tiffany Lin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35353 N</text:p>
          </table:table-cell>
          <table:table-cell office:value-type="string" table:style-name="ce1">
            <text:p>90.289728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31T00:00:00" table:style-name="ce2">
            <text:p>5/3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obi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6000000" table:style-name="ce3">
            <text:p>1.06E+0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11487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179" table:style-name="ce1">
            <text:p>59179</text:p>
          </table:table-cell>
          <table:table-cell office:value-type="float" office:value="61.7" table:style-name="ce1">
            <text:p>61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TGGCAT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garet Korty and Stephanie Maas</text:p>
          </table:table-cell>
          <table:table-cell office:value-type="string" table:style-name="ce1">
            <text:p>North Liberty<text:s/>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512536 N</text:p>
          </table:table-cell>
          <table:table-cell office:value-type="string" table:style-name="ce1">
            <text:p>86.460357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3T00:00:00" table:style-name="ce2">
            <text:p>2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ongo</text:p>
          </table:table-cell>
          <table:table-cell office:value-type="string" table:style-name="ce1">
            <text:p>M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62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0228" table:style-name="ce1">
            <text:p>80228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CCTCCTGCAA</text:p>
          </table:table-cell>
          <table:table-cell office:value-type="float" office:value="132" table:style-name="ce1">
            <text:p>13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n Yuan and James Wherley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4208 N</text:p>
          </table:table-cell>
          <table:table-cell office:value-type="string" table:style-name="ce1">
            <text:p>90.31492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23T00:00:00" table:style-name="ce2">
            <text:p>5/2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oomer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1659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037" table:style-name="ce1">
            <text:p>58037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anisha Patel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1T00:00:00" table:style-name="ce2">
            <text:p>6/11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PBiebs31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5705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171" table:style-name="ce1">
            <text:p>53171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eiah Patterson</text:p>
          </table:table-cell>
          <table:table-cell office:value-type="string" table:style-name="ce1">
            <text:p>Swedesboro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688386 N</text:p>
          </table:table-cell>
          <table:table-cell office:value-type="string" table:style-name="ce1">
            <text:p>75.319294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02T00:00:00" table:style-name="ce2">
            <text:p>2/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Ps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56887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im Sampson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3-13T00:00:00" table:style-name="ce2">
            <text:p>3/13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Quat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893" table:style-name="ce1">
            <text:p>41893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illary Sigale and Sarah Jacobs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638 N</text:p>
          </table:table-cell>
          <table:table-cell office:value-type="string" table:style-name="ce1">
            <text:p>90.31138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1-18T00:00:00" table:style-name="ce2">
            <text:p>1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eeniome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0681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4434" table:style-name="ce1">
            <text:p>154434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NY, Queen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breen Afzal</text:p>
          </table:table-cell>
          <table:table-cell office:value-type="string" table:style-name="ce1">
            <text:p>Jericho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779001 N</text:p>
          </table:table-cell>
          <table:table-cell office:value-type="string" table:style-name="ce1">
            <text:p>73.5329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9T00:00:00" table:style-name="ce2">
            <text:p>1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eezona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9125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652" table:style-name="ce1">
            <text:p>76652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float" office:value="132" table:style-name="ce1">
            <text:p>13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cknell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eeze Victor</text:p>
          </table:table-cell>
          <table:table-cell office:value-type="string" table:style-name="ce1">
            <text:p>Brock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063572 N</text:p>
          </table:table-cell>
          <table:table-cell office:value-type="string" table:style-name="ce1">
            <text:p>71.02292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31T00:00:00" table:style-name="ce2">
            <text:p>1/3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ocaly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4751" table:style-name="ce1">
            <text:p>54751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ntclair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hn Starner and Justin Yen</text:p>
          </table:table-cell>
          <table:table-cell office:value-type="string" table:style-name="ce1">
            <text:p>Montclair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0.865264 N</text:p>
          </table:table-cell>
          <table:table-cell office:value-type="string" table:style-name="ce1">
            <text:p>74.195513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28T00:00:00" table:style-name="ce2">
            <text:p>1/28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oseidon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600000000" table:style-name="ce3">
            <text:p>5.86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4" table:style-name="ce1">
            <text:p>51374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William Strober and Satchel Siegel</text:p>
          </table:table-cell>
          <table:table-cell office:value-type="string" table:style-name="ce1">
            <text:p>Clayt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3055 N</text:p>
          </table:table-cell>
          <table:table-cell office:value-type="string" table:style-name="ce1">
            <text:p>90.30194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5T00:00:00" table:style-name="ce2">
            <text:p>6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owncna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30x10^-7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1214" table:style-name="ce1">
            <text:p>71214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rehous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erald Brown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2-16T00:00:00" table:style-name="ce2">
            <text:p>12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uceB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therine Halpern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table:style-name="ce1"/>
          <table:table-cell office:value-type="string" table:style-name="ce1">
            <text:p>37.546389 N</text:p>
          </table:table-cell>
          <table:table-cell office:value-type="string" table:style-name="ce1">
            <text:p>77.45472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uin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5000000000" table:style-name="ce3">
            <text:p>1.35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5620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4210" table:style-name="ce1">
            <text:p>74210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eldman LT, McCracken J, Ku J, Ji S, et al.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 N</text:p>
          </table:table-cell>
          <table:table-cell office:value-type="string" table:style-name="ce1">
            <text:p>118.0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13T00:00:00" table:style-name="ce2">
            <text:p>5/13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uiser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4" table:style-name="ce1">
            <text:p>51374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-Ellen El Khoury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20269 N</text:p>
          </table:table-cell>
          <table:table-cell office:value-type="string" table:style-name="ce1">
            <text:p>72.63676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7T00:00:00" table:style-name="ce2">
            <text:p>6/2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ujita</text:p>
          </table:table-cell>
          <table:table-cell office:value-type="string" table:style-name="ce1">
            <text:p>I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6865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7057" table:style-name="ce1">
            <text:p>47057</text:p>
          </table:table-cell>
          <table:table-cell office:value-type="float" office:value="66.8" table:style-name="ce1">
            <text:p>66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ACCCCTCA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. Germane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859494 N</text:p>
          </table:table-cell>
          <table:table-cell office:value-type="string" table:style-name="ce1">
            <text:p>77.2332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8-27T00:00:00" table:style-name="ce2">
            <text:p>8/27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run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003" table:style-name="ce1">
            <text:p>53003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pper Saint Clair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eter Fraven</text:p>
          </table:table-cell>
          <table:table-cell office:value-type="string" table:style-name="ce1">
            <text:p>Upper St. Clai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3-23T00:00:00" table:style-name="ce2">
            <text:p>3/2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bbles123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647" table:style-name="ce1">
            <text:p>57647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Torres and Paul Merlau<text:s/></text:p>
          </table:table-cell>
          <table:table-cell office:value-type="string" table:style-name="ce1">
            <text:p>Grand Prairie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32.588889 N</text:p>
          </table:table-cell>
          <table:table-cell office:value-type="string" table:style-name="ce1">
            <text:p>97.0419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9T00:00:00" table:style-name="ce2">
            <text:p>12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bbleTroubl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97" table:style-name="ce1">
            <text:p>51397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ia Alvisi, Ria Deshpande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Ria</text:p>
          </table:table-cell>
          <table:table-cell office:value-type="date" office:date-value="2013-04-01T00:00:00" table:style-name="ce2">
            <text:p>4/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gsy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937" table:style-name="ce1">
            <text:p>49937</text:p>
          </table:table-cell>
          <table:table-cell office:value-type="float" office:value="63.2" table:style-name="ce1">
            <text:p>63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hadron Stat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is Hoagland</text:p>
          </table:table-cell>
          <table:table-cell office:value-type="string" table:style-name="ce1">
            <text:p>Ashbur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39.071353 N</text:p>
          </table:table-cell>
          <table:table-cell office:value-type="string" table:style-name="ce1">
            <text:p>77.46294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14T00:00:00" table:style-name="ce2">
            <text:p>2/1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nnies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8822" table:style-name="ce1">
            <text:p>48822</text:p>
          </table:table-cell>
          <table:table-cell office:value-type="float" office:value="67.099999999999994" table:style-name="ce1">
            <text:p>67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TGCCG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his Bartlett</text:p>
          </table:table-cell>
          <table:table-cell office:value-type="string" table:style-name="ce1">
            <text:p>Lawrenc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25 N</text:p>
          </table:table-cell>
          <table:table-cell office:value-type="string" table:style-name="ce1">
            <text:p>83.94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2-21T00:00:00" table:style-name="ce2">
            <text:p>2/21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tters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57678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1491" table:style-name="ce1">
            <text:p>41491</text:p>
          </table:table-cell>
          <table:table-cell office:value-type="float" office:value="65.8" table:style-name="ce1">
            <text:p>65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CCGCCGCCCTCG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ena Ma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6067 N</text:p>
          </table:table-cell>
          <table:table-cell office:value-type="string" table:style-name="ce1">
            <text:p>75.04660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9T00:00:00" table:style-name="ce2">
            <text:p>2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tterscotch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6866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562" table:style-name="ce1">
            <text:p>64562</text:p>
          </table:table-cell>
          <table:table-cell office:value-type="float" office:value="59.7" table:style-name="ce1">
            <text:p>59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N. Hoyte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8-27T00:00:00" table:style-name="ce2">
            <text:p>8/27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uzzLyseyear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419" table:style-name="ce1">
            <text:p>59419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Ohio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tthew Walton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07T00:00:00" table:style-name="ce2">
            <text:p>2/7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xb1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F27169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550" table:style-name="ce1">
            <text:p>50550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bert Einstein College of Medici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r. Bill Jacobs</text:p>
          </table:table-cell>
          <table:table-cell office:value-type="string" table:style-name="ce1">
            <text:p>Bronx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84 N</text:p>
          </table:table-cell>
          <table:table-cell office:value-type="string" table:style-name="ce1">
            <text:p>73.78 W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0-05-24T00:00:00" table:style-name="ce2">
            <text:p>5/24/200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xz1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6102" table:style-name="ce1">
            <text:p>156102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bert Einstein College of Medici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r. Bill Jacobs</text:p>
          </table:table-cell>
          <table:table-cell office:value-type="string" table:style-name="ce1">
            <text:p>Bronx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84 N</text:p>
          </table:table-cell>
          <table:table-cell office:value-type="string" table:style-name="ce1">
            <text:p>73.87 W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xz2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913" table:style-name="ce1">
            <text:p>50913</text:p>
          </table:table-cell>
          <table:table-cell office:value-type="float" office:value="64.2" table:style-name="ce1">
            <text:p>64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bert Einstein College of Medici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r. Bill Jacobs</text:p>
          </table:table-cell>
          <table:table-cell office:value-type="string" table:style-name="ce1">
            <text:p>Bronx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84 N</text:p>
          </table:table-cell>
          <table:table-cell office:value-type="string" table:style-name="ce1">
            <text:p>73.87 W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brinian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6669" table:style-name="ce1">
            <text:p>56669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brini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ther Cabrini High School Students<text:s/></text:p>
          </table:table-cell>
          <table:table-cell office:value-type="string" table:style-name="ce1">
            <text:p>Manhattan, New York City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3T00:00:00" table:style-name="ce2">
            <text:p>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ctus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5200000000" table:style-name="ce3">
            <text:p>5.52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603" table:style-name="ce1">
            <text:p>75603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rehous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len Smith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3T00:00:00" table:style-name="ce2">
            <text:p>2/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elakin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4" table:style-name="ce1">
            <text:p>51374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St. Scholastic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andra Akins, Jacqueline Caelwarts</text:p>
          </table:table-cell>
          <table:table-cell office:value-type="string" table:style-name="ce1">
            <text:p>Duluth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6.815 N</text:p>
          </table:table-cell>
          <table:table-cell office:value-type="string" table:style-name="ce1">
            <text:p>92.10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1-13T00:00:00" table:style-name="ce2">
            <text:p>1/13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li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2647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5372" table:style-name="ce1">
            <text:p>155372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. Pajcini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355149 N</text:p>
          </table:table-cell>
          <table:table-cell office:value-type="string" table:style-name="ce1">
            <text:p>121.954765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6T00:00:00" table:style-name="ce2">
            <text:p>6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mperdownii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131" table:style-name="ce1">
            <text:p>51131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na Wren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4-01T00:00:00" table:style-name="ce2">
            <text:p>4/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ptainTrip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328" table:style-name="ce1">
            <text:p>57328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acksonville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mily Powell</text:p>
          </table:table-cell>
          <table:table-cell office:value-type="string" table:style-name="ce1">
            <text:p>Woodville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573975 N</text:p>
          </table:table-cell>
          <table:table-cell office:value-type="string" table:style-name="ce1">
            <text:p>86.22117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0T00:00:00" table:style-name="ce2">
            <text:p>1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rcharodon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3680" table:style-name="ce1">
            <text:p>43680</text:p>
          </table:table-cell>
          <table:table-cell office:value-type="float" office:value="66.2" table:style-name="ce1">
            <text:p>66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CCGCCGCAATG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acksonville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rew Brannan, Nakia Lewis, Amanda Pitts</text:p>
          </table:table-cell>
          <table:table-cell office:value-type="string" table:style-name="ce1">
            <text:p>Jacksonville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85425 N</text:p>
          </table:table-cell>
          <table:table-cell office:value-type="string" table:style-name="ce1">
            <text:p>85.6755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28T00:00:00" table:style-name="ce2">
            <text:p>1/28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talina</text:p>
          </table:table-cell>
          <table:table-cell office:value-type="string" table:style-name="ce1">
            <text:p>A9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411" table:style-name="ce1">
            <text:p>53411</text:p>
          </table:table-cell>
          <table:table-cell office:value-type="float" office:value="62.6" table:style-name="ce1">
            <text:p>62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Idalid C. Cotto</text:p>
          </table:table-cell>
          <table:table-cell office:value-type="string" table:style-name="ce1">
            <text:p>Humacao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18.155256 N</text:p>
          </table:table-cell>
          <table:table-cell office:value-type="string" table:style-name="ce1">
            <text:p>65.81795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3-08T00:00:00" table:style-name="ce2">
            <text:p>3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tdawg</text:p>
          </table:table-cell>
          <table:table-cell office:value-type="string" table:style-name="ce1">
            <text:p>O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00000000000" table:style-name="ce3">
            <text:p>2.0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1700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2108" table:style-name="ce1">
            <text:p>72108</text:p>
          </table:table-cell>
          <table:table-cell office:value-type="float" office:value="65.400000000000006" table:style-name="ce1">
            <text:p>65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TGT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brini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Carzo</text:p>
          </table:table-cell>
          <table:table-cell office:value-type="string" table:style-name="ce1">
            <text:p>Radno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3-06T00:00:00" table:style-name="ce2">
            <text:p>3/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atera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5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3766" table:style-name="ce1">
            <text:p>153766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ndrew Hryckowia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erasum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.8 X 10 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636" table:style-name="ce1">
            <text:p>53636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thag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aura Krings and Jessica Kellerstrass</text:p>
          </table:table-cell>
          <table:table-cell office:value-type="string" table:style-name="ce1">
            <text:p>Kenosha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2.621111 N</text:p>
          </table:table-cell>
          <table:table-cell office:value-type="string" table:style-name="ce1">
            <text:p>87.820556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23T00:00:00" table:style-name="ce2">
            <text:p>1/2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adwick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40000000" table:style-name="ce3">
            <text:p>9.40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421" table:style-name="ce1">
            <text:p>49421</text:p>
          </table:table-cell>
          <table:table-cell office:value-type="float" office:value="59.8" table:style-name="ce1">
            <text:p>59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les Black, Felipe Giuste, E. Kahn, S. Kasera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207 N</text:p>
          </table:table-cell>
          <table:table-cell office:value-type="string" table:style-name="ce1">
            <text:p>90.315256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8T00:00:00" table:style-name="ce2">
            <text:p>1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ah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7469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450" table:style-name="ce1">
            <text:p>68450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ugh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. Bowman</text:p>
          </table:table-cell>
          <table:table-cell office:value-type="string" table:style-name="ce1">
            <text:p>Ruffs Dal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01967 N</text:p>
          </table:table-cell>
          <table:table-cell office:value-type="string" table:style-name="ce1">
            <text:p>79.686228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8-09-02T00:00:00" table:style-name="ce2">
            <text:p>9/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angeling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69 x 10^9 pfu/mL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991" table:style-name="ce1">
            <text:p>52991</text:p>
          </table:table-cell>
          <table:table-cell office:value-type="float" office:value="64.599999999999994" table:style-name="ce1">
            <text:p>64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elaney O'Malley</text:p>
          </table:table-cell>
          <table:table-cell office:value-type="string" table:style-name="ce1">
            <text:p>Pullman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6.73003 N</text:p>
          </table:table-cell>
          <table:table-cell office:value-type="string" table:style-name="ce1">
            <text:p>117.16543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18T00:00:00" table:style-name="ce2">
            <text:p>2/18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arlie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0000000000" table:style-name="ce3">
            <text:p>3.6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25607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3036" table:style-name="ce1">
            <text:p>43036</text:p>
          </table:table-cell>
          <table:table-cell office:value-type="float" office:value="66.3" table:style-name="ce1">
            <text:p>66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CCGCCGCAATGG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njeev Chalissery, Neil Mistry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544958 N</text:p>
          </table:table-cell>
          <table:table-cell office:value-type="string" table:style-name="ce1">
            <text:p>77.454041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2T00:00:00" table:style-name="ce2">
            <text:p>3/2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arlieB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886" table:style-name="ce1">
            <text:p>155886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igham Wright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46244 N</text:p>
          </table:table-cell>
          <table:table-cell office:value-type="string" table:style-name="ce1">
            <text:p>111.6496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4-12T00:00:00" table:style-name="ce2">
            <text:p>4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e12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2047" table:style-name="ce1">
            <text:p>52047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. Kumar</text:p>
          </table:table-cell>
          <table:table-cell office:value-type="string" table:style-name="ce1">
            <text:p>Chennai</text:p>
          </table:table-cell>
          <table:table-cell table:style-name="ce1"/>
          <table:table-cell office:value-type="string" table:style-name="ce1">
            <text:p>India</text:p>
          </table:table-cell>
          <table:table-cell office:value-type="string" table:style-name="ce1">
            <text:p>13.06075 N</text:p>
          </table:table-cell>
          <table:table-cell office:value-type="string" table:style-name="ce1">
            <text:p>80.24929 E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e8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9471" table:style-name="ce1">
            <text:p>59471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. Kumar</text:p>
          </table:table-cell>
          <table:table-cell office:value-type="string" table:style-name="ce1">
            <text:p>Chennai</text:p>
          </table:table-cell>
          <table:table-cell table:style-name="ce1"/>
          <table:table-cell office:value-type="string" table:style-name="ce1">
            <text:p>India</text:p>
          </table:table-cell>
          <table:table-cell office:value-type="string" table:style-name="ce1">
            <text:p>13.068108 N</text:p>
          </table:table-cell>
          <table:table-cell office:value-type="string" table:style-name="ce1">
            <text:p>80.279503 E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e9c</text:p>
          </table:table-cell>
          <table:table-cell office:value-type="string" table:style-name="ce1">
            <text:p>I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7050" table:style-name="ce1">
            <text:p>57050</text:p>
          </table:table-cell>
          <table:table-cell office:value-type="float" office:value="65.400000000000006" table:style-name="ce1">
            <text:p>65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. Kumar</text:p>
          </table:table-cell>
          <table:table-cell office:value-type="string" table:style-name="ce1">
            <text:p>Chennai</text:p>
          </table:table-cell>
          <table:table-cell table:style-name="ce1"/>
          <table:table-cell office:value-type="string" table:style-name="ce1">
            <text:p>India</text:p>
          </table:table-cell>
          <table:table-cell office:value-type="string" table:style-name="ce1">
            <text:p>13.072999 N</text:p>
          </table:table-cell>
          <table:table-cell office:value-type="string" table:style-name="ce1">
            <text:p>80.249827 E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e9d</text:p>
          </table:table-cell>
          <table:table-cell office:value-type="string" table:style-name="ce1">
            <text:p>F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6276" table:style-name="ce1">
            <text:p>56276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. Kumar</text:p>
          </table:table-cell>
          <table:table-cell office:value-type="string" table:style-name="ce1">
            <text:p>Chennai</text:p>
          </table:table-cell>
          <table:table-cell table:style-name="ce1"/>
          <table:table-cell office:value-type="string" table:style-name="ce1">
            <text:p>India</text:p>
          </table:table-cell>
          <table:table-cell office:value-type="string" table:style-name="ce1">
            <text:p>13.073124 N</text:p>
          </table:table-cell>
          <table:table-cell office:value-type="string" table:style-name="ce1">
            <text:p>80.249612 E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eetobro</text:p>
          </table:table-cell>
          <table:table-cell office:value-type="string" table:style-name="ce1">
            <text:p>K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253" table:style-name="ce1">
            <text:p>57253</text:p>
          </table:table-cell>
          <table:table-cell office:value-type="float" office:value="68" table:style-name="ce1">
            <text:p>6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CGGC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ampden-Sydne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rew Whitt</text:p>
          </table:table-cell>
          <table:table-cell office:value-type="string" table:style-name="ce1">
            <text:p>Hampden-Sydne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26181 N</text:p>
          </table:table-cell>
          <table:table-cell office:value-type="string" table:style-name="ce1">
            <text:p>78.48262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4-23T00:00:00" table:style-name="ce2">
            <text:p>4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errybomb426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456" table:style-name="ce1">
            <text:p>41456</text:p>
          </table:table-cell>
          <table:table-cell office:value-type="float" office:value="66.7" table:style-name="ce1">
            <text:p>66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Devine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1884 N</text:p>
          </table:table-cell>
          <table:table-cell office:value-type="string" table:style-name="ce1">
            <text:p>72.64247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10T00:00:00" table:style-name="ce2">
            <text:p>2/1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ipMunk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3000000" table:style-name="ce3">
            <text:p>8.30E+07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932" table:style-name="ce1">
            <text:p>53932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Honor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ael Botieri and Katrina Harris</text:p>
          </table:table-cell>
          <table:table-cell office:value-type="string" table:style-name="ce1">
            <text:p>Orono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897425 N</text:p>
          </table:table-cell>
          <table:table-cell office:value-type="string" table:style-name="ce1">
            <text:p>68.66812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30T00:00:00" table:style-name="ce2">
            <text:p>3/3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orkpop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40000000" table:style-name="ce3">
            <text:p>9.40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506" table:style-name="ce1">
            <text:p>68506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ina Chang, Jamal Gaddis, Lukas Rees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519 N</text:p>
          </table:table-cell>
          <table:table-cell office:value-type="string" table:style-name="ce1">
            <text:p>90.31233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9-20T00:00:00" table:style-name="ce2">
            <text:p>9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risnMich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9000000000" table:style-name="ce3">
            <text:p>2.9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428" table:style-name="ce1">
            <text:p>70428</text:p>
          </table:table-cell>
          <table:table-cell office:value-type="float" office:value="69.099999999999994" table:style-name="ce1">
            <text:p>69.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lver-Stockto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elle Hall</text:p>
          </table:table-cell>
          <table:table-cell office:value-type="string" table:style-name="ce1">
            <text:p>Cant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 07.017 N</text:p>
          </table:table-cell>
          <table:table-cell office:value-type="string" table:style-name="ce1">
            <text:p>91 31.044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risnMichelleious</text:p>
          </table:table-cell>
          <table:table-cell office:value-type="date" office:date-value="2010-08-05T00:00:00" table:style-name="ce2">
            <text:p>8/5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hunky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5x10^9 pfu/mL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249" table:style-name="ce1">
            <text:p>6824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anna El Khatib &amp; Brian Lott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jw1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5931" table:style-name="ce1">
            <text:p>75931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. Wadsworth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2" table:style-name="ce1">
            <text:p>200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larenza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2" table:style-name="ce1">
            <text:p>51372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Farzana Kibria<text:s/>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6-27T00:00:00" table:style-name="ce2">
            <text:p>6/2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loudWang3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033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873" table:style-name="ce1">
            <text:p>52873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pio E, Mehdi Z, Passmore K, Wang P</text:p>
          </table:table-cell>
          <table:table-cell office:value-type="string" table:style-name="ce1">
            <text:p>Westwood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42 N</text:p>
          </table:table-cell>
          <table:table-cell office:value-type="string" table:style-name="ce1">
            <text:p>118.263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13T00:00:00" table:style-name="ce2">
            <text:p>5/13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lbert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Q303259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7774" table:style-name="ce1">
            <text:p>6777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eg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cholas C. Lowery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60263 N</text:p>
          </table:table-cell>
          <table:table-cell office:value-type="string" table:style-name="ce1">
            <text:p>123.27432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llard</text:p>
          </table:table-cell>
          <table:table-cell office:value-type="string" table:style-name="ce1">
            <text:p>K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6000000" table:style-name="ce3">
            <text:p>1.46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1395" table:style-name="ce1">
            <text:p>61395</text:p>
          </table:table-cell>
          <table:table-cell office:value-type="float" office:value="65.599999999999994" table:style-name="ce1">
            <text:p>65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AG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smine Jones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754444 N</text:p>
          </table:table-cell>
          <table:table-cell office:value-type="string" table:style-name="ce1">
            <text:p>90.28861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08T00:00:00" table:style-name="ce2">
            <text:p>10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mpostia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9129" table:style-name="ce1">
            <text:p>69129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die DeVries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780614 N</text:p>
          </table:table-cell>
          <table:table-cell office:value-type="string" table:style-name="ce1">
            <text:p>86.10997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7T00:00:00" table:style-name="ce2">
            <text:p>4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nceptII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200000000" table:style-name="ce3">
            <text:p>2.2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287" table:style-name="ce1">
            <text:p>53287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insley Timmel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1209142 N</text:p>
          </table:table-cell>
          <table:table-cell office:value-type="string" table:style-name="ce1">
            <text:p>75.4556652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07T00:00:00" table:style-name="ce2">
            <text:p>3/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nspiracy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03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755" table:style-name="ce1">
            <text:p>50755</text:p>
          </table:table-cell>
          <table:table-cell office:value-type="float" office:value="60.6" table:style-name="ce1">
            <text:p>60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. Beier, K. Lobeto, V. Tan, C. Nguyen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 N</text:p>
          </table:table-cell>
          <table:table-cell office:value-type="string" table:style-name="ce1">
            <text:p>118.0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8-02T00:00:00" table:style-name="ce2">
            <text:p>8/2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ntagion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10000000000" table:style-name="ce3">
            <text:p>2.11E+1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2473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4533" table:style-name="ce1">
            <text:p>74533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yola Marymoun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aola Lockwood</text:p>
          </table:table-cell>
          <table:table-cell office:value-type="string" table:style-name="ce1">
            <text:p>Westchester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969875 N</text:p>
          </table:table-cell>
          <table:table-cell office:value-type="string" table:style-name="ce1">
            <text:p>118.42001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2T00:00:00" table:style-name="ce2">
            <text:p>1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oper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0654" table:style-name="ce1">
            <text:p>70654</text:p>
          </table:table-cell>
          <table:table-cell office:value-type="float" office:value="69.099999999999994" table:style-name="ce1">
            <text:p>69.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. Brucker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rndog</text:p>
          </table:table-cell>
          <table:table-cell office:value-type="string" table:style-name="ce1">
            <text:p>O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9777" table:style-name="ce1">
            <text:p>69777</text:p>
          </table:table-cell>
          <table:table-cell office:value-type="float" office:value="65.400000000000006" table:style-name="ce1">
            <text:p>65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TCT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. Brucker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rvo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9*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325" table:style-name="ce1">
            <text:p>53325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muel Chandler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38.6475 N</text:p>
          </table:table-cell>
          <table:table-cell office:value-type="string" table:style-name="ce1">
            <text:p>90.30333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5T00:00:00" table:style-name="ce2">
            <text:p>6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ourthouse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10569" table:style-name="ce1">
            <text:p>110569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diana University Southeast<text:s/>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amela Connerly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4-01T00:00:00" table:style-name="ce2">
            <text:p>4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REW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7000000000" table:style-name="ce3">
            <text:p>1.7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707" table:style-name="ce1">
            <text:p>59707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orwin Rhyan and Emilie Weisser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36111 N</text:p>
          </table:table-cell>
          <table:table-cell office:value-type="string" table:style-name="ce1">
            <text:p>90.32075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2T00:00:00" table:style-name="ce2">
            <text:p>3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rimD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000000000" table:style-name="ce3">
            <text:p>9.0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HM15276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9798" table:style-name="ce1">
            <text:p>59798</text:p>
          </table:table-cell>
          <table:table-cell office:value-type="float" office:value="66.900000000000006" table:style-name="ce1">
            <text:p>66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ilary Whelan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70717 N</text:p>
          </table:table-cell>
          <table:table-cell office:value-type="string" table:style-name="ce1">
            <text:p>76.7146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0-04-27T00:00:00" table:style-name="ce2">
            <text:p>4/27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rossroads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3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129" table:style-name="ce1">
            <text:p>76129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float" office:value="133" table:style-name="ce1">
            <text:p>13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Wayne Sera</text:p>
          </table:table-cell>
          <table:table-cell office:value-type="string" table:style-name="ce1">
            <text:p>North Huntingdo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26475 N</text:p>
          </table:table-cell>
          <table:table-cell office:value-type="string" table:style-name="ce1">
            <text:p>79.67785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rossroads2K</text:p>
          </table:table-cell>
          <table:table-cell office:value-type="date" office:date-value="2012-06-25T00:00:00" table:style-name="ce2">
            <text:p>6/25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rownjwl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521" table:style-name="ce1">
            <text:p>6852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ebecca Li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35188 N</text:p>
          </table:table-cell>
          <table:table-cell office:value-type="string" table:style-name="ce1">
            <text:p>79.91727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8T00:00:00" table:style-name="ce2">
            <text:p>2/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uco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000000000" table:style-name="ce3">
            <text:p>8.0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40845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965" table:style-name="ce1">
            <text:p>50965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Valerie M. Nazario-Acevedo</text:p>
          </table:table-cell>
          <table:table-cell office:value-type="string" table:style-name="ce1">
            <text:p>Gurabo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18.247547 N</text:p>
          </table:table-cell>
          <table:table-cell office:value-type="string" table:style-name="ce1">
            <text:p>65.97206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1T00:00:00" table:style-name="ce2">
            <text:p>3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zyszczon1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075" table:style-name="ce1">
            <text:p>75075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milia Czyszczon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797861 N</text:p>
          </table:table-cell>
          <table:table-cell office:value-type="string" table:style-name="ce1">
            <text:p>86.547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29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F02221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9136" table:style-name="ce1">
            <text:p>49136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. Froman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73137 N</text:p>
          </table:table-cell>
          <table:table-cell office:value-type="string" table:style-name="ce1">
            <text:p>118.442402 W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1997-09-02T00:00:00" table:style-name="ce2">
            <text:p>9/2/1997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enery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1700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043" table:style-name="ce1">
            <text:p>58043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gan Schlegelmilch</text:p>
          </table:table-cell>
          <table:table-cell office:value-type="string" table:style-name="ce1">
            <text:p>Oakland in 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text:s/></text:p>
          </table:table-cell>
          <table:table-cell office:value-type="float" office:value="40.445115999999999" table:style-name="ce1">
            <text:p>40.445116</text:p>
          </table:table-cell>
          <table:table-cell office:value-type="float" office:value="-79.956441999999996" table:style-name="ce1">
            <text:p>-79.956442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3-02T00:00:00" table:style-name="ce2">
            <text:p>3/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ffy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4000000000" table:style-name="ce3">
            <text:p>3.04E+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92" table:style-name="ce1">
            <text:p>6849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urabhi Kasera and Ethan Kah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277 N</text:p>
          </table:table-cell>
          <table:table-cell office:value-type="string" table:style-name="ce1">
            <text:p>90.301722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3-12T00:00:00" table:style-name="ce2">
            <text:p>3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Hudson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41" table:style-name="ce1">
            <text:p>50841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hristine Kline and Sarah Mam</text:p>
          </table:table-cell>
          <table:table-cell office:value-type="string" table:style-name="ce1">
            <text:p>Nya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088552 N</text:p>
          </table:table-cell>
          <table:table-cell office:value-type="string" table:style-name="ce1">
            <text:p>73.915076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heHudson</text:p>
          </table:table-cell>
          <table:table-cell office:value-type="date" office:date-value="2013-12-20T00:00:00" table:style-name="ce2">
            <text:p>12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isy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245" table:style-name="ce1">
            <text:p>68245</text:p>
          </table:table-cell>
          <table:table-cell office:value-type="float" office:value="67.599999999999994" table:style-name="ce1">
            <text:p>67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ena Lupey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9940 N</text:p>
          </table:table-cell>
          <table:table-cell office:value-type="string" table:style-name="ce1">
            <text:p>75.238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mien</text:p>
          </table:table-cell>
          <table:table-cell office:value-type="string" table:style-name="ce1">
            <text:p>H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386" table:style-name="ce1">
            <text:p>68386</text:p>
          </table:table-cell>
          <table:table-cell office:value-type="float" office:value="57.6" table:style-name="ce1">
            <text:p>57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ancy Adkins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2 N</text:p>
          </table:table-cell>
          <table:table-cell office:value-type="string" table:style-name="ce1">
            <text:p>79.958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ndelion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D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41258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7568" table:style-name="ce1">
            <text:p>157568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harissa Naidoo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office:value-type="string" table:style-name="ce1">
            <text:p>29.55 S</text:p>
          </table:table-cell>
          <table:table-cell office:value-type="string" table:style-name="ce1">
            <text:p>31.19 E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5T00:00:00" table:style-name="ce2">
            <text:p>2/25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nt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652" table:style-name="ce1">
            <text:p>59652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ow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ander Hadik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1665 N</text:p>
          </table:table-cell>
          <table:table-cell office:value-type="string" table:style-name="ce1">
            <text:p>71.3901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9T00:00:00" table:style-name="ce2">
            <text:p>2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aVinci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547" table:style-name="ce1">
            <text:p>51547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auren Schmidt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3892 N</text:p>
          </table:table-cell>
          <table:table-cell office:value-type="string" table:style-name="ce1">
            <text:p>79.9498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D5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4425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621" table:style-name="ce1">
            <text:p>51621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. Sankeranaroyen</text:p>
          </table:table-cell>
          <table:table-cell office:value-type="string" table:style-name="ce1">
            <text:p>Upper St. Clai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11-29T00:00:00" table:style-name="ce2">
            <text:p>11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eadP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6461" table:style-name="ce1">
            <text:p>56461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menawon Ogiefo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39921 N</text:p>
          </table:table-cell>
          <table:table-cell office:value-type="string" table:style-name="ce1">
            <text:p>79.95298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04T00:00:00" table:style-name="ce2">
            <text:p>3/4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elilah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3.1*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127" table:style-name="ce1">
            <text:p>155127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thryn Anderso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8.645556 N</text:p>
          </table:table-cell>
          <table:table-cell office:value-type="string" table:style-name="ce1">
            <text:p>90.3044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7-03T00:00:00" table:style-name="ce2">
            <text:p>7/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hanush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73" table:style-name="ce1">
            <text:p>51373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Alabama at Birmingham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rsh Shah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6T00:00:00" table:style-name="ce2">
            <text:p>1/2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irtMcgirt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4396" table:style-name="ce1">
            <text:p>54396</text:p>
          </table:table-cell>
          <table:table-cell office:value-type="float" office:value="61.1" table:style-name="ce1">
            <text:p>61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Charleston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hn Brooker</text:p>
          </table:table-cell>
          <table:table-cell office:value-type="string" table:style-name="ce1">
            <text:p>Charleston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782927 N</text:p>
          </table:table-cell>
          <table:table-cell office:value-type="string" table:style-name="ce1">
            <text:p>79.94538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31T00:00:00" table:style-name="ce2">
            <text:p>1/3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Lan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899" table:style-name="ce1">
            <text:p>58899</text:p>
          </table:table-cell>
          <table:table-cell office:value-type="float" office:value="61.9" table:style-name="ce1">
            <text:p>61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ena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egan Lane</text:p>
          </table:table-cell>
          <table:table-cell office:value-type="string" table:style-name="ce1">
            <text:p>Helena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6-17T00:00:00" table:style-name="ce2">
            <text:p>6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onovan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E11 pfu/m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84147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7162" table:style-name="ce1">
            <text:p>47162</text:p>
          </table:table-cell>
          <table:table-cell office:value-type="float" office:value="67.2" table:style-name="ce1">
            <text:p>67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TGCCC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hantelle Willette and Seth Stevens</text:p>
          </table:table-cell>
          <table:table-cell office:value-type="string" table:style-name="ce1">
            <text:p>Mineral Wells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2.75915 N</text:p>
          </table:table-cell>
          <table:table-cell office:value-type="string" table:style-name="ce1">
            <text:p>98.06947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0T00:00:00" table:style-name="ce2">
            <text:p>1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onSancho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3 x 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015" table:style-name="ce1">
            <text:p>68015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ander J David Hallwachs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8.644038 N</text:p>
          </table:table-cell>
          <table:table-cell office:value-type="string" table:style-name="ce1">
            <text:p>90.31412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23T00:00:00" table:style-name="ce2">
            <text:p>5/2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oom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800000000" table:style-name="ce3">
            <text:p>1.8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15308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421" table:style-name="ce1">
            <text:p>51421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harese Jefferson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68384 N</text:p>
          </table:table-cell>
          <table:table-cell office:value-type="string" table:style-name="ce1">
            <text:p>76.72371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6-17T00:00:00" table:style-name="ce2">
            <text:p>6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ori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8x10^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4613" table:style-name="ce1">
            <text:p>64613</text:p>
          </table:table-cell>
          <table:table-cell office:value-type="float" office:value="66" table:style-name="ce1">
            <text:p>6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rica Shepard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1383 N</text:p>
          </table:table-cell>
          <table:table-cell office:value-type="string" table:style-name="ce1">
            <text:p>122.060867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11T00:00:00" table:style-name="ce2">
            <text:p>1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oroth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<text:s/>JX41162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866" table:style-name="ce1">
            <text:p>58866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aylor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ia Halder</text:p>
          </table:table-cell>
          <table:table-cell office:value-type="string" table:style-name="ce1">
            <text:p>Leawood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8T00:00:00" table:style-name="ce2">
            <text:p>1/2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otProduct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85912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5363" table:style-name="ce1">
            <text:p>55363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ryus Planutis/Mahathee Chetapalli</text:p>
          </table:table-cell>
          <table:table-cell office:value-type="string" table:style-name="ce1">
            <text:p>Irvine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64035 N</text:p>
          </table:table-cell>
          <table:table-cell office:value-type="string" table:style-name="ce1">
            <text:p>117.8321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rago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54251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4411" table:style-name="ce1">
            <text:p>54411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TGGCAT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mes Madis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athaniel Tate Burkholder</text:p>
          </table:table-cell>
          <table:table-cell office:value-type="string" table:style-name="ce1">
            <text:p>Harrison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434095 N</text:p>
          </table:table-cell>
          <table:table-cell office:value-type="string" table:style-name="ce1">
            <text:p>78.86370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27T00:00:00" table:style-name="ce2">
            <text:p>1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razdys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6281" table:style-name="ce1">
            <text:p>156281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Maryland, Baltimore Coun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lizabeth Kudirka</text:p>
          </table:table-cell>
          <table:table-cell office:value-type="string" table:style-name="ce1">
            <text:p>Ellicott City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2861 N</text:p>
          </table:table-cell>
          <table:table-cell office:value-type="string" table:style-name="ce1">
            <text:p>76.852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rDre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7367" table:style-name="ce1">
            <text:p>7736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rk Communit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Emma Fisher</text:p>
          </table:table-cell>
          <table:table-cell office:value-type="string" table:style-name="ce1">
            <text:p>Elmhurst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79856 N</text:p>
          </table:table-cell>
          <table:table-cell office:value-type="string" table:style-name="ce1">
            <text:p>87.92541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07T00:00:00" table:style-name="ce2">
            <text:p>5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reamboat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6081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083" table:style-name="ce1">
            <text:p>51083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tephanie Mack</text:p>
          </table:table-cell>
          <table:table-cell office:value-type="string" table:style-name="ce1">
            <text:p>Flemington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562222 N</text:p>
          </table:table-cell>
          <table:table-cell office:value-type="string" table:style-name="ce1">
            <text:p>74.876666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8T00:00:00" table:style-name="ce2">
            <text:p>2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S6A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0588" table:style-name="ce1">
            <text:p>60588</text:p>
          </table:table-cell>
          <table:table-cell office:value-type="float" office:value="68.400000000000006" table:style-name="ce1">
            <text:p>68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GAGGCCGACAT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W. B. Redmond</text:p>
          </table:table-cell>
          <table:table-cell table:number-columns-repeated="5" table:style-name="ce1"/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0-09-24T00:00:00" table:style-name="ce2">
            <text:p>9/24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TDevon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6754" table:style-name="ce1">
            <text:p>156754</text:p>
          </table:table-cell>
          <table:table-cell office:value-type="float" office:value="64.599999999999994" table:style-name="ce1">
            <text:p>64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vid Temme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969769 N</text:p>
          </table:table-cell>
          <table:table-cell office:value-type="string" table:style-name="ce1">
            <text:p>75.19375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5T00:00:00" table:style-name="ce2">
            <text:p>1/1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uke13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11970" table:style-name="ce1">
            <text:p>111970</text:p>
          </table:table-cell>
          <table:table-cell office:value-type="float" office:value="60.7" table:style-name="ce1">
            <text:p>60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ork Communit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lex Waldherr</text:p>
          </table:table-cell>
          <table:table-cell office:value-type="string" table:style-name="ce1">
            <text:p>Elmhurst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66669 N</text:p>
          </table:table-cell>
          <table:table-cell office:value-type="string" table:style-name="ce1">
            <text:p>87.95138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07T00:00:00" table:style-name="ce2">
            <text:p>5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umbo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9125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736" table:style-name="ce1">
            <text:p>75736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Maine, Fort Kent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niel Peace, Joshua Whalen, Cody Tracy</text:p>
          </table:table-cell>
          <table:table-cell office:value-type="string" table:style-name="ce1">
            <text:p>Fort Kent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254722 N</text:p>
          </table:table-cell>
          <table:table-cell office:value-type="string" table:style-name="ce1">
            <text:p>68.58697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5T00:00:00" table:style-name="ce2">
            <text:p>1/25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usk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339" table:style-name="ce1">
            <text:p>75339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bbey Perl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5578 N</text:p>
          </table:table-cell>
          <table:table-cell office:value-type="string" table:style-name="ce1">
            <text:p>74.875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8T00:00:00" table:style-name="ce2">
            <text:p>2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O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815" table:style-name="ce1">
            <text:p>69815</text:p>
          </table:table-cell>
          <table:table-cell office:value-type="float" office:value="65.400000000000006" table:style-name="ce1">
            <text:p>65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TGT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anisha Munsamy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6-29T00:00:00" table:style-name="ce2">
            <text:p>6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ynamix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628" table:style-name="ce1">
            <text:p>5062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eborah Kim and Donyelle Harrigan</text:p>
          </table:table-cell>
          <table:table-cell office:value-type="string" table:style-name="ce1">
            <text:p>College Point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783215 N</text:p>
          </table:table-cell>
          <table:table-cell office:value-type="string" table:style-name="ce1">
            <text:p>73.833028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20T00:00:00" table:style-name="ce2">
            <text:p>12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agl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HM152766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436" table:style-name="ce1">
            <text:p>51436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y Wash</text:p>
          </table:table-cell>
          <table:table-cell office:value-type="string" table:style-name="ce1">
            <text:p>Frederick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64694 N</text:p>
          </table:table-cell>
          <table:table-cell office:value-type="string" table:style-name="ce1">
            <text:p>76.8325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0-04-27T00:00:00" table:style-name="ce2">
            <text:p>4/27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agleEye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8615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974" table:style-name="ce1">
            <text:p>5297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h Bernal, Thalia Kanani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9.880211 N</text:p>
          </table:table-cell>
          <table:table-cell office:value-type="string" table:style-name="ce1">
            <text:p>95.46252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3-25T00:00:00" table:style-name="ce2">
            <text:p>3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child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9816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159" table:style-name="ce1">
            <text:p>53159</text:p>
          </table:table-cell>
          <table:table-cell office:value-type="float" office:value="63.7" table:style-name="ce1">
            <text:p>63.7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. Jacobs-Sera</text:p>
          </table:table-cell>
          <table:table-cell office:value-type="string" table:style-name="ce1">
            <text:p>North Huntingdo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26389 N</text:p>
          </table:table-cell>
          <table:table-cell office:value-type="string" table:style-name="ce1">
            <text:p>79.67789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djs8</text:p>
          </table:table-cell>
          <table:table-cell office:value-type="date" office:date-value="2013-03-20T00:00:00" table:style-name="ce2">
            <text:p>3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dtherson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492" table:style-name="ce1">
            <text:p>51492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rkshire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Edeline Loh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2.116667 N</text:p>
          </table:table-cell>
          <table:table-cell office:value-type="string" table:style-name="ce1">
            <text:p>73.41611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07T00:00:00" table:style-name="ce2">
            <text:p>5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lph10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2000000000" table:style-name="ce3">
            <text:p>4.2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39144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4675" table:style-name="ce1">
            <text:p>74675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Wisconsin-River Fall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dam Groth</text:p>
          </table:table-cell>
          <table:table-cell office:value-type="string" table:style-name="ce1">
            <text:p>River Fall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851678 N</text:p>
          </table:table-cell>
          <table:table-cell office:value-type="string" table:style-name="ce1">
            <text:p>92.62361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Elphonso10</text:p>
          </table:table-cell>
          <table:table-cell office:value-type="date" office:date-value="2011-01-28T00:00:00" table:style-name="ce2">
            <text:p>1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lTiger69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04257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505" table:style-name="ce1">
            <text:p>51505</text:p>
          </table:table-cell>
          <table:table-cell office:value-type="float" office:value="59.8" table:style-name="ce1">
            <text:p>59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yan Sullivan</text:p>
          </table:table-cell>
          <table:table-cell office:value-type="string" table:style-name="ce1">
            <text:p>Den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20825 N</text:p>
          </table:table-cell>
          <table:table-cell office:value-type="string" table:style-name="ce1">
            <text:p>97.14899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7T00:00:00" table:style-name="ce2">
            <text:p>1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merson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0310" table:style-name="ce1">
            <text:p>60310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ren Cohe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659 N</text:p>
          </table:table-cell>
          <table:table-cell office:value-type="string" table:style-name="ce1">
            <text:p>80.003922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mpres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155" table:style-name="ce1">
            <text:p>57155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ough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Gabe Schrod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31T00:00:00" table:style-name="ce2">
            <text:p>5/3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mpTe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28" table:style-name="ce1">
            <text:p>6842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garet Tish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4.44 N</text:p>
          </table:table-cell>
          <table:table-cell office:value-type="string" table:style-name="ce1">
            <text:p>79.96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EmpTee</text:p>
          </table:table-cell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mToTheThree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601" table:style-name="ce1">
            <text:p>155601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issa Creech</text:p>
          </table:table-cell>
          <table:table-cell office:value-type="string" table:style-name="ce1">
            <text:p>Lawrenc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959611 N</text:p>
          </table:table-cell>
          <table:table-cell office:value-type="string" table:style-name="ce1">
            <text:p>83.97528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06T00:00:00" table:style-name="ce2">
            <text:p>3/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picPhail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84" table:style-name="ce1">
            <text:p>50884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aela Haynie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3433 N</text:p>
          </table:table-cell>
          <table:table-cell office:value-type="string" table:style-name="ce1">
            <text:p>72.9435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quemioh13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800000000" table:style-name="ce3">
            <text:p>1.18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042" table:style-name="ce1">
            <text:p>53042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ami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eah Stetzel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39.508611 N</text:p>
          </table:table-cell>
          <table:table-cell office:value-type="string" table:style-name="ce1">
            <text:p>84.724167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9T00:00:00" table:style-name="ce2">
            <text:p>12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remos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72" table:style-name="ce1">
            <text:p>6847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Quynh Vo</text:p>
          </table:table-cell>
          <table:table-cell office:value-type="string" table:style-name="ce1">
            <text:p>Cosco Junction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36944 N</text:p>
          </table:table-cell>
          <table:table-cell office:value-type="string" table:style-name="ce1">
            <text:p>117.93011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3T00:00:00" table:style-name="ce2">
            <text:p>1/3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ricB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4960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702" table:style-name="ce1">
            <text:p>51702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ward Hughes Medical Institut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vin Bradley</text:p>
          </table:table-cell>
          <table:table-cell office:value-type="string" table:style-name="ce1">
            <text:p>Ashbur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070267 N</text:p>
          </table:table-cell>
          <table:table-cell office:value-type="string" table:style-name="ce1">
            <text:p>77.46388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29T00:00:00" table:style-name="ce2">
            <text:p>1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ricMillard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13536" table:style-name="ce1">
            <text:p>113536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edro Alejandro Ajsivinac</text:p>
          </table:table-cell>
          <table:table-cell office:value-type="string" table:style-name="ce1">
            <text:p>lafayette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ris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86" table:style-name="ce1">
            <text:p>5138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ori Saunders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4-02T00:00:00" table:style-name="ce2">
            <text:p>4/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rnieJ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3243" table:style-name="ce1">
            <text:p>153243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ward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iffany Clinton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92213 N</text:p>
          </table:table-cell>
          <table:table-cell office:value-type="string" table:style-name="ce1">
            <text:p>77.0176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stave1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0727" table:style-name="ce1">
            <text:p>60727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Xavier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aige Estave</text:p>
          </table:table-cell>
          <table:table-cell office:value-type="string" table:style-name="ce1">
            <text:p>Kenner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9.999444 N</text:p>
          </table:table-cell>
          <table:table-cell office:value-type="string" table:style-name="ce1">
            <text:p>90.23388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T08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0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5445" table:style-name="ce1">
            <text:p>155445</text:p>
          </table:table-cell>
          <table:table-cell office:value-type="float" office:value="64.599999999999994" table:style-name="ce1">
            <text:p>64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ina Lu</text:p>
          </table:table-cell>
          <table:table-cell office:value-type="string" table:style-name="ce1">
            <text:p>La Joll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88097 N</text:p>
          </table:table-cell>
          <table:table-cell office:value-type="string" table:style-name="ce1">
            <text:p>117.22456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t2Brutus</text:p>
          </table:table-cell>
          <table:table-cell office:value-type="string" table:style-name="ce1">
            <text:p>A1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497" table:style-name="ce1">
            <text:p>52497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nathan Kindberg</text:p>
          </table:table-cell>
          <table:table-cell office:value-type="string" table:style-name="ce1">
            <text:p>Glen Alle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.66 N</text:p>
          </table:table-cell>
          <table:table-cell office:value-type="string" table:style-name="ce1">
            <text:p>77.62722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1-01T00:00:00" table:style-name="ce2">
            <text:p>11/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uphoria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15308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597" table:style-name="ce1">
            <text:p>53597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auren Kraft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61219 N</text:p>
          </table:table-cell>
          <table:table-cell office:value-type="string" table:style-name="ce1">
            <text:p>75.261047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3T00:00:00" table:style-name="ce2">
            <text:p>3/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ureka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41259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174" table:style-name="ce1">
            <text:p>76174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bi Tennassie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4-01T00:00:00" table:style-name="ce2">
            <text:p>4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vanesce</text:p>
          </table:table-cell>
          <table:table-cell office:value-type="string" table:style-name="ce1">
            <text:p>Q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746" table:style-name="ce1">
            <text:p>53746</text:p>
          </table:table-cell>
          <table:table-cell office:value-type="float" office:value="67.400000000000006" table:style-name="ce1">
            <text:p>67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AAGCCGCGCGG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ri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ghan Keleher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1.75 N</text:p>
          </table:table-cell>
          <table:table-cell office:value-type="string" table:style-name="ce1">
            <text:p>72.6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3T00:00:00" table:style-name="ce2">
            <text:p>1/2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vilGenius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935" table:style-name="ce1">
            <text:p>53935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Honor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mpbell Belisle Haley</text:p>
          </table:table-cell>
          <table:table-cell office:value-type="string" table:style-name="ce1">
            <text:p>Orono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4.89 N</text:p>
          </table:table-cell>
          <table:table-cell office:value-type="string" table:style-name="ce1">
            <text:p>68.6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1-18T00:00:00" table:style-name="ce2">
            <text:p>1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xpelliarmus</text:p>
          </table:table-cell>
          <table:table-cell office:value-type="string" table:style-name="ce1">
            <text:p>A8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274" table:style-name="ce1">
            <text:p>5227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T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ue Vasquez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0686 N</text:p>
          </table:table-cell>
          <table:table-cell office:value-type="string" table:style-name="ce1">
            <text:p>85.58936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4-13T00:00:00" table:style-name="ce2">
            <text:p>4/1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aith1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4498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960" table:style-name="ce1">
            <text:p>75960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float" office:value="129" table:style-name="ce1">
            <text:p>12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elma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zmyn McCloud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73344 N</text:p>
          </table:table-cell>
          <table:table-cell office:value-type="string" table:style-name="ce1">
            <text:p>84.400093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8T00:00:00" table:style-name="ce2">
            <text:p>3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ang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U24713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569" table:style-name="ce1">
            <text:p>6856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x Chapel Area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equoia Leuba</text:p>
          </table:table-cell>
          <table:table-cell office:value-type="string" table:style-name="ce1">
            <text:p>O'Hara Twp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518416 N</text:p>
          </table:table-cell>
          <table:table-cell office:value-type="string" table:style-name="ce1">
            <text:p>79.889939 W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11-24T00:00:00" table:style-name="ce2">
            <text:p>11/24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arber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190" table:style-name="ce1">
            <text:p>49190</text:p>
          </table:table-cell>
          <table:table-cell office:value-type="float" office:value="64.2" table:style-name="ce1">
            <text:p>64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ton Hill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h Barber</text:p>
          </table:table-cell>
          <table:table-cell office:value-type="string" table:style-name="ce1">
            <text:p>Uniontow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10T00:00:00" table:style-name="ce2">
            <text:p>1/10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ascinu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00000000" table:style-name="ce3">
            <text:p>1.6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157" table:style-name="ce1">
            <text:p>52157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R Murray</text:p>
          </table:table-cell>
          <table:table-cell table:number-columns-repeated="3" table:style-name="ce1"/>
          <table:table-cell office:value-type="string" table:style-name="ce1">
            <text:p>37.1628N<text:s/></text:p>
          </table:table-cell>
          <table:table-cell office:value-type="string" table:style-name="ce1">
            <text:p>43.005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07T00:00:00" table:style-name="ce2">
            <text:p>3/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ibonacci</text:p>
          </table:table-cell>
          <table:table-cell office:value-type="string" table:style-name="ce1">
            <text:p>A1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462" table:style-name="ce1">
            <text:p>52462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lly Chamberlin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423 N</text:p>
          </table:table-cell>
          <table:table-cell office:value-type="string" table:style-name="ce1">
            <text:p>86.92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ionnbharth</text:p>
          </table:table-cell>
          <table:table-cell office:value-type="string" table:style-name="ce1">
            <text:p>K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83165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076" table:style-name="ce1">
            <text:p>58076</text:p>
          </table:table-cell>
          <table:table-cell office:value-type="float" office:value="68" table:style-name="ce1">
            <text:p>6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CGGCCAT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arrett Brooks</text:p>
          </table:table-cell>
          <table:table-cell office:value-type="string" table:style-name="ce1">
            <text:p>La Joll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885 N</text:p>
          </table:table-cell>
          <table:table-cell office:value-type="string" table:style-name="ce1">
            <text:p>117.243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8T00:00:00" table:style-name="ce2">
            <text:p>3/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irecracker</text:p>
          </table:table-cell>
          <table:table-cell office:value-type="string" table:style-name="ce1">
            <text:p>O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200000000" table:style-name="ce3">
            <text:p>4.2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1341" table:style-name="ce1">
            <text:p>71341</text:p>
          </table:table-cell>
          <table:table-cell office:value-type="float" office:value="65.5" table:style-name="ce1">
            <text:p>65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TGT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e Morales and David Homan<text:s/>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4T00:00:00" table:style-name="ce2">
            <text:p>3/4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ishburne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912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7109" table:style-name="ce1">
            <text:p>47109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CGCCCCCCGA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ege of Charleston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ana Guziewicz</text:p>
          </table:table-cell>
          <table:table-cell office:value-type="string" table:style-name="ce1">
            <text:p>Charleston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792778 N</text:p>
          </table:table-cell>
          <table:table-cell office:value-type="string" table:style-name="ce1">
            <text:p>79.95277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21T00:00:00" table:style-name="ce2">
            <text:p>3/2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luffyNinj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716" table:style-name="ce1">
            <text:p>6871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. Li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4T00:00:00" table:style-name="ce2">
            <text:p>10/1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lux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6000000000" table:style-name="ce3">
            <text:p>6.6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Q8097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70" table:style-name="ce1">
            <text:p>51370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hristian Xander</text:p>
          </table:table-cell>
          <table:table-cell office:value-type="string" table:style-name="ce1">
            <text:p>Laurys Statio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724944 N</text:p>
          </table:table-cell>
          <table:table-cell office:value-type="string" table:style-name="ce1">
            <text:p>75.538350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8T00:00:00" table:style-name="ce2">
            <text:p>1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orGetIt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050" table:style-name="ce1">
            <text:p>51050</text:p>
          </table:table-cell>
          <table:table-cell office:value-type="float" office:value="60.6" table:style-name="ce1">
            <text:p>60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am Vaccine</text:p>
          </table:table-cell>
          <table:table-cell table:style-name="ce1"/>
          <table:table-cell office:value-type="string" table:style-name="ce1">
            <text:p>CA</text:p>
          </table:table-cell>
          <table:table-cell table:number-columns-repeated="3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0-25T00:00:00" table:style-name="ce2">
            <text:p>10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orsytheast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695" table:style-name="ce1">
            <text:p>52695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y Twentyma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6188 N</text:p>
          </table:table-cell>
          <table:table-cell office:value-type="string" table:style-name="ce1">
            <text:p>90.30144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8-21T00:00:00" table:style-name="ce2">
            <text:p>8/2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rederick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8000000000" table:style-name="ce3">
            <text:p>1.8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1184" table:style-name="ce1">
            <text:p>71184</text:p>
          </table:table-cell>
          <table:table-cell office:value-type="float" office:value="68.8" table:style-name="ce1">
            <text:p>68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ylor Kiskamp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545955 N<text:s/></text:p>
          </table:table-cell>
          <table:table-cell office:value-type="string" table:style-name="ce1">
            <text:p>77.453922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4-05T00:00:00" table:style-name="ce2">
            <text:p>4/5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riarPreacher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15" table:style-name="ce1">
            <text:p>68415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rovidenc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canor Austriaco, OP</text:p>
          </table:table-cell>
          <table:table-cell office:value-type="string" table:style-name="ce1">
            <text:p>Ashbur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072875 N</text:p>
          </table:table-cell>
          <table:table-cell office:value-type="string" table:style-name="ce1">
            <text:p>77.46615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4-11T00:00:00" table:style-name="ce2">
            <text:p>4/1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rosty24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rehous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eshard McElrath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26T00:00:00" table:style-name="ce2">
            <text:p>3/2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ruitloop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7469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471" table:style-name="ce1">
            <text:p>58471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. Bucci</text:p>
          </table:table-cell>
          <table:table-cell office:value-type="string" table:style-name="ce1">
            <text:p>Latrob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77643 N</text:p>
          </table:table-cell>
          <table:table-cell office:value-type="string" table:style-name="ce1">
            <text:p>79.377294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9-02T00:00:00" table:style-name="ce2">
            <text:p>9/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unston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2" table:style-name="ce1">
            <text:p>51372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ri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Frankie Jeney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1.744617 N</text:p>
          </table:table-cell>
          <table:table-cell office:value-type="string" table:style-name="ce1">
            <text:p>72.69183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ushigi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350" table:style-name="ce1">
            <text:p>50350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dison Baird, Dalen Kuang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639 N</text:p>
          </table:table-cell>
          <table:table-cell office:value-type="string" table:style-name="ce1">
            <text:p>90.31138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7-06T00:00:00" table:style-name="ce2">
            <text:p>7/6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adjet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949" table:style-name="ce1">
            <text:p>67949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ndrew Hryckowian</text:p>
          </table:table-cell>
          <table:table-cell office:value-type="string" table:style-name="ce1">
            <text:p>Latrob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2-15T00:00:00" table:style-name="ce2">
            <text:p>2/15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adost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6" table:style-name="ce1">
            <text:p>5137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ennington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heodore Darenkov</text:p>
          </table:table-cell>
          <table:table-cell office:value-type="string" table:style-name="ce1">
            <text:p>Princeton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341923 N</text:p>
          </table:table-cell>
          <table:table-cell office:value-type="string" table:style-name="ce1">
            <text:p>74.64789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07T00:00:00" table:style-name="ce2">
            <text:p>5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ageAP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904" table:style-name="ce1">
            <text:p>51904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elena High School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dison Roll/ Atticus Proctor</text:p>
          </table:table-cell>
          <table:table-cell office:value-type="string" table:style-name="ce1">
            <text:p>Helena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6.6002 N</text:p>
          </table:table-cell>
          <table:table-cell office:value-type="string" table:style-name="ce1">
            <text:p>112.05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2-18T00:00:00" table:style-name="ce2">
            <text:p>2/18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aia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90460" table:style-name="ce1">
            <text:p>90460</text:p>
          </table:table-cell>
          <table:table-cell office:value-type="float" office:value="56.8" table:style-name="ce1">
            <text:p>56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AGCT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enjamin Yod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0.446389 N</text:p>
          </table:table-cell>
          <table:table-cell office:value-type="string" table:style-name="ce1">
            <text:p>79.9575 W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engar</text:p>
          </table:table-cell>
          <table:table-cell office:value-type="string" table:style-name="ce1">
            <text:p>K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1626" table:style-name="ce1">
            <text:p>61626</text:p>
          </table:table-cell>
          <table:table-cell office:value-type="float" office:value="65" table:style-name="ce1">
            <text:p>6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AG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el Mar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ael Hetzel, Kelsy Mascorro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7.793114 N</text:p>
          </table:table-cell>
          <table:table-cell office:value-type="string" table:style-name="ce1">
            <text:p>47.40226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578" table:style-name="ce1">
            <text:p>51578</text:p>
          </table:table-cell>
          <table:table-cell office:value-type="float" office:value="61" table:style-name="ce1">
            <text:p>6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mes Madis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vin Kaurich</text:p>
          </table:table-cell>
          <table:table-cell office:value-type="string" table:style-name="ce1">
            <text:p>Harrison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609697 N</text:p>
          </table:table-cell>
          <table:table-cell office:value-type="string" table:style-name="ce1">
            <text:p>92.377981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host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000000000" table:style-name="ce3">
            <text:p>1.0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5167" table:style-name="ce1">
            <text:p>155167</text:p>
          </table:table-cell>
          <table:table-cell office:value-type="float" office:value="64.599999999999994" table:style-name="ce1">
            <text:p>64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brini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ssica Norris</text:p>
          </table:table-cell>
          <table:table-cell office:value-type="string" table:style-name="ce1">
            <text:p>Radno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547 N</text:p>
          </table:table-cell>
          <table:table-cell office:value-type="string" table:style-name="ce1">
            <text:p>75.371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jDiddles</text:p>
          </table:table-cell>
          <table:table-cell office:value-type="date" office:date-value="2010-06-04T00:00:00" table:style-name="ce2">
            <text:p>6/4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iles</text:p>
          </table:table-cell>
          <table:table-cell office:value-type="string" table:style-name="ce1">
            <text:p>Q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20357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3746" table:style-name="ce1">
            <text:p>53746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. Morris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32538 N</text:p>
          </table:table-cell>
          <table:table-cell office:value-type="string" table:style-name="ce1">
            <text:p>80.090768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7-10-11T00:00:00" table:style-name="ce2">
            <text:p>10/11/2007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ingkoMaracino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013" table:style-name="ce1">
            <text:p>50013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ebecca Ratusnik and Defne Abur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4-04T00:00:00" table:style-name="ce2">
            <text:p>4/4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irr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28*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754" table:style-name="ce1">
            <text:p>5775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rsha Jujjavarapu and Aakash Gandhi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8.6457 N</text:p>
          </table:table-cell>
          <table:table-cell office:value-type="string" table:style-name="ce1">
            <text:p>90.311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04T00:00:00" table:style-name="ce2">
            <text:p>6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izmo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3000000000" table:style-name="ce3">
            <text:p>1.03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C74896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7482" table:style-name="ce1">
            <text:p>157482</text:p>
          </table:table-cell>
          <table:table-cell office:value-type="float" office:value="64.599999999999994" table:style-name="ce1">
            <text:p>64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llinois Wesleya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lyse Borchik</text:p>
          </table:table-cell>
          <table:table-cell office:value-type="string" table:style-name="ce1">
            <text:p>Bloomington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92444 N</text:p>
          </table:table-cell>
          <table:table-cell office:value-type="string" table:style-name="ce1">
            <text:p>88.99090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3-21T00:00:00" table:style-name="ce2">
            <text:p>3/2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ladiator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213" table:style-name="ce1">
            <text:p>52213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eph Marcus and Thomas Shull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52680 N</text:p>
          </table:table-cell>
          <table:table-cell office:value-type="string" table:style-name="ce1">
            <text:p>90.316930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oku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41634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483" table:style-name="ce1">
            <text:p>76483</text:p>
          </table:table-cell>
          <table:table-cell office:value-type="float" office:value="62.8" table:style-name="ce1">
            <text:p>62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risha Harrylal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office:value-type="string" table:style-name="ce1">
            <text:p>29.816519 S</text:p>
          </table:table-cell>
          <table:table-cell office:value-type="string" table:style-name="ce1">
            <text:p>30.945196 E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24T00:00:00" table:style-name="ce2">
            <text:p>5/2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omashi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x10^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903" table:style-name="ce1">
            <text:p>41903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Wisconsin-River Fall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phne Hussey</text:p>
          </table:table-cell>
          <table:table-cell office:value-type="string" table:style-name="ce1">
            <text:p>River Fall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4.851325 N</text:p>
          </table:table-cell>
          <table:table-cell office:value-type="string" table:style-name="ce1">
            <text:p>92.61466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Blossom</text:p>
          </table:table-cell>
          <table:table-cell office:value-type="date" office:date-value="2013-02-07T00:00:00" table:style-name="ce2">
            <text:p>2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oose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30770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645" table:style-name="ce1">
            <text:p>50645</text:p>
          </table:table-cell>
          <table:table-cell office:value-type="float" office:value="65.099999999999994" table:style-name="ce1">
            <text:p>65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el Mar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lly Robertson &amp; Nick Perez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7.684722 N</text:p>
          </table:table-cell>
          <table:table-cell office:value-type="string" table:style-name="ce1">
            <text:p>97.34833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8T00:00:00" table:style-name="ce2">
            <text:p>1/2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raduation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033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823" table:style-name="ce1">
            <text:p>52823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 Patel, L Harris, C Jun, G Rauscher, K Yu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308 N</text:p>
          </table:table-cell>
          <table:table-cell office:value-type="string" table:style-name="ce1">
            <text:p>118.143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13T00:00:00" table:style-name="ce2">
            <text:p>5/13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rum1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83" table:style-name="ce1">
            <text:p>50883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Maine Commu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ndra Connors</text:p>
          </table:table-cell>
          <table:table-cell office:value-type="string" table:style-name="ce1">
            <text:p>Cape Elizabet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2-10T00:00:00" table:style-name="ce2">
            <text:p>12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umball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6866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807" table:style-name="ce1">
            <text:p>64807</text:p>
          </table:table-cell>
          <table:table-cell office:value-type="float" office:value="59.6" table:style-name="ce1">
            <text:p>59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mp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.Foley &amp; M.Popovich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8-27T00:00:00" table:style-name="ce2">
            <text:p>8/27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Umbi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39836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7387" table:style-name="ce1">
            <text:p>57387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nzaga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ra Togstad</text:p>
          </table:table-cell>
          <table:table-cell office:value-type="string" table:style-name="ce1">
            <text:p>Spokan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6679 N</text:p>
          </table:table-cell>
          <table:table-cell office:value-type="string" table:style-name="ce1">
            <text:p>117.400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26T00:00:00" table:style-name="ce2">
            <text:p>1/26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yarad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nknow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X6490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004" table:style-name="ce1">
            <text:p>6800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ra Ladle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46 N</text:p>
          </table:table-cell>
          <table:table-cell office:value-type="string" table:style-name="ce1">
            <text:p>111.64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Gyarad05</text:p>
          </table:table-cell>
          <table:table-cell office:value-type="date" office:date-value="2012-04-13T00:00:00" table:style-name="ce2">
            <text:p>4/13/2012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de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4986" table:style-name="ce1">
            <text:p>54986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layton Trisler and Nic Antis<text:s/></text:p>
          </table:table-cell>
          <table:table-cell office:value-type="string" table:style-name="ce1">
            <text:p>Rayvill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468180 N</text:p>
          </table:table-cell>
          <table:table-cell office:value-type="string" table:style-name="ce1">
            <text:p>91.76870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23T00:00:00" table:style-name="ce2">
            <text:p>4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lley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12351" table:style-name="ce1">
            <text:p>112351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islinn Rowan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03055 N</text:p>
          </table:table-cell>
          <table:table-cell office:value-type="string" table:style-name="ce1">
            <text:p>75.37527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5-04T00:00:00" table:style-name="ce2">
            <text:p>5/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lo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2289" table:style-name="ce1">
            <text:p>42289</text:p>
          </table:table-cell>
          <table:table-cell office:value-type="float" office:value="66.7" table:style-name="ce1">
            <text:p>66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tral Catholic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. Simanek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59 N</text:p>
          </table:table-cell>
          <table:table-cell office:value-type="string" table:style-name="ce1">
            <text:p>79.953213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mmer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889" table:style-name="ce1">
            <text:p>51889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att Luchansky</text:p>
          </table:table-cell>
          <table:table-cell office:value-type="string" table:style-name="ce1">
            <text:p>Pit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mSlic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00000000" table:style-name="ce3">
            <text:p>2.8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0" table:style-name="ce1">
            <text:p>51370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ton Hill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ulianne Sticha</text:p>
          </table:table-cell>
          <table:table-cell office:value-type="string" table:style-name="ce1">
            <text:p>Export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08889 N</text:p>
          </table:table-cell>
          <table:table-cell office:value-type="string" table:style-name="ce1">
            <text:p>79.6594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6T00:00:00" table:style-name="ce2">
            <text:p>1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mulu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00000000000" table:style-name="ce3">
            <text:p>2.0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7155" table:style-name="ce1">
            <text:p>57155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auren Rodriguez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8917 N</text:p>
          </table:table-cell>
          <table:table-cell office:value-type="string" table:style-name="ce1">
            <text:p>122.052767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LLCoolPhage</text:p>
          </table:table-cell>
          <table:table-cell office:value-type="date" office:date-value="2011-01-10T00:00:00" table:style-name="ce2">
            <text:p>1/1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nShotFirst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.00x10^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49388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390" table:style-name="ce1">
            <text:p>52390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. Cooper, R. Mody, P. Shahid, N. Tyler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73611 N</text:p>
          </table:table-cell>
          <table:table-cell office:value-type="string" table:style-name="ce1">
            <text:p>118.44416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DarthPhagr</text:p>
          </table:table-cell>
          <table:table-cell office:value-type="date" office:date-value="2013-04-22T00:00:00" table:style-name="ce2">
            <text:p>4/22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rvey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193" table:style-name="ce1">
            <text:p>68193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x Chapel Area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ohana Leuba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7433 N</text:p>
          </table:table-cell>
          <table:table-cell office:value-type="string" table:style-name="ce1">
            <text:p>71.11746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awkeye</text:p>
          </table:table-cell>
          <table:table-cell office:value-type="string" table:style-name="ce1">
            <text:p>D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8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383" table:style-name="ce1">
            <text:p>67383</text:p>
          </table:table-cell>
          <table:table-cell office:value-type="float" office:value="57" table:style-name="ce1">
            <text:p>5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Victoria Schneid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57083 N</text:p>
          </table:table-cell>
          <table:table-cell office:value-type="string" table:style-name="ce1">
            <text:p>80.00742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4-24T00:00:00" table:style-name="ce2">
            <text:p>4/2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athcliff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8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628" table:style-name="ce1">
            <text:p>68628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lexandra Cathcart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float" office:value="40.444234999999999" table:style-name="ce1">
            <text:p>40.444235</text:p>
          </table:table-cell>
          <table:table-cell office:value-type="float" office:value="-79.958709999999996" table:style-name="ce1">
            <text:p>-79.9587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3-12T00:00:00" table:style-name="ce2">
            <text:p>3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dgerow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451" table:style-name="ce1">
            <text:p>67451</text:p>
          </table:table-cell>
          <table:table-cell office:value-type="float" office:value="69" table:style-name="ce1">
            <text:p>6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att Luchansky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ffalump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085" table:style-name="ce1">
            <text:p>53085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ophia Carroll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18380 N</text:p>
          </table:table-cell>
          <table:table-cell office:value-type="string" table:style-name="ce1">
            <text:p>72.64690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6T00:00:00" table:style-name="ce2">
            <text:p>6/2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gedechwinu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346" table:style-name="ce1">
            <text:p>57346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Maine Commu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ebecca Riendeau</text:p>
          </table:table-cell>
          <table:table-cell office:value-type="string" table:style-name="ce1">
            <text:p>Gorham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3.628502 N</text:p>
          </table:table-cell>
          <table:table-cell office:value-type="string" table:style-name="ce1">
            <text:p>70.45530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25T00:00:00" table:style-name="ce2">
            <text:p>4/25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ld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200000000" table:style-name="ce3">
            <text:p>1.52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314" table:style-name="ce1">
            <text:p>6831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ubov Ezerskiy and Deborah Huang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 N</text:p>
          </table:table-cell>
          <table:table-cell office:value-type="string" table:style-name="ce1">
            <text:p>90.314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7-13T00:00:00" table:style-name="ce2">
            <text:p>7/1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lDan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570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364" table:style-name="ce1">
            <text:p>50364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yola Marymoun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elena Olivieri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 N</text:p>
          </table:table-cell>
          <table:table-cell office:value-type="string" table:style-name="ce1">
            <text:p>11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4-07T00:00:00" table:style-name="ce2">
            <text:p>4/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049" table:style-name="ce1">
            <text:p>76049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amil Alhassa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rcules11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92" table:style-name="ce1">
            <text:p>50892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llinois Wesleya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ristin Ullberg</text:p>
          </table:table-cell>
          <table:table-cell office:value-type="string" table:style-name="ce1">
            <text:p>Bloomington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22T00:00:00" table:style-name="ce2">
            <text:p>1/22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rtubis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675" table:style-name="ce1">
            <text:p>68675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. Breitenbach</text:p>
          </table:table-cell>
          <table:table-cell office:value-type="string" table:style-name="ce1">
            <text:p>Plainwell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taeri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05" table:style-name="ce1">
            <text:p>68405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St. Scholastica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raig Peterson/Jena Gales</text:p>
          </table:table-cell>
          <table:table-cell office:value-type="string" table:style-name="ce1">
            <text:p>Superior<text:s/>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46.632646 N</text:p>
          </table:table-cell>
          <table:table-cell office:value-type="string" table:style-name="ce1">
            <text:p>92.101018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23T00:00:00" table:style-name="ce2">
            <text:p>1/2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H92</text:p>
          </table:table-cell>
          <table:table-cell office:value-type="string" table:style-name="ce1">
            <text:p>Q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746" table:style-name="ce1">
            <text:p>53746</text:p>
          </table:table-cell>
          <table:table-cell office:value-type="float" office:value="67.400000000000006" table:style-name="ce1">
            <text:p>67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AAGCCGCGCGG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Machi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anda Y. Chandler</text:p>
          </table:table-cell>
          <table:table-cell office:value-type="string" table:style-name="ce1">
            <text:p>Machias<text:s/>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708381 N</text:p>
          </table:table-cell>
          <table:table-cell office:value-type="string" table:style-name="ce1">
            <text:p>67.45803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umnaHumna92</text:p>
          </table:table-cell>
          <table:table-cell office:value-type="date" office:date-value="2013-01-25T00:00:00" table:style-name="ce2">
            <text:p>1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INdeR</text:p>
          </table:table-cell>
          <table:table-cell office:value-type="string" table:style-name="ce1">
            <text:p>A7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617" table:style-name="ce1">
            <text:p>52617</text:p>
          </table:table-cell>
          <table:table-cell office:value-type="float" office:value="62.8" table:style-name="ce1">
            <text:p>62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CGGTAA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ami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olly Klepek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12899 N</text:p>
          </table:table-cell>
          <table:table-cell office:value-type="string" table:style-name="ce1">
            <text:p>83.0642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31T00:00:00" table:style-name="ce2">
            <text:p>1/3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olli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0 x 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162" table:style-name="ce1">
            <text:p>51162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Alabama at Birmingham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anne Davidson</text:p>
          </table:table-cell>
          <table:table-cell office:value-type="string" table:style-name="ce1">
            <text:p>Corint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1T00:00:00" table:style-name="ce2">
            <text:p>2/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omura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x10^10 pfu/mL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708" table:style-name="ce1">
            <text:p>59708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iana He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.S.A.<text:s/></text:p>
          </table:table-cell>
          <table:table-cell office:value-type="string" table:style-name="ce1">
            <text:p>38.645145 N</text:p>
          </table:table-cell>
          <table:table-cell office:value-type="string" table:style-name="ce1">
            <text:p>90.31456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5T00:00:00" table:style-name="ce2">
            <text:p>6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ope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1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elma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table:style-name="ce1"/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ope4eve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455" table:style-name="ce1">
            <text:p>50455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ittany Sklenar</text:p>
          </table:table-cell>
          <table:table-cell office:value-type="string" table:style-name="ce1">
            <text:p>Lawrenc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960305 N</text:p>
          </table:table-cell>
          <table:table-cell office:value-type="string" table:style-name="ce1">
            <text:p>83.98810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2-07T00:00:00" table:style-name="ce2">
            <text:p>2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ope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586" table:style-name="ce1">
            <text:p>75586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rrim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lison, Anthony + Miranda</text:p>
          </table:table-cell>
          <table:table-cell office:value-type="string" table:style-name="ce1">
            <text:p>North Andove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669331 N</text:p>
          </table:table-cell>
          <table:table-cell office:value-type="string" table:style-name="ce1">
            <text:p>71.12409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0T00:00:00" table:style-name="ce2">
            <text:p>12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ufflyPuff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210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323" table:style-name="ce1">
            <text:p>76323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rajapati K, Vu C, Wadhwa N, Wood B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695 N</text:p>
          </table:table-cell>
          <table:table-cell office:value-type="string" table:style-name="ce1">
            <text:p>118.438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8-05T00:00:00" table:style-name="ce2">
            <text:p>8/5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UHilltop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6896" table:style-name="ce1">
            <text:p>46896</text:p>
          </table:table-cell>
          <table:table-cell office:value-type="float" office:value="67.2" table:style-name="ce1">
            <text:p>67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CGCCC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ward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ana C. Jones and Jelissa Jackson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855556 N</text:p>
          </table:table-cell>
          <table:table-cell office:value-type="string" table:style-name="ce1">
            <text:p>77.0219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12T00:00:00" table:style-name="ce2">
            <text:p>2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bhubesi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5600" table:style-name="ce1">
            <text:p>55600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ill Jacobs</text:p>
          </table:table-cell>
          <table:table-cell table:number-columns-repeated="2"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chabod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317" table:style-name="ce1">
            <text:p>53317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ric Ciardiello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34167 N</text:p>
          </table:table-cell>
          <table:table-cell office:value-type="string" table:style-name="ce1">
            <text:p>72.94611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Cleared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0000000000000" table:style-name="ce3">
            <text:p>1.00E+1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Q89662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440" table:style-name="ce1">
            <text:p>51440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lli Neal</text:p>
          </table:table-cell>
          <table:table-cell office:value-type="string" table:style-name="ce1">
            <text:p>Rayvill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399377 N</text:p>
          </table:table-cell>
          <table:table-cell office:value-type="string" table:style-name="ce1">
            <text:p>91.78699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2T00:00:00" table:style-name="ce2">
            <text:p>2/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nventum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052" table:style-name="ce1">
            <text:p>57052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tthew Karssen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2.787921 N</text:p>
          </table:table-cell>
          <table:table-cell office:value-type="string" table:style-name="ce1">
            <text:p>86.10235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1T00:00:00" table:style-name="ce2">
            <text:p>1/1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ronMan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467" table:style-name="ce1">
            <text:p>53467</text:p>
          </table:table-cell>
          <table:table-cell office:value-type="float" office:value="63.3" table:style-name="ce1">
            <text:p>63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ctoria Schneid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56593 N</text:p>
          </table:table-cell>
          <table:table-cell office:value-type="string" table:style-name="ce1">
            <text:p>80.007495 W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13T00:00:00" table:style-name="ce2">
            <text:p>2/1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saacEli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9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839" table:style-name="ce1">
            <text:p>6883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eff Witters</text:p>
          </table:table-cell>
          <table:table-cell table:number-columns-repeated="5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0-10-14T00:00:00" table:style-name="ce2">
            <text:p>10/14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Island3</text:p>
          </table:table-cell>
          <table:table-cell office:value-type="string" table:style-name="ce1">
            <text:p>I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00000000" table:style-name="ce3">
            <text:p>1.6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HM152765<text:s/>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7287" table:style-name="ce1">
            <text:p>47287</text:p>
          </table:table-cell>
          <table:table-cell office:value-type="float" office:value="66.8" table:style-name="ce1">
            <text:p>66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Ian Bayles</text:p>
          </table:table-cell>
          <table:table-cell office:value-type="string" table:style-name="ce1">
            <text:p>Oakland, 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218 N</text:p>
          </table:table-cell>
          <table:table-cell office:value-type="string" table:style-name="ce1">
            <text:p>79.9429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0-04-27T00:00:00" table:style-name="ce2">
            <text:p>4/27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abbawokkie</text:p>
          </table:table-cell>
          <table:table-cell office:value-type="string" table:style-name="ce1">
            <text:p>F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1700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5213" table:style-name="ce1">
            <text:p>55213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TCAG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yler Walbur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440644 N</text:p>
          </table:table-cell>
          <table:table-cell office:value-type="string" table:style-name="ce1">
            <text:p>79.95883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1-15T00:00:00" table:style-name="ce2">
            <text:p>1/1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acAttac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898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311" table:style-name="ce1">
            <text:p>68311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xing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ackie Harvell</text:p>
          </table:table-cell>
          <table:table-cell office:value-type="string" table:style-name="ce1">
            <text:p>Lexing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AMaL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04x10^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49388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841" table:style-name="ce1">
            <text:p>70841</text:p>
          </table:table-cell>
          <table:table-cell office:value-type="float" office:value="68.8" table:style-name="ce1">
            <text:p>68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. Bailey, M. Nitzahn, J. Tran, and L. Tran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4 N</text:p>
          </table:table-cell>
          <table:table-cell office:value-type="string" table:style-name="ce1">
            <text:p>118.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4-22T00:00:00" table:style-name="ce2">
            <text:p>4/22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aspe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4425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968" table:style-name="ce1">
            <text:p>5096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xing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eah Bonnell</text:p>
          </table:table-cell>
          <table:table-cell office:value-type="string" table:style-name="ce1">
            <text:p>Lexington<text:s/>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442683 N</text:p>
          </table:table-cell>
          <table:table-cell office:value-type="string" table:style-name="ce1">
            <text:p>71.233163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5-22T00:00:00" table:style-name="ce2">
            <text:p>5/2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AWS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18560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749" table:style-name="ce1">
            <text:p>59749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ach Hughes and Juri Thompson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537788 N</text:p>
          </table:table-cell>
          <table:table-cell office:value-type="string" table:style-name="ce1">
            <text:p>92.040430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0T00:00:00" table:style-name="ce2">
            <text:p>3/1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C27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0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169" table:style-name="ce1">
            <text:p>52169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. McDowell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ebeks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0000000000" table:style-name="ce3">
            <text:p>1.4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57206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5580" table:style-name="ce1">
            <text:p>45580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CGCCC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yle C. Smith, Jessica M. Engle, Brian J. Earley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49333 N</text:p>
          </table:table-cell>
          <table:table-cell office:value-type="string" table:style-name="ce1">
            <text:p>111.649494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EBEKS</text:p>
          </table:table-cell>
          <table:table-cell office:value-type="date" office:date-value="2012-02-26T00:00:00" table:style-name="ce2">
            <text:p>2/2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effabunny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2x10^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8963" table:style-name="ce1">
            <text:p>48963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ff Rubin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000283 N</text:p>
          </table:table-cell>
          <table:table-cell office:value-type="string" table:style-name="ce1">
            <text:p>122.053467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0-12-07T00:00:00" table:style-name="ce2">
            <text:p>12/7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erm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000000" table:style-name="ce3">
            <text:p>5.00E+07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163" table:style-name="ce1">
            <text:p>53163</text:p>
          </table:table-cell>
          <table:table-cell office:value-type="float" office:value="63.3" table:style-name="ce1">
            <text:p>63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kala Evans &amp; Rohit Jaswaney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7783 N</text:p>
          </table:table-cell>
          <table:table-cell office:value-type="string" table:style-name="ce1">
            <text:p>90.30491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ewelBug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341" table:style-name="ce1">
            <text:p>50341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obert Agee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2208 N</text:p>
          </table:table-cell>
          <table:table-cell office:value-type="string" table:style-name="ce1">
            <text:p>86.91724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HC117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877" table:style-name="ce1">
            <text:p>50877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olorado at Boulder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therine Alvarez/Huyen Huynh</text:p>
          </table:table-cell>
          <table:table-cell office:value-type="string" table:style-name="ce1">
            <text:p>Bould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 0.5282 N</text:p>
          </table:table-cell>
          <table:table-cell office:value-type="string" table:style-name="ce1">
            <text:p>105 16.164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ob42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8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626" table:style-name="ce1">
            <text:p>59626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CGGCAT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ovidenc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mes O'Brien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43333 N</text:p>
          </table:table-cell>
          <table:table-cell office:value-type="string" table:style-name="ce1">
            <text:p>71.43777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7T00:00:00" table:style-name="ce2">
            <text:p>1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obu08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8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679" table:style-name="ce1">
            <text:p>50679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y Nusbaum</text:p>
          </table:table-cell>
          <table:table-cell office:value-type="string" table:style-name="ce1">
            <text:p>Pullman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6.440099 N</text:p>
          </table:table-cell>
          <table:table-cell office:value-type="string" table:style-name="ce1">
            <text:p>117.09488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9T00:00:00" table:style-name="ce2">
            <text:p>1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oeDirt</text:p>
          </table:table-cell>
          <table:table-cell office:value-type="string" table:style-name="ce1">
            <text:p>L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0000000000" table:style-name="ce3">
            <text:p>1.4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4914" table:style-name="ce1">
            <text:p>74914</text:p>
          </table:table-cell>
          <table:table-cell office:value-type="float" office:value="58.8" table:style-name="ce1">
            <text:p>58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ACGGCC</text:p>
          </table:table-cell>
          <table:table-cell office:value-type="float" office:value="113" table:style-name="ce1">
            <text:p>1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NY, Queen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tephen Streppone</text:p>
          </table:table-cell>
          <table:table-cell office:value-type="string" table:style-name="ce1">
            <text:p>Woodhaven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93857 N</text:p>
          </table:table-cell>
          <table:table-cell office:value-type="string" table:style-name="ce1">
            <text:p>73.858388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0-08-23T00:00:00" table:style-name="ce2">
            <text:p>8/23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ovo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.675x10^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49388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19" table:style-name="ce1">
            <text:p>51319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. Hourany, C. Moreno, S. Kamble, S. Ta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 N</text:p>
          </table:table-cell>
          <table:table-cell office:value-type="string" table:style-name="ce1">
            <text:p>118.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4-22T00:00:00" table:style-name="ce2">
            <text:p>4/22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oy99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000000000" table:style-name="ce3">
            <text:p>1.3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837" table:style-name="ce1">
            <text:p>59837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o Yee Joyce Fung and Suchita Rastogi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64567 N</text:p>
          </table:table-cell>
          <table:table-cell office:value-type="string" table:style-name="ce1">
            <text:p>90.3179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2T00:00:00" table:style-name="ce2">
            <text:p>3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Jsquared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967" table:style-name="ce1">
            <text:p>52967</text:p>
          </table:table-cell>
          <table:table-cell office:value-type="float" office:value="62.6" table:style-name="ce1">
            <text:p>62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el Mar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eph Marin &amp; John Golaszewski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7.787083 N</text:p>
          </table:table-cell>
          <table:table-cell office:value-type="string" table:style-name="ce1">
            <text:p>97.39263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0T00:00:00" table:style-name="ce2">
            <text:p>4/1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amiyu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633" table:style-name="ce1">
            <text:p>68633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hing-Chung Ko</text:p>
          </table:table-cell>
          <table:table-cell office:value-type="string" table:style-name="ce1">
            <text:p>State Colleg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800223 N</text:p>
          </table:table-cell>
          <table:table-cell office:value-type="string" table:style-name="ce1">
            <text:p>77.863144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ampy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8" table:style-name="ce1">
            <text:p>51378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rew Halleran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.271111 N</text:p>
          </table:table-cell>
          <table:table-cell office:value-type="string" table:style-name="ce1">
            <text:p>76.71388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1T00:00:00" table:style-name="ce2">
            <text:p>1/1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ayaCho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838" table:style-name="ce1">
            <text:p>70838</text:p>
          </table:table-cell>
          <table:table-cell office:value-type="float" office:value="70" table:style-name="ce1">
            <text:p>7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ukaya Asmal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office:value-type="string" table:style-name="ce1">
            <text:p>29.858287 S</text:p>
          </table:table-cell>
          <table:table-cell office:value-type="string" table:style-name="ce1">
            <text:p>31.027951 E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7-06T00:00:00" table:style-name="ce2">
            <text:p>7/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azan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3.08X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160" table:style-name="ce1">
            <text:p>52160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llinois Wesleya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ess Kelley</text:p>
          </table:table-cell>
          <table:table-cell office:value-type="string" table:style-name="ce1">
            <text:p>Bloomington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9225 N</text:p>
          </table:table-cell>
          <table:table-cell office:value-type="string" table:style-name="ce1">
            <text:p>88.9942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09T00:00:00" table:style-name="ce2">
            <text:p>1/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BG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4424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3572" table:style-name="ce1">
            <text:p>53572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N. Pannunzio</text:p>
          </table:table-cell>
          <table:table-cell office:value-type="string" table:style-name="ce1">
            <text:p>Kentucky</text:p>
          </table:table-cell>
          <table:table-cell table:style-name="ce1"/>
          <table:table-cell office:value-type="string" table:style-name="ce1">
            <text:p>USA</text:p>
          </table:table-cell>
          <table:table-cell office:value-type="string" table:style-name="ce1">
            <text:p>38.000491 N</text:p>
          </table:table-cell>
          <table:table-cell office:value-type="string" table:style-name="ce1">
            <text:p>84.545288 W<text:s/>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5-22T00:00:00" table:style-name="ce2">
            <text:p>5/2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eshu</text:p>
          </table:table-cell>
          <table:table-cell office:value-type="string" table:style-name="ce1">
            <text:p>K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1251" table:style-name="ce1">
            <text:p>61251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table:number-columns-repeated="3"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0-02T00:00:00" table:style-name="ce2">
            <text:p>10/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FPoly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65" table:style-name="ce1">
            <text:p>51365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rrie Rossi, Fei Peng</text:p>
          </table:table-cell>
          <table:table-cell office:value-type="string" table:style-name="ce1">
            <text:p>Eas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4-16T00:00:00" table:style-name="ce2">
            <text:p>4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heth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7406" table:style-name="ce1">
            <text:p>67406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rehous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very Woods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3-18T00:00:00" table:style-name="ce2">
            <text:p>3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ikipo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839" table:style-name="ce1">
            <text:p>6883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rk Communit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ourtney Dohl</text:p>
          </table:table-cell>
          <table:table-cell office:value-type="string" table:style-name="ce1">
            <text:p>Elmhurst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92694 N</text:p>
          </table:table-cell>
          <table:table-cell office:value-type="string" table:style-name="ce1">
            <text:p>87.952895 W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inbote</text:p>
          </table:table-cell>
          <table:table-cell office:value-type="string" table:style-name="ce1">
            <text:p>Q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746" table:style-name="ce1">
            <text:p>53746</text:p>
          </table:table-cell>
          <table:table-cell office:value-type="float" office:value="67.400000000000006" table:style-name="ce1">
            <text:p>67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AAGCCGCGCGG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vid Dittrich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.271389 N</text:p>
          </table:table-cell>
          <table:table-cell office:value-type="string" table:style-name="ce1">
            <text:p>76.72194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ingVevev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043" table:style-name="ce1">
            <text:p>68043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yles Killpatrick</text:p>
          </table:table-cell>
          <table:table-cell office:value-type="string" table:style-name="ce1">
            <text:p>Canyon Countr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430791 N</text:p>
          </table:table-cell>
          <table:table-cell office:value-type="string" table:style-name="ce1">
            <text:p>118.47109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27T00:00:00" table:style-name="ce2">
            <text:p>3/2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ittenMittens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894" table:style-name="ce1">
            <text:p>49894</text:p>
          </table:table-cell>
          <table:table-cell office:value-type="float" office:value="64.5" table:style-name="ce1">
            <text:p>64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ampden-Sydney Colleg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Kristofer Miller</text:p>
          </table:table-cell>
          <table:table-cell office:value-type="string" table:style-name="ce1">
            <text:p>Hampden Sydne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05T00:00:00" table:style-name="ce2">
            <text:p>12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lein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070000000" table:style-name="ce3">
            <text:p>2.07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12329" table:style-name="ce1">
            <text:p>112329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brini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Veronica Smith</text:p>
          </table:table-cell>
          <table:table-cell office:value-type="string" table:style-name="ce1">
            <text:p>Radno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2-17T00:00:00" table:style-name="ce2">
            <text:p>12/1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loppinator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3x10^10 pfu/ml!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80" table:style-name="ce1">
            <text:p>68480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Uriel Sanchez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3325 N</text:p>
          </table:table-cell>
          <table:table-cell office:value-type="string" table:style-name="ce1">
            <text:p>76.61667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06T00:00:00" table:style-name="ce2">
            <text:p>2/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Lucky39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0000" table:style-name="ce3">
            <text:p>1.00E+0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09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138" table:style-name="ce1">
            <text:p>6813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yler Haskell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464 N</text:p>
          </table:table-cell>
          <table:table-cell office:value-type="string" table:style-name="ce1">
            <text:p>111.64882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onstantine</text:p>
          </table:table-cell>
          <table:table-cell office:value-type="string" table:style-name="ce1">
            <text:p>H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7469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952" table:style-name="ce1">
            <text:p>68952</text:p>
          </table:table-cell>
          <table:table-cell office:value-type="float" office:value="57.4" table:style-name="ce1">
            <text:p>57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. Tantoco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9-02T00:00:00" table:style-name="ce2">
            <text:p>9/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ostya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1659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5811" table:style-name="ce1">
            <text:p>75811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ori Bibb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896377 N</text:p>
          </table:table-cell>
          <table:table-cell office:value-type="string" table:style-name="ce1">
            <text:p>77.036133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7-16T00:00:00" table:style-name="ce2">
            <text:p>7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rakatau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.8X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058" table:style-name="ce1">
            <text:p>53058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gustin Borjon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9383 N</text:p>
          </table:table-cell>
          <table:table-cell office:value-type="string" table:style-name="ce1">
            <text:p>122.05305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16T00:00:00" table:style-name="ce2">
            <text:p>2/1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ratark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407" table:style-name="ce1">
            <text:p>51407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rcadia Kratkiewicz and Rebecca Taylor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4-16T00:00:00" table:style-name="ce2">
            <text:p>4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ratio</text:p>
          </table:table-cell>
          <table:table-cell office:value-type="string" table:style-name="ce1">
            <text:p>K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2738" table:style-name="ce1">
            <text:p>62738</text:p>
          </table:table-cell>
          <table:table-cell office:value-type="float" office:value="65.7" table:style-name="ce1">
            <text:p>65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AG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atalia Maldonado-Vazquez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17.991195 N</text:p>
          </table:table-cell>
          <table:table-cell office:value-type="string" table:style-name="ce1">
            <text:p>66.05343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0T00:00:00" table:style-name="ce2">
            <text:p>1/1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SSJEB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81" table:style-name="ce1">
            <text:p>51381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essica Wong</text:p>
          </table:table-cell>
          <table:table-cell office:value-type="string" table:style-name="ce1">
            <text:p>Lexington<text:s/>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ugel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379" table:style-name="ce1">
            <text:p>52379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an Russell</text:p>
          </table:table-cell>
          <table:table-cell office:value-type="string" table:style-name="ce1">
            <text:p>Brooklyn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82697 N</text:p>
          </table:table-cell>
          <table:table-cell office:value-type="string" table:style-name="ce1">
            <text:p>73.981174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4-11T00:00:00" table:style-name="ce2">
            <text:p>4/1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Kyka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200000000" table:style-name="ce3">
            <text:p>4.2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294" table:style-name="ce1">
            <text:p>50294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rlee Driver</text:p>
          </table:table-cell>
          <table:table-cell office:value-type="string" table:style-name="ce1">
            <text:p>Lafayette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6.496697 N</text:p>
          </table:table-cell>
          <table:table-cell office:value-type="string" table:style-name="ce1">
            <text:p>86.04285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6-13T00:00:00" table:style-name="ce2">
            <text:p>6/1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5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Z1894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2297" table:style-name="ce1">
            <text:p>52297</text:p>
          </table:table-cell>
          <table:table-cell office:value-type="float" office:value="62.3" table:style-name="ce1">
            <text:p>62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. Doke</text:p>
          </table:table-cell>
          <table:table-cell table:number-columns-repeated="2" table:style-name="ce1"/>
          <table:table-cell office:value-type="string" table:style-name="ce1">
            <text:p>Japan</text:p>
          </table:table-cell>
          <table:table-cell office:value-type="string" table:style-name="ce1">
            <text:p>35.6 N</text:p>
          </table:table-cell>
          <table:table-cell office:value-type="string" table:style-name="ce1">
            <text:p>139.6 E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1992-12-07T00:00:00" table:style-name="ce2">
            <text:p>12/7/199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amina13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255" table:style-name="ce1">
            <text:p>53255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ami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eamus Pugh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513611 N</text:p>
          </table:table-cell>
          <table:table-cell office:value-type="string" table:style-name="ce1">
            <text:p>84.73027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0T00:00:00" table:style-name="ce2">
            <text:p>1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arenn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8.1x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967" table:style-name="ce1">
            <text:p>52967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lyson King</text:p>
          </table:table-cell>
          <table:table-cell office:value-type="string" table:style-name="ce1">
            <text:p>Bowling Green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nited States of Americ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17T00:00:00" table:style-name="ce2">
            <text:p>1/17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arva</text:p>
          </table:table-cell>
          <table:table-cell office:value-type="string" table:style-name="ce1">
            <text:p>K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24385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2991" table:style-name="ce1">
            <text:p>62991</text:p>
          </table:table-cell>
          <table:table-cell office:value-type="float" office:value="65.3" table:style-name="ce1">
            <text:p>65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AGTGGCAT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uth Dana &amp; Veronica Gray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7185 N</text:p>
          </table:table-cell>
          <table:table-cell office:value-type="string" table:style-name="ce1">
            <text:p>76.720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ooch</text:p>
          </table:table-cell>
          <table:table-cell office:value-type="date" office:date-value="2011-01-26T00:00:00" table:style-name="ce2">
            <text:p>1/26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ass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89x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576" table:style-name="ce1">
            <text:p>68576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arrett Miller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625 N</text:p>
          </table:table-cell>
          <table:table-cell office:value-type="string" table:style-name="ce1">
            <text:p>75.378056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04T00:00:00" table:style-name="ce2">
            <text:p>10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aurie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6507" table:style-name="ce1">
            <text:p>66507</text:p>
          </table:table-cell>
          <table:table-cell office:value-type="float" office:value="69" table:style-name="ce1">
            <text:p>6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Machi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yler Williams</text:p>
          </table:table-cell>
          <table:table-cell office:value-type="string" table:style-name="ce1">
            <text:p>Milbridge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4.555822 N</text:p>
          </table:table-cell>
          <table:table-cell office:value-type="string" table:style-name="ce1">
            <text:p>67.863971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eBron</text:p>
          </table:table-cell>
          <table:table-cell office:value-type="string" table:style-name="ce1">
            <text:p>L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HM15276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3453" table:style-name="ce1">
            <text:p>73453</text:p>
          </table:table-cell>
          <table:table-cell office:value-type="float" office:value="58.8" table:style-name="ce1">
            <text:p>58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mes Madis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table:style-name="ce1"/>
          <table:table-cell office:value-type="string" table:style-name="ce1">
            <text:p>Harrison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0-04-27T00:00:00" table:style-name="ce2">
            <text:p>4/27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eeLot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500000000" table:style-name="ce3">
            <text:p>1.25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921" table:style-name="ce1">
            <text:p>68921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tchell Hallman, Zezhong He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145 N</text:p>
          </table:table-cell>
          <table:table-cell office:value-type="string" table:style-name="ce1">
            <text:p>90.31456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SampleOne</text:p>
          </table:table-cell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ego3393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30000000000" table:style-name="ce3">
            <text:p>2.30E+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9037" table:style-name="ce1">
            <text:p>69037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ghan Muretta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710105 N</text:p>
          </table:table-cell>
          <table:table-cell office:value-type="string" table:style-name="ce1">
            <text:p>75.25305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6T00:00:00" table:style-name="ce2">
            <text:p>1/6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emonSlic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86000000" table:style-name="ce3">
            <text:p>8.86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324" table:style-name="ce1">
            <text:p>6832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Ying-Chiang Jeffrey Lee and Claire Brownstone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3844 N</text:p>
          </table:table-cell>
          <table:table-cell office:value-type="string" table:style-name="ce1">
            <text:p>90.31529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emur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0" table:style-name="ce1">
            <text:p>51370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William Waterstreet and Michelle Cox</text:p>
          </table:table-cell>
          <table:table-cell office:value-type="string" table:style-name="ce1">
            <text:p>Greencastl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641336 N</text:p>
          </table:table-cell>
          <table:table-cell office:value-type="string" table:style-name="ce1">
            <text:p>86.85828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12T00:00:00" table:style-name="ce2">
            <text:p>6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esedi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486" table:style-name="ce1">
            <text:p>50486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indo</text:p>
          </table:table-cell>
          <table:table-cell table:number-columns-repeated="2" table:style-name="ce1"/>
          <table:table-cell office:value-type="string" table:style-name="ce1">
            <text:p>S. Afric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11-29T00:00:00" table:style-name="ce2">
            <text:p>11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HTSCC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813" table:style-name="ce1">
            <text:p>51813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hing-Chung Ko</text:p>
          </table:table-cell>
          <table:table-cell office:value-type="string" table:style-name="ce1">
            <text:p>Salem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efie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41259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1650" table:style-name="ce1">
            <text:p>41650</text:p>
          </table:table-cell>
          <table:table-cell office:value-type="float" office:value="66.8" table:style-name="ce1">
            <text:p>66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illi Holst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Liefe</text:p>
          </table:table-cell>
          <table:table-cell office:value-type="date" office:date-value="2011-04-28T00:00:00" table:style-name="ce2">
            <text:p>4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lac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38224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260" table:style-name="ce1">
            <text:p>76260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a G. Suarez-Diaz</text:p>
          </table:table-cell>
          <table:table-cell office:value-type="string" table:style-name="ce1">
            <text:p>Cayey</text:p>
          </table:table-cell>
          <table:table-cell office:value-type="string" table:style-name="ce1">
            <text:p>PR</text:p>
          </table:table-cell>
          <table:table-cell table:style-name="ce1"/>
          <table:table-cell office:value-type="string" table:style-name="ce1">
            <text:p>18.123897 N</text:p>
          </table:table-cell>
          <table:table-cell office:value-type="string" table:style-name="ce1">
            <text:p>66.15687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7-21T00:00:00" table:style-name="ce2">
            <text:p>7/2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lith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41" table:style-name="ce1">
            <text:p>50841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olorado at Boulder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yler Yates and Piper Replogle</text:p>
          </table:table-cell>
          <table:table-cell office:value-type="string" table:style-name="ce1">
            <text:p>Bould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07444 N</text:p>
          </table:table-cell>
          <table:table-cell office:value-type="string" table:style-name="ce1">
            <text:p>105.27202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10T00:00:00" table:style-name="ce2">
            <text:p>1/10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nStu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41259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3882" table:style-name="ce1">
            <text:p>153882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indo</text:p>
          </table:table-cell>
          <table:table-cell table:number-columns-repeated="2" table:style-name="ce1"/>
          <table:table-cell office:value-type="string" table:style-name="ce1">
            <text:p>S. Afric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7-29T00:00:00" table:style-name="ce2">
            <text:p>7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ttleCherry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170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690" table:style-name="ce1">
            <text:p>50690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lie Atwater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72066 N</text:p>
          </table:table-cell>
          <table:table-cell office:value-type="string" table:style-name="ce1">
            <text:p>76.72066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1T00:00:00" table:style-name="ce2">
            <text:p>2/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ttleE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9086" table:style-name="ce1">
            <text:p>109086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xing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ue Offner</text:p>
          </table:table-cell>
          <table:table-cell office:value-type="string" table:style-name="ce1">
            <text:p>Concord<text:s/>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ttleGuy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300000000" table:style-name="ce3">
            <text:p>2.3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178" table:style-name="ce1">
            <text:p>51178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Yeamie Smartt-Nalli; Benjamin Todd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366 N</text:p>
          </table:table-cell>
          <table:table-cell office:value-type="string" table:style-name="ce1">
            <text:p>90.31053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ttleton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800" table:style-name="ce1">
            <text:p>155800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om Curley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5-24T00:00:00" table:style-name="ce2">
            <text:p>5/2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izLemon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7496" table:style-name="ce1">
            <text:p>67496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thag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andra Ash</text:p>
          </table:table-cell>
          <table:table-cell office:value-type="string" table:style-name="ce1">
            <text:p>Kenosha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3-07T00:00:00" table:style-name="ce2">
            <text:p>3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lama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8472" table:style-name="ce1">
            <text:p>58472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Norhan Shamloul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3111 N</text:p>
          </table:table-cell>
          <table:table-cell office:value-type="string" table:style-name="ce1">
            <text:p>79.95456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1-30T00:00:00" table:style-name="ce2">
            <text:p>1/3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lij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6852" table:style-name="ce1">
            <text:p>56852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G. Zdanowicz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oadrie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6492" table:style-name="ce1">
            <text:p>76492</text:p>
          </table:table-cell>
          <table:table-cell office:value-type="float" office:value="59" table:style-name="ce1">
            <text:p>5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drie Shen and Lauren Sanders</text:p>
          </table:table-cell>
          <table:table-cell office:value-type="string" table:style-name="ce1">
            <text:p>Den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3.212167 N</text:p>
          </table:table-cell>
          <table:table-cell office:value-type="string" table:style-name="ce1">
            <text:p>97.148217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03T00:00:00" table:style-name="ce2">
            <text:p>1/3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ockley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4424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478" table:style-name="ce1">
            <text:p>51478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low Universtiy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arlana Myers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oser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00000000" table:style-name="ce3">
            <text:p>2.00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486" table:style-name="ce1">
            <text:p>53486</text:p>
          </table:table-cell>
          <table:table-cell office:value-type="float" office:value="64.5" table:style-name="ce1">
            <text:p>64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issi Arguenta</text:p>
          </table:table-cell>
          <table:table-cell office:value-type="string" table:style-name="ce1">
            <text:p>Provo Canyon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2945 N</text:p>
          </table:table-cell>
          <table:table-cell office:value-type="string" table:style-name="ce1">
            <text:p>111.621583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RRHood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64x 10^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2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4349" table:style-name="ce1">
            <text:p>154349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im Davis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86 N</text:p>
          </table:table-cell>
          <table:table-cell office:value-type="string" table:style-name="ce1">
            <text:p>122.0632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Lucky2013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08627" table:style-name="ce1">
            <text:p>108627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UCS</text:p>
          </table:table-cell>
          <table:table-cell office:value-type="string" table:style-name="ce1">
            <text:p>West Miffli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10-14T00:00:00" table:style-name="ce2">
            <text:p>10/1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cnCheese</text:p>
          </table:table-cell>
          <table:table-cell office:value-type="string" table:style-name="ce1">
            <text:p>K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04257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1567" table:style-name="ce1">
            <text:p>61567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ATGGCAT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om Everding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2033 N</text:p>
          </table:table-cell>
          <table:table-cell office:value-type="string" table:style-name="ce1">
            <text:p>85.58176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07T00:00:00" table:style-name="ce2">
            <text:p>3/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damMonkfish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2000000000" table:style-name="ce3">
            <text:p>6.2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554" table:style-name="ce1">
            <text:p>75554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atascha Richardson</text:p>
          </table:table-cell>
          <table:table-cell office:value-type="string" table:style-name="ce1">
            <text:p>Ravenna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689 N</text:p>
          </table:table-cell>
          <table:table-cell office:value-type="string" table:style-name="ce1">
            <text:p>83.94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2T00:00:00" table:style-name="ce2">
            <text:p>2/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gnito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743" table:style-name="ce1">
            <text:p>51743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ael Li Sharon Jia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4804 N</text:p>
          </table:table-cell>
          <table:table-cell office:value-type="string" table:style-name="ce1">
            <text:p>90.303141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7-07T00:00:00" table:style-name="ce2">
            <text:p>7/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iniac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28" table:style-name="ce1">
            <text:p>50828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Maine Commu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cia Ackerman</text:p>
          </table:table-cell>
          <table:table-cell office:value-type="string" table:style-name="ce1">
            <text:p>Brownfield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3.9176 N</text:p>
          </table:table-cell>
          <table:table-cell office:value-type="string" table:style-name="ce1">
            <text:p>70.926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3T00:00:00" table:style-name="ce2">
            <text:p>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lithi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6870" table:style-name="ce1">
            <text:p>46870</text:p>
          </table:table-cell>
          <table:table-cell office:value-type="float" office:value="67.099999999999994" table:style-name="ce1">
            <text:p>67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TGCCG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ungile Marcia Mbambo</text:p>
          </table:table-cell>
          <table:table-cell office:value-type="string" table:style-name="ce1">
            <text:p>Durban (KwaMashu)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13T00:00:00" table:style-name="ce2">
            <text:p>2/1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n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79" table:style-name="ce1">
            <text:p>68479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vin Zhang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38.385745 N</text:p>
          </table:table-cell>
          <table:table-cell office:value-type="string" table:style-name="ce1">
            <text:p>90.18261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09T00:00:00" table:style-name="ce2">
            <text:p>6/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nad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000000000" table:style-name="ce3">
            <text:p>3.0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807" table:style-name="ce1">
            <text:p>68807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olorado at Boulder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tt Nelson and Andie Doak</text:p>
          </table:table-cell>
          <table:table-cell office:value-type="string" table:style-name="ce1">
            <text:p>Bould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02869 N</text:p>
          </table:table-cell>
          <table:table-cell office:value-type="string" table:style-name="ce1">
            <text:p>104.26100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07T00:00:00" table:style-name="ce2">
            <text:p>1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nate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040" table:style-name="ce1">
            <text:p>51040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illian Tse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5T00:00:00" table:style-name="ce2">
            <text:p>2/5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ntra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.0x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001" table:style-name="ce1">
            <text:p>57001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lark Straub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89 N</text:p>
          </table:table-cell>
          <table:table-cell office:value-type="string" table:style-name="ce1">
            <text:p>122.05253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7-08T00:00:00" table:style-name="ce2">
            <text:p>7/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rcell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30770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186" table:style-name="ce1">
            <text:p>4918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Machi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ominique Croft</text:p>
          </table:table-cell>
          <table:table-cell office:value-type="string" table:style-name="ce1">
            <text:p>Machias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708641 N</text:p>
          </table:table-cell>
          <table:table-cell office:value-type="string" table:style-name="ce1">
            <text:p>67.45826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1T00:00:00" table:style-name="ce2">
            <text:p>2/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rie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77" table:style-name="ce1">
            <text:p>50877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homas Bernardo</text:p>
          </table:table-cell>
          <table:table-cell office:value-type="string" table:style-name="ce1">
            <text:p>Allentown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57 N</text:p>
          </table:table-cell>
          <table:table-cell office:value-type="string" table:style-name="ce1">
            <text:p>75.5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06T00:00:00" table:style-name="ce2">
            <text:p>12/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rQuardt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82" table:style-name="ce1">
            <text:p>50882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Wisconsin-River Fall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obbi Kelling</text:p>
          </table:table-cell>
          <table:table-cell office:value-type="string" table:style-name="ce1">
            <text:p>River Fall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4.85115 N</text:p>
          </table:table-cell>
          <table:table-cell office:value-type="string" table:style-name="ce1">
            <text:p>92.62452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Quardt</text:p>
          </table:table-cell>
          <table:table-cell office:value-type="date" office:date-value="2013-02-07T00:00:00" table:style-name="ce2">
            <text:p>2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rvin</text:p>
          </table:table-cell>
          <table:table-cell office:value-type="string" table:style-name="ce1">
            <text:p>S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00000000" table:style-name="ce3">
            <text:p>5.0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5100" table:style-name="ce1">
            <text:p>65100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brini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lissa Phillips</text:p>
          </table:table-cell>
          <table:table-cell office:value-type="string" table:style-name="ce1">
            <text:p>Radno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87694 N</text:p>
          </table:table-cell>
          <table:table-cell office:value-type="string" table:style-name="ce1">
            <text:p>75.622308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averick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2" table:style-name="ce1">
            <text:p>51372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yan Loviz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10-27T00:00:00" table:style-name="ce2">
            <text:p>10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cFly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502" table:style-name="ce1">
            <text:p>52502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ampden-Sydne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eth Ayres</text:p>
          </table:table-cell>
          <table:table-cell office:value-type="string" table:style-name="ce1">
            <text:p>Hampden-Sydne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.240169 N</text:p>
          </table:table-cell>
          <table:table-cell office:value-type="string" table:style-name="ce1">
            <text:p>78.46098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3T00:00:00" table:style-name="ce2">
            <text:p>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dusa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3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84" table:style-name="ce1">
            <text:p>51384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gan Richters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641096 N</text:p>
          </table:table-cell>
          <table:table-cell office:value-type="string" table:style-name="ce1">
            <text:p>92.04177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7T00:00:00" table:style-name="ce2">
            <text:p>4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eZe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2438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68" table:style-name="ce1">
            <text:p>51368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NY, Queen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arakah Nausrudeen</text:p>
          </table:table-cell>
          <table:table-cell office:value-type="string" table:style-name="ce1">
            <text:p>Queens Village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706579 N</text:p>
          </table:table-cell>
          <table:table-cell office:value-type="string" table:style-name="ce1">
            <text:p>73.73132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4-29T00:00:00" table:style-name="ce2">
            <text:p>4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gatro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9009" table:style-name="ce1">
            <text:p>6900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ckenzie Hurlbert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3475 N</text:p>
          </table:table-cell>
          <table:table-cell office:value-type="string" table:style-name="ce1">
            <text:p>72.94427 W<text:s/>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lvin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84147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69" table:style-name="ce1">
            <text:p>51369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ttysburg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abrielle Benson</text:p>
          </table:table-cell>
          <table:table-cell office:value-type="string" table:style-name="ce1">
            <text:p>Gettysburg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835316 N</text:p>
          </table:table-cell>
          <table:table-cell office:value-type="string" table:style-name="ce1">
            <text:p>77.23538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23T00:00:00" table:style-name="ce2">
            <text:p>3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ndokysei</text:p>
          </table:table-cell>
          <table:table-cell office:value-type="string" table:style-name="ce1">
            <text:p>T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0x10^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3511" table:style-name="ce1">
            <text:p>43511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GGAACGCCT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andon Yee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88 N</text:p>
          </table:table-cell>
          <table:table-cell office:value-type="string" table:style-name="ce1">
            <text:p>122.05248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4T00:00:00" table:style-name="ce2">
            <text:p>3/1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talQZJ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5.4 x 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854" table:style-name="ce1">
            <text:p>51854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hijie Qi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9136 N</text:p>
          </table:table-cell>
          <table:table-cell office:value-type="string" table:style-name="ce1">
            <text:p>90.30755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5T00:00:00" table:style-name="ce2">
            <text:p>6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ethuselah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891" table:style-name="ce1">
            <text:p>50891</text:p>
          </table:table-cell>
          <table:table-cell office:value-type="float" office:value="64.2" table:style-name="ce1">
            <text:p>64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ryland, Baltimore Coun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helby Clarke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255466 N</text:p>
          </table:table-cell>
          <table:table-cell office:value-type="string" table:style-name="ce1">
            <text:p>76.712533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1T00:00:00" table:style-name="ce2">
            <text:p>3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aZeal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10764" table:style-name="ce1">
            <text:p>110764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brini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shley Morel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4-08T00:00:00" table:style-name="ce2">
            <text:p>4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chelleMyBell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98624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2240" table:style-name="ce1">
            <text:p>42240</text:p>
          </table:table-cell>
          <table:table-cell office:value-type="float" office:value="66" table:style-name="ce1">
            <text:p>6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CCGCCGCCTTG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ke Hackel</text:p>
          </table:table-cell>
          <table:table-cell office:value-type="string" table:style-name="ce1">
            <text:p>Nya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1.088333 N</text:p>
          </table:table-cell>
          <table:table-cell office:value-type="string" table:style-name="ce1">
            <text:p>73.9319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ichelleMyBelle</text:p>
          </table:table-cell>
          <table:table-cell office:value-type="date" office:date-value="2013-01-16T00:00:00" table:style-name="ce2">
            <text:p>1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crowolf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864" table:style-name="ce1">
            <text:p>50864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rth Carolina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ope Hendricks</text:p>
          </table:table-cell>
          <table:table-cell office:value-type="string" table:style-name="ce1">
            <text:p>Raleigh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5.781203 N</text:p>
          </table:table-cell>
          <table:table-cell office:value-type="string" table:style-name="ce1">
            <text:p>78.6748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lleniumForc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8106" table:style-name="ce1">
            <text:p>58106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aul Zakaria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llski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4" table:style-name="ce1">
            <text:p>51374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redith Millman and Sophie G Bandurski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nited States of Americ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4-16T00:00:00" table:style-name="ce2">
            <text:p>4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lly</text:p>
          </table:table-cell>
          <table:table-cell office:value-type="string" table:style-name="ce1">
            <text:p>K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8211" table:style-name="ce1">
            <text:p>58211</text:p>
          </table:table-cell>
          <table:table-cell office:value-type="float" office:value="68.3" table:style-name="ce1">
            <text:p>68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TCGC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College and State Universit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anielle Lutyk &amp; Oluwaseun Oyewole</text:p>
          </table:table-cell>
          <table:table-cell office:value-type="string" table:style-name="ce1">
            <text:p>Milledg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119425 N</text:p>
          </table:table-cell>
          <table:table-cell office:value-type="string" table:style-name="ce1">
            <text:p>83.185042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29T00:00:00" table:style-name="ce2">
            <text:p>10/2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nerva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09871" table:style-name="ce1">
            <text:p>109871</text:p>
          </table:table-cell>
          <table:table-cell office:value-type="float" office:value="60.7" table:style-name="ce1">
            <text:p>60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lle Grove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6-05T00:00:00" table:style-name="ce2">
            <text:p>6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nni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268" table:style-name="ce1">
            <text:p>59268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ison Rhodes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2-09T00:00:00" table:style-name="ce2">
            <text:p>12/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somonster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00000" table:style-name="ce3">
            <text:p>1.00E+06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8504" table:style-name="ce1">
            <text:p>48504</text:p>
          </table:table-cell>
          <table:table-cell office:value-type="float" office:value="64.3" table:style-name="ce1">
            <text:p>64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ontan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ad Loudon</text:p>
          </table:table-cell>
          <table:table-cell office:value-type="string" table:style-name="ce1">
            <text:p>Missoula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6.865150 N</text:p>
          </table:table-cell>
          <table:table-cell office:value-type="string" table:style-name="ce1">
            <text:p>113.97977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7T00:00:00" table:style-name="ce2">
            <text:p>4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sterCuddle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754" table:style-name="ce1">
            <text:p>5775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van Witt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4787 N</text:p>
          </table:table-cell>
          <table:table-cell office:value-type="string" table:style-name="ce1">
            <text:p>90.31184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itKa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93" table:style-name="ce1">
            <text:p>68493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hillip Azanov and Alex Loftis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6281 N</text:p>
          </table:table-cell>
          <table:table-cell office:value-type="string" table:style-name="ce1">
            <text:p>90.31062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27T00:00:00" table:style-name="ce2">
            <text:p>5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kaliMitinis3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844" table:style-name="ce1">
            <text:p>75844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Xavier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retchen Peppers</text:p>
          </table:table-cell>
          <table:table-cell office:value-type="string" table:style-name="ce1">
            <text:p>New Orlean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9.99025 N</text:p>
          </table:table-cell>
          <table:table-cell office:value-type="string" table:style-name="ce1">
            <text:p>90.09777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6-21T00:00:00" table:style-name="ce2">
            <text:p>6/2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MoMixon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62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4573" table:style-name="ce1">
            <text:p>154573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ksonville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ssica L. Arighi</text:p>
          </table:table-cell>
          <table:table-cell office:value-type="string" table:style-name="ce1">
            <text:p>Dadeville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836698 N</text:p>
          </table:table-cell>
          <table:table-cell office:value-type="string" table:style-name="ce1">
            <text:p>85.76082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4T00:00:00" table:style-name="ce2">
            <text:p>2/24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oMoo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400000000000" table:style-name="ce3">
            <text:p>4.40E+12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5178" table:style-name="ce1">
            <text:p>55178</text:p>
          </table:table-cell>
          <table:table-cell office:value-type="float" office:value="62" table:style-name="ce1">
            <text:p>6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CCGCCT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ole Blair</text:p>
          </table:table-cell>
          <table:table-cell office:value-type="string" table:style-name="ce1">
            <text:p>Sandy Hook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076844 N</text:p>
          </table:table-cell>
          <table:table-cell office:value-type="string" table:style-name="ce1">
            <text:p>83.18349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12-30T00:00:00" table:style-name="ce2">
            <text:p>12/3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rgushi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3875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307" table:style-name="ce1">
            <text:p>68307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rgan Schoer and Yuqi Wang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000139 N</text:p>
          </table:table-cell>
          <table:table-cell office:value-type="string" table:style-name="ce1">
            <text:p>90.00013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23T00:00:00" table:style-name="ce2">
            <text:p>5/2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rpher26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1000000000" table:style-name="ce3">
            <text:p>9.1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294" table:style-name="ce1">
            <text:p>51294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onna Williams</text:p>
          </table:table-cell>
          <table:table-cell office:value-type="string" table:style-name="ce1">
            <text:p>Bowling Green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6T00:00:00" table:style-name="ce2">
            <text:p>3/1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rty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878" table:style-name="ce1">
            <text:p>6887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cholas Edgington</text:p>
          </table:table-cell>
          <table:table-cell office:value-type="string" table:style-name="ce1">
            <text:p>Hamd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6634 N</text:p>
          </table:table-cell>
          <table:table-cell office:value-type="string" table:style-name="ce1">
            <text:p>72.9113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0T00:00:00" table:style-name="ce2">
            <text:p>4/1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saic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200000000" table:style-name="ce3">
            <text:p>5.12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88" table:style-name="ce1">
            <text:p>6848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ingxuan Wang and Jayaram Moha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888 N</text:p>
          </table:table-cell>
          <table:table-cell office:value-type="string" table:style-name="ce1">
            <text:p>90.31416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sb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.9x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4533" table:style-name="ce1">
            <text:p>74533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. Bai, K. Dinh, and M. Huang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73 N</text:p>
          </table:table-cell>
          <table:table-cell office:value-type="string" table:style-name="ce1">
            <text:p>118.45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4-22T00:00:00" table:style-name="ce2">
            <text:p>4/22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sMoris</text:p>
          </table:table-cell>
          <table:table-cell office:value-type="string" table:style-name="ce1">
            <text:p>S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5243" table:style-name="ce1">
            <text:p>65243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CGCGCA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Machi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ustin McHugh</text:p>
          </table:table-cell>
          <table:table-cell office:value-type="string" table:style-name="ce1">
            <text:p>Milbridge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55822 N</text:p>
          </table:table-cell>
          <table:table-cell office:value-type="string" table:style-name="ce1">
            <text:p>67.86397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1-25T00:00:00" table:style-name="ce2">
            <text:p>1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oz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7278" table:style-name="ce1">
            <text:p>57278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AGGCAT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Ernie VanderKruik</text:p>
          </table:table-cell>
          <table:table-cell table:number-columns-repeated="2" table:style-name="ce1"/>
          <table:table-cell office:value-type="string" table:style-name="ce1">
            <text:p>Mozambique</text:p>
          </table:table-cell>
          <table:table-cell office:value-type="string" table:style-name="ce1">
            <text:p>23.946096 S</text:p>
          </table:table-cell>
          <table:table-cell office:value-type="string" table:style-name="ce1">
            <text:p>35.090332 E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Plant7149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200000000" table:style-name="ce3">
            <text:p>4.2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2" table:style-name="ce1">
            <text:p>51372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rew Thomas and Marilyn Piccirillo</text:p>
          </table:table-cell>
          <table:table-cell office:value-type="string" table:style-name="ce1">
            <text:p>S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 N</text:p>
          </table:table-cell>
          <table:table-cell office:value-type="string" table:style-name="ce1">
            <text:p>90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12-23T00:00:00" table:style-name="ce2">
            <text:p>12/2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Rabcd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800000000" table:style-name="ce3">
            <text:p>3.8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791" table:style-name="ce1">
            <text:p>68791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ana Deutsch and Bryan Ciccarello</text:p>
          </table:table-cell>
          <table:table-cell office:value-type="string" table:style-name="ce1">
            <text:p>St. Louis<text:s/>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3 N</text:p>
          </table:table-cell>
          <table:table-cell office:value-type="string" table:style-name="ce1">
            <text:p>90.2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rGordo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00000000" table:style-name="ce3">
            <text:p>1.6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02014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988" table:style-name="ce1">
            <text:p>50988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ean Kearney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22000 N</text:p>
          </table:table-cell>
          <table:table-cell office:value-type="string" table:style-name="ce1">
            <text:p>86.916056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13T00:00:00" table:style-name="ce2">
            <text:p>1/1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ddy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8228" table:style-name="ce1">
            <text:p>48228</text:p>
          </table:table-cell>
          <table:table-cell office:value-type="float" office:value="58.8" table:style-name="ce1">
            <text:p>58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GTAGCGGCTT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illi Holst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6-27T00:00:00" table:style-name="ce2">
            <text:p>6/2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fasa</text:p>
          </table:table-cell>
          <table:table-cell office:value-type="string" table:style-name="ce1">
            <text:p>K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4x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8065" table:style-name="ce1">
            <text:p>58065</text:p>
          </table:table-cell>
          <table:table-cell office:value-type="float" office:value="68.2" table:style-name="ce1">
            <text:p>68.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TCGC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mion Coleman</text:p>
          </table:table-cell>
          <table:table-cell office:value-type="string" table:style-name="ce1">
            <text:p>Lawrenc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9T00:00:00" table:style-name="ce2">
            <text:p>1/2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lciber</text:p>
          </table:table-cell>
          <table:table-cell office:value-type="string" table:style-name="ce1">
            <text:p>A1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428" table:style-name="ce1">
            <text:p>5242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eph Johnson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969917 N</text:p>
          </table:table-cell>
          <table:table-cell office:value-type="string" table:style-name="ce1">
            <text:p>75.1937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6T00:00:00" table:style-name="ce2">
            <text:p>1/6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ndrea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257" table:style-name="ce1">
            <text:p>51257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unirah Samuel, Aundrea Nguyen</text:p>
          </table:table-cell>
          <table:table-cell office:value-type="string" table:style-name="ce1">
            <text:p>Lawrenc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915719 N</text:p>
          </table:table-cell>
          <table:table-cell office:value-type="string" table:style-name="ce1">
            <text:p>83.96736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6T00:00:00" table:style-name="ce2">
            <text:p>1/2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rdoc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3875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600" table:style-name="ce1">
            <text:p>68600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William Eamon Callison and Sunnie Hsiung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34163 N</text:p>
          </table:table-cell>
          <table:table-cell office:value-type="string" table:style-name="ce1">
            <text:p>90.28669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5-02T00:00:00" table:style-name="ce2">
            <text:p>5/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rph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74897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179" table:style-name="ce1">
            <text:p>76179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Ohio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ael Anderson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04213 N</text:p>
          </table:table-cell>
          <table:table-cell office:value-type="string" table:style-name="ce1">
            <text:p>83.02190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4T00:00:00" table:style-name="ce2">
            <text:p>1/2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rucutumbu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0609" table:style-name="ce1">
            <text:p>60609</text:p>
          </table:table-cell>
          <table:table-cell office:value-type="float" office:value="66.7" table:style-name="ce1">
            <text:p>66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yanne M. Nieves</text:p>
          </table:table-cell>
          <table:table-cell office:value-type="string" table:style-name="ce1">
            <text:p>Gurabo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18.275353 N</text:p>
          </table:table-cell>
          <table:table-cell office:value-type="string" table:style-name="ce1">
            <text:p>65.95753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9T00:00:00" table:style-name="ce2">
            <text:p>1/2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seum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426" table:style-name="ce1">
            <text:p>51426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athe North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. Dix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utaforma13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0000000000" table:style-name="ce3">
            <text:p>1.6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02014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7701" table:style-name="ce1">
            <text:p>57701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AGGCGC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rth Carolina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nnah Huntley</text:p>
          </table:table-cell>
          <table:table-cell office:value-type="string" table:style-name="ce1">
            <text:p>Raleigh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5.782161 N</text:p>
          </table:table-cell>
          <table:table-cell office:value-type="string" table:style-name="ce1">
            <text:p>78.66620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2T00:00:00" table:style-name="ce2">
            <text:p>2/2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yrna</text:p>
          </table:table-cell>
          <table:table-cell office:value-type="string" table:style-name="ce1">
            <text:p>C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2646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4602" table:style-name="ce1">
            <text:p>164602</text:p>
          </table:table-cell>
          <table:table-cell office:value-type="float" office:value="65.400000000000006" table:style-name="ce1">
            <text:p>65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pper Saint Clair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. Klinex</text:p>
          </table:table-cell>
          <table:table-cell office:value-type="string" table:style-name="ce1">
            <text:p>Upper St. Clai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6T00:00:00" table:style-name="ce2">
            <text:p>6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Myxus</text:p>
          </table:table-cell>
          <table:table-cell office:value-type="string" table:style-name="ce1">
            <text:p>A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~10E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425" table:style-name="ce1">
            <text:p>53425</text:p>
          </table:table-cell>
          <table:table-cell office:value-type="float" office:value="62.6" table:style-name="ce1">
            <text:p>62.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uerto Rico at Caye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seph Perez</text:p>
          </table:table-cell>
          <table:table-cell office:value-type="string" table:style-name="ce1">
            <text:p>Cidra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18.14353 N</text:p>
          </table:table-cell>
          <table:table-cell office:value-type="string" table:style-name="ce1">
            <text:p>66.1539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8-26T00:00:00" table:style-name="ce2">
            <text:p>8/2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aca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594" table:style-name="ce1">
            <text:p>51594</text:p>
          </table:table-cell>
          <table:table-cell office:value-type="float" office:value="59.8" table:style-name="ce1">
            <text:p>59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Texas at El Pas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athan Santillana</text:p>
          </table:table-cell>
          <table:table-cell office:value-type="string" table:style-name="ce1">
            <text:p>Clint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2-06T00:00:00" table:style-name="ce2">
            <text:p>2/6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ach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649098.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321" table:style-name="ce1">
            <text:p>6932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ittany Kartchner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938 N</text:p>
          </table:table-cell>
          <table:table-cell office:value-type="string" table:style-name="ce1">
            <text:p>111.77934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9-25T00:00:00" table:style-name="ce2">
            <text:p>9/25/2012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ala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210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894" table:style-name="ce1">
            <text:p>75894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alashova N, Johnson E, Nieh A, Yu A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694 N</text:p>
          </table:table-cell>
          <table:table-cell office:value-type="string" table:style-name="ce1">
            <text:p>118.484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8-05T00:00:00" table:style-name="ce2">
            <text:p>8/5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appy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62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6646" table:style-name="ce1">
            <text:p>156646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nand Naranbhai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. Afric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elitzaMV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900000000" table:style-name="ce3">
            <text:p>2.9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2790" table:style-name="ce1">
            <text:p>72790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Yanilda Martinez Veg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625814 N</text:p>
          </table:table-cell>
          <table:table-cell office:value-type="string" table:style-name="ce1">
            <text:p>77.55433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ewma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300000000" table:style-name="ce3">
            <text:p>5.3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C6912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598" table:style-name="ce1">
            <text:p>6859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olorado at Boulder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lie Fisher</text:p>
          </table:table-cell>
          <table:table-cell office:value-type="string" table:style-name="ce1">
            <text:p>Bould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08797 N</text:p>
          </table:table-cell>
          <table:table-cell office:value-type="string" table:style-name="ce1">
            <text:p>105.27151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09T00:00:00" table:style-name="ce2">
            <text:p>1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icholasp3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822" table:style-name="ce1">
            <text:p>75822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Texas at El Pas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ach C &amp; Raul O</text:p>
          </table:table-cell>
          <table:table-cell office:value-type="string" table:style-name="ce1">
            <text:p>El Pas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31.8 N</text:p>
          </table:table-cell>
          <table:table-cell office:value-type="string" table:style-name="ce1">
            <text:p>106.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2-05T00:00:00" table:style-name="ce2">
            <text:p>2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igel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7022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9904" table:style-name="ce1">
            <text:p>69904</text:p>
          </table:table-cell>
          <table:table-cell office:value-type="float" office:value="68.3" table:style-name="ce1">
            <text:p>68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olly Scanlon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5-28T00:00:00" table:style-name="ce2">
            <text:p>5/28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ilo</text:p>
          </table:table-cell>
          <table:table-cell office:value-type="string" table:style-name="ce1">
            <text:p>R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1752" table:style-name="ce1">
            <text:p>71752</text:p>
          </table:table-cell>
          <table:table-cell office:value-type="float" office:value="56" table:style-name="ce1">
            <text:p>5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rkshire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Elsie Guevara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118153 N</text:p>
          </table:table-cell>
          <table:table-cell office:value-type="string" table:style-name="ce1">
            <text:p>73.41354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07T00:00:00" table:style-name="ce2">
            <text:p>5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orbert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078" table:style-name="ce1">
            <text:p>50078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ontan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lene Warner</text:p>
          </table:table-cell>
          <table:table-cell office:value-type="string" table:style-name="ce1">
            <text:p>Missoula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6.868483 N</text:p>
          </table:table-cell>
          <table:table-cell office:value-type="string" table:style-name="ce1">
            <text:p>113.98865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8T00:00:00" table:style-name="ce2">
            <text:p>1/2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oSleep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.1x10^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4655" table:style-name="ce1">
            <text:p>74655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lver-Stockto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aul Turner</text:p>
          </table:table-cell>
          <table:table-cell office:value-type="string" table:style-name="ce1">
            <text:p>Cant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12983 N</text:p>
          </table:table-cell>
          <table:table-cell office:value-type="string" table:style-name="ce1">
            <text:p>91.52867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5T00:00:00" table:style-name="ce2">
            <text:p>2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ova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5108" table:style-name="ce1">
            <text:p>65108</text:p>
          </table:table-cell>
          <table:table-cell office:value-type="float" office:value="59.7" table:style-name="ce1">
            <text:p>59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oe McMaster (Nova)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6526 N</text:p>
          </table:table-cell>
          <table:table-cell office:value-type="string" table:style-name="ce1">
            <text:p>79.954479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uevoMundo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943" table:style-name="ce1">
            <text:p>155943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Izamar Flores Castillo</text:p>
          </table:table-cell>
          <table:table-cell office:value-type="string" table:style-name="ce1">
            <text:p>Den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146508 N</text:p>
          </table:table-cell>
          <table:table-cell office:value-type="string" table:style-name="ce1">
            <text:p>97.10288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09T00:00:00" table:style-name="ce2">
            <text:p>2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umberte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8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607" table:style-name="ce1">
            <text:p>68607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mma Ababio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424572 N</text:p>
          </table:table-cell>
          <table:table-cell office:value-type="string" table:style-name="ce1">
            <text:p>79.907362 W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9-06T00:00:00" table:style-name="ce2">
            <text:p>9/6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yxis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95450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250" table:style-name="ce1">
            <text:p>51250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lver-Stockto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rdyn Mart</text:p>
          </table:table-cell>
          <table:table-cell office:value-type="string" table:style-name="ce1">
            <text:p>Cant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128416 N</text:p>
          </table:table-cell>
          <table:table-cell office:value-type="string" table:style-name="ce1">
            <text:p>91.52983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9T00:00:00" table:style-name="ce2">
            <text:p>2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aker</text:p>
          </table:table-cell>
          <table:table-cell office:value-type="string" table:style-name="ce1">
            <text:p>H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.1 x 10^10 pfu/m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98624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099" table:style-name="ce1">
            <text:p>69099</text:p>
          </table:table-cell>
          <table:table-cell office:value-type="float" office:value="57.5" table:style-name="ce1">
            <text:p>5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nielle DeNigris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971361 N</text:p>
          </table:table-cell>
          <table:table-cell office:value-type="string" table:style-name="ce1">
            <text:p>75.19473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19T00:00:00" table:style-name="ce2">
            <text:p>2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bama12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95956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797" table:style-name="ce1">
            <text:p>51797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rth Carolina Central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yler Slade</text:p>
          </table:table-cell>
          <table:table-cell office:value-type="string" table:style-name="ce1">
            <text:p>Yanceyville</text:p>
          </table:table-cell>
          <table:table-cell office:value-type="string" table:style-name="ce1">
            <text:p>NC</text:p>
          </table:table-cell>
          <table:table-cell table:style-name="ce1"/>
          <table:table-cell office:value-type="string" table:style-name="ce1">
            <text:p>36.392175 N</text:p>
          </table:table-cell>
          <table:table-cell office:value-type="string" table:style-name="ce1">
            <text:p>79.45226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BUpride</text:p>
          </table:table-cell>
          <table:table-cell office:value-type="string" table:style-name="ce1">
            <text:p>Q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790" table:style-name="ce1">
            <text:p>53790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AAGCCGCGCGG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uachita Baptis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Carr</text:p>
          </table:table-cell>
          <table:table-cell office:value-type="string" table:style-name="ce1">
            <text:p>Arkadelph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124346 N</text:p>
          </table:table-cell>
          <table:table-cell office:value-type="string" table:style-name="ce1">
            <text:p>93.05358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09T00:00:00" table:style-name="ce2">
            <text:p>4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din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96x10^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1792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807" table:style-name="ce1">
            <text:p>52807</text:p>
          </table:table-cell>
          <table:table-cell office:value-type="float" office:value="62.3" table:style-name="ce1">
            <text:p>62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K. Tai, T. Goldman, G. Gonzalez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65 N</text:p>
          </table:table-cell>
          <table:table-cell office:value-type="string" table:style-name="ce1">
            <text:p>118.451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hor</text:p>
          </table:table-cell>
          <table:table-cell office:value-type="date" office:date-value="2013-02-15T00:00:00" table:style-name="ce2">
            <text:p>2/1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gopogo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500000000" table:style-name="ce3">
            <text:p>6.85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6867" table:style-name="ce1">
            <text:p>56867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G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ylee Nicholson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00015 N</text:p>
          </table:table-cell>
          <table:table-cell office:value-type="string" table:style-name="ce1">
            <text:p>122.048317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4T00:00:00" table:style-name="ce2">
            <text:p>3/1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kiRoe</text:p>
          </table:table-cell>
          <table:table-cell office:value-type="string" table:style-name="ce1">
            <text:p>K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2661" table:style-name="ce1">
            <text:p>62661</text:p>
          </table:table-cell>
          <table:table-cell office:value-type="float" office:value="64.900000000000006" table:style-name="ce1">
            <text:p>64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AG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Xiao Xiao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0.44405 N</text:p>
          </table:table-cell>
          <table:table-cell office:value-type="string" table:style-name="ce1">
            <text:p>79.95503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1-14T00:00:00" table:style-name="ce2">
            <text:p>11/1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lin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19246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720" table:style-name="ce1">
            <text:p>68720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roline Flowers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9.767169 N</text:p>
          </table:table-cell>
          <table:table-cell office:value-type="string" table:style-name="ce1">
            <text:p>95.58216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26T00:00:00" table:style-name="ce2">
            <text:p>1/26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liverWalter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.56 X 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792" table:style-name="ce1">
            <text:p>6879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ntana Tech of the University of Montan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dam Fine</text:p>
          </table:table-cell>
          <table:table-cell office:value-type="string" table:style-name="ce1">
            <text:p>Butte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5.96989 N</text:p>
          </table:table-cell>
          <table:table-cell office:value-type="string" table:style-name="ce1">
            <text:p>112.4942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Oliver1</text:p>
          </table:table-cell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llie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721" table:style-name="ce1">
            <text:p>50721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Honor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mily Illingworth and Josh Andle</text:p>
          </table:table-cell>
          <table:table-cell office:value-type="string" table:style-name="ce1">
            <text:p>Orono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2-10T00:00:00" table:style-name="ce2">
            <text:p>12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mega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0865" table:style-name="ce1">
            <text:p>110865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. Brucker</text:p>
          </table:table-cell>
          <table:table-cell office:value-type="string" table:style-name="ce1">
            <text:p>Upper St. Clair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3346 N</text:p>
          </table:table-cell>
          <table:table-cell office:value-type="string" table:style-name="ce1">
            <text:p>80.081062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mnicron</text:p>
          </table:table-cell>
          <table:table-cell office:value-type="string" table:style-name="ce1">
            <text:p>K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1511" table:style-name="ce1">
            <text:p>61511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TCG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lorida Gulf Coas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sha Baer</text:p>
          </table:table-cell>
          <table:table-cell office:value-type="string" table:style-name="ce1">
            <text:p>Ft. Myers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6.459845 N</text:p>
          </table:table-cell>
          <table:table-cell office:value-type="string" table:style-name="ce1">
            <text:p>81.76814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06T00:00:00" table:style-name="ce2">
            <text:p>12/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osterbaa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2000000000" table:style-name="ce3">
            <text:p>3.2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735" table:style-name="ce1">
            <text:p>68735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arissa Osterbaan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1219 N</text:p>
          </table:table-cell>
          <table:table-cell office:value-type="string" table:style-name="ce1">
            <text:p>85.58982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0-09-24T00:00:00" table:style-name="ce2">
            <text:p>9/24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ptimus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5705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9270" table:style-name="ce1">
            <text:p>109270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ylor Mann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7895 N</text:p>
          </table:table-cell>
          <table:table-cell office:value-type="string" table:style-name="ce1">
            <text:p>86.100953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1-27T00:00:00" table:style-name="ce2">
            <text:p>1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rio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427" table:style-name="ce1">
            <text:p>68427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. Scheider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Smaximus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0606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118" table:style-name="ce1">
            <text:p>69118</text:p>
          </table:table-cell>
          <table:table-cell office:value-type="float" office:value="66.3" table:style-name="ce1">
            <text:p>66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Alabama at Birmingham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Olamide Alakija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5008 N</text:p>
          </table:table-cell>
          <table:table-cell office:value-type="string" table:style-name="ce1">
            <text:p>86.8076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10T00:00:00" table:style-name="ce2">
            <text:p>1/1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Ovechkin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700000000" table:style-name="ce3">
            <text:p>3.7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8338" table:style-name="ce1">
            <text:p>58338</text:p>
          </table:table-cell>
          <table:table-cell office:value-type="float" office:value="62" table:style-name="ce1">
            <text:p>6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Brusko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552266 N</text:p>
          </table:table-cell>
          <table:table-cell office:value-type="string" table:style-name="ce1">
            <text:p>77.45437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6-25T00:00:00" table:style-name="ce2">
            <text:p>6/25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28Green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86" table:style-name="ce1">
            <text:p>5088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Evergreen Stat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obby Appleyard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073 N</text:p>
          </table:table-cell>
          <table:table-cell office:value-type="string" table:style-name="ce1">
            <text:p>122.9762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P0028, P28</text:p>
          </table:table-cell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cc40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7469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554" table:style-name="ce1">
            <text:p>58554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nchester-Thurs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. Moore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9-02T00:00:00" table:style-name="ce2">
            <text:p>9/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ckMan</text:p>
          </table:table-cell>
          <table:table-cell office:value-type="string" table:style-name="ce1">
            <text:p>A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00000000" table:style-name="ce3">
            <text:p>1.4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39" table:style-name="ce1">
            <text:p>51339</text:p>
          </table:table-cell>
          <table:table-cell office:value-type="float" office:value="62.6" table:style-name="ce1">
            <text:p>62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dela Bailey and Sean Young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538033 N</text:p>
          </table:table-cell>
          <table:table-cell office:value-type="string" table:style-name="ce1">
            <text:p>92.1685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acMan</text:p>
          </table:table-cell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pez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501" table:style-name="ce1">
            <text:p>52501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ork Communit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ailey Slavik</text:p>
          </table:table-cell>
          <table:table-cell office:value-type="string" table:style-name="ce1">
            <text:p>Elmhurst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3-22T00:00:00" table:style-name="ce2">
            <text:p>3/2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pyrus</text:p>
          </table:table-cell>
          <table:table-cell office:value-type="string" table:style-name="ce1">
            <text:p>R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41634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657" table:style-name="ce1">
            <text:p>70657</text:p>
          </table:table-cell>
          <table:table-cell office:value-type="float" office:value="56" table:style-name="ce1">
            <text:p>5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afiisah Chotun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7-06T00:00:00" table:style-name="ce2">
            <text:p>7/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ri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000000000" table:style-name="ce3">
            <text:p>8.0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614" table:style-name="ce1">
            <text:p>50614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alak Shah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642919 N</text:p>
          </table:table-cell>
          <table:table-cell office:value-type="string" table:style-name="ce1">
            <text:p>77.592530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1T00:00:00" table:style-name="ce2">
            <text:p>3/2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tience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41258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506" table:style-name="ce1">
            <text:p>70506</text:p>
          </table:table-cell>
          <table:table-cell office:value-type="float" office:value="50.3" table:style-name="ce1">
            <text:p>50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bi Tennassie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04T00:00:00" table:style-name="ce2">
            <text:p>3/4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attyP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3000000000" table:style-name="ce3">
            <text:p>3.3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057" table:style-name="ce1">
            <text:p>52057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thag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andon Krause</text:p>
          </table:table-cell>
          <table:table-cell office:value-type="string" table:style-name="ce1">
            <text:p>Kenosha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620083 N</text:p>
          </table:table-cell>
          <table:table-cell office:value-type="string" table:style-name="ce1">
            <text:p>87.819883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09T00:00:00" table:style-name="ce2">
            <text:p>1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BI1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494" table:style-name="ce1">
            <text:p>64494</text:p>
          </table:table-cell>
          <table:table-cell office:value-type="float" office:value="59.8" table:style-name="ce1">
            <text:p>59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ibb/Lewis/Wadsworth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eaches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60000000" table:style-name="ce3">
            <text:p>4.60E+0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3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376" table:style-name="ce1">
            <text:p>51376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auren Broadway and Angela Engelsen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43465 N</text:p>
          </table:table-cell>
          <table:table-cell office:value-type="string" table:style-name="ce1">
            <text:p>92.23563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egLeg</text:p>
          </table:table-cell>
          <table:table-cell office:value-type="string" table:style-name="ce1">
            <text:p>M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.4x10^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C90037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0955" table:style-name="ce1">
            <text:p>80955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CCTCCTGCAA</text:p>
          </table:table-cell>
          <table:table-cell office:value-type="float" office:value="139" table:style-name="ce1">
            <text:p>13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racy Le et al.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70578 N</text:p>
          </table:table-cell>
          <table:table-cell office:value-type="string" table:style-name="ce1">
            <text:p>118.45315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yPhage</text:p>
          </table:table-cell>
          <table:table-cell office:value-type="date" office:date-value="2013-02-14T00:00:00" table:style-name="ce2">
            <text:p>2/1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ep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515" table:style-name="ce1">
            <text:p>50515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William &amp; Mar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shley Murphy</text:p>
          </table:table-cell>
          <table:table-cell office:value-type="string" table:style-name="ce1">
            <text:p>William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272066 N</text:p>
          </table:table-cell>
          <table:table-cell office:value-type="string" table:style-name="ce1">
            <text:p>76.72066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3-29T00:00:00" table:style-name="ce2">
            <text:p>3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erseu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0000000000" table:style-name="ce3">
            <text:p>3.0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57268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142" table:style-name="ce1">
            <text:p>53142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olorado at Boulder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ith Earley, Jessie Martinez, Thomas Miller</text:p>
          </table:table-cell>
          <table:table-cell office:value-type="string" table:style-name="ce1">
            <text:p>Bould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009253 N</text:p>
          </table:table-cell>
          <table:table-cell office:value-type="string" table:style-name="ce1">
            <text:p>105.26841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1T00:00:00" table:style-name="ce2">
            <text:p>3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etp2012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703" table:style-name="ce1">
            <text:p>51703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rishti Khurana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0.42256 N</text:p>
          </table:table-cell>
          <table:table-cell office:value-type="string" table:style-name="ce1">
            <text:p>86.9060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G1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F54743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999" table:style-name="ce1">
            <text:p>6899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ibb/Lewis/Wadsworth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39072 N</text:p>
          </table:table-cell>
          <table:table-cell office:value-type="string" table:style-name="ce1">
            <text:p>79.948127 W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9-18T00:00:00" table:style-name="ce2">
            <text:p>9/18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aedrus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1658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090" table:style-name="ce1">
            <text:p>68090</text:p>
          </table:table-cell>
          <table:table-cell office:value-type="float" office:value="67.599999999999994" table:style-name="ce1">
            <text:p>67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Matt O'Brie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1T00:00:00" table:style-name="ce2">
            <text:p>6/11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antastic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101" table:style-name="ce1">
            <text:p>50101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iley Meadows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19T00:00:00" table:style-name="ce2">
            <text:p>1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arsalus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779" table:style-name="ce1">
            <text:p>75779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i Ahmed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.S.A.</text:p>
          </table:table-cell>
          <table:table-cell office:value-type="string" table:style-name="ce1">
            <text:p>39.971822 N</text:p>
          </table:table-cell>
          <table:table-cell office:value-type="string" table:style-name="ce1">
            <text:p>75.1973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rophagus</text:p>
          </table:table-cell>
          <table:table-cell office:value-type="date" office:date-value="2014-01-06T00:00:00" table:style-name="ce2">
            <text:p>1/6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atBacter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6217" table:style-name="ce1">
            <text:p>76217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dwell K, Feige J, Ho M, and Kawas N et al.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66 N</text:p>
          </table:table-cell>
          <table:table-cell office:value-type="string" table:style-name="ce1">
            <text:p>118.4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eige</text:p>
          </table:table-cell>
          <table:table-cell office:value-type="date" office:date-value="2013-05-13T00:00:00" table:style-name="ce2">
            <text:p>5/13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atnis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293" table:style-name="ce1">
            <text:p>57293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ylor Veralli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331389 N</text:p>
          </table:table-cell>
          <table:table-cell office:value-type="string" table:style-name="ce1">
            <text:p>76.61944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21T00:00:00" table:style-name="ce2">
            <text:p>2/21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aux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74896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479" table:style-name="ce1">
            <text:p>76479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elena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rady Bertagnoli, Paxton Bignell</text:p>
          </table:table-cell>
          <table:table-cell office:value-type="string" table:style-name="ce1">
            <text:p>Helena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6 N</text:p>
          </table:table-cell>
          <table:table-cell office:value-type="string" table:style-name="ce1">
            <text:p>112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4-28T00:00:00" table:style-name="ce2">
            <text:p>4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elemich</text:p>
          </table:table-cell>
          <table:table-cell office:value-type="string" table:style-name="ce1">
            <text:p>B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41634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115" table:style-name="ce1">
            <text:p>70115</text:p>
          </table:table-cell>
          <table:table-cell office:value-type="float" office:value="68.3" table:style-name="ce1">
            <text:p>68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helelani Dludia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office:value-type="string" table:style-name="ce1">
            <text:p>29.816519 S</text:p>
          </table:table-cell>
          <table:table-cell office:value-type="string" table:style-name="ce1">
            <text:p>30.945196 E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yclops, CyclopsSAfrica</text:p>
          </table:table-cell>
          <table:table-cell office:value-type="date" office:date-value="2013-05-14T00:00:00" table:style-name="ce2">
            <text:p>5/1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ighter1804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470" table:style-name="ce1">
            <text:p>51470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gan Fuller &amp; Stecey Kessel</text:p>
          </table:table-cell>
          <table:table-cell office:value-type="string" table:style-name="ce1">
            <text:p>Logan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811861 N</text:p>
          </table:table-cell>
          <table:table-cell office:value-type="string" table:style-name="ce1">
            <text:p>83.83207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3T00:00:00" table:style-name="ce2">
            <text:p>3/1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ineas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7229" table:style-name="ce1">
            <text:p>47229</text:p>
          </table:table-cell>
          <table:table-cell office:value-type="float" office:value="67.2" table:style-name="ce1">
            <text:p>67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CGCCC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ric Hederstedt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787639 N</text:p>
          </table:table-cell>
          <table:table-cell office:value-type="string" table:style-name="ce1">
            <text:p>86.10432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8T00:00:00" table:style-name="ce2">
            <text:p>1/2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ipps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00000000" table:style-name="ce3">
            <text:p>3.0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293" table:style-name="ce1">
            <text:p>68293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Xuexia Jiang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lorence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403" table:style-name="ce1">
            <text:p>50403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am PATM</text:p>
          </table:table-cell>
          <table:table-cell table:style-name="ce1"/>
          <table:table-cell office:value-type="string" table:style-name="ce1">
            <text:p>CA</text:p>
          </table:table-cell>
          <table:table-cell table:number-columns-repeated="3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0-28T00:00:00" table:style-name="ce2">
            <text:p>10/2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lyer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641182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9378" table:style-name="ce1">
            <text:p>69378</text:p>
          </table:table-cell>
          <table:table-cell office:value-type="float" office:value="67.5" table:style-name="ce1">
            <text:p>67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an Altma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955 N</text:p>
          </table:table-cell>
          <table:table-cell office:value-type="string" table:style-name="ce1">
            <text:p>79.96061 W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01-15T00:00:00" table:style-name="ce2">
            <text:p>1/15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oxy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.35 * 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267" table:style-name="ce1">
            <text:p>49267</text:p>
          </table:table-cell>
          <table:table-cell office:value-type="float" office:value="64.2" table:style-name="ce1">
            <text:p>64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onzaga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ylor Jordan</text:p>
          </table:table-cell>
          <table:table-cell office:value-type="string" table:style-name="ce1">
            <text:p>Spokan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5T00:00:00" table:style-name="ce2">
            <text:p>2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reak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onzaga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etros Raygoza</text:p>
          </table:table-cell>
          <table:table-cell office:value-type="string" table:style-name="ce1">
            <text:p>Spokan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23T00:00:00" table:style-name="ce2">
            <text:p>1/2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rostyMug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nknown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636" table:style-name="ce1">
            <text:p>53636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dam Wesley Hansen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46716 N</text:p>
          </table:table-cell>
          <table:table-cell office:value-type="string" table:style-name="ce1">
            <text:p>111.648911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7T00:00:00" table:style-name="ce2">
            <text:p>4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hrux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4711" table:style-name="ce1">
            <text:p>74711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ami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atrick Campbell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516305 N</text:p>
          </table:table-cell>
          <table:table-cell office:value-type="string" table:style-name="ce1">
            <text:p>84.736070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9T00:00:00" table:style-name="ce2">
            <text:p>2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er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6471" table:style-name="ce1">
            <text:p>156471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el Mar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ia Elkhalili and Katie Zirbes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2T00:00:00" table:style-name="ce2">
            <text:p>1/2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glet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64909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992" table:style-name="ce1">
            <text:p>6899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ane Barrus</text:p>
          </table:table-cell>
          <table:table-cell office:value-type="string" table:style-name="ce1">
            <text:p>Alpine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88679 N</text:p>
          </table:table-cell>
          <table:table-cell office:value-type="string" table:style-name="ce1">
            <text:p>111.77189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9-26T00:00:00" table:style-name="ce2">
            <text:p>9/26/2012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nto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610" table:style-name="ce1">
            <text:p>50610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Zohair Azmi</text:p>
          </table:table-cell>
          <table:table-cell office:value-type="string" table:style-name="ce1">
            <text:p>Murrysvill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33709 N</text:p>
          </table:table-cell>
          <table:table-cell office:value-type="string" table:style-name="ce1">
            <text:p>79.648629 W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4-16T00:00:00" table:style-name="ce2">
            <text:p>4/1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o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6758" table:style-name="ce1">
            <text:p>156758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in College of Engineering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H. Donis-Keller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73891 N</text:p>
          </table:table-cell>
          <table:table-cell office:value-type="string" table:style-name="ce1">
            <text:p>71.109352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pefish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9059" table:style-name="ce1">
            <text:p>69059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mp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. Foley/M. Popovich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pp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6663" table:style-name="ce1">
            <text:p>56663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Victoria Wolf and Rebecka Worrell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6-26T00:00:00" table:style-name="ce2">
            <text:p>6/2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psqueak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328" table:style-name="ce1">
            <text:p>6832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hamplin Park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hamplin Park H.S. Microbiology Club</text:p>
          </table:table-cell>
          <table:table-cell office:value-type="string" table:style-name="ce1">
            <text:p>Maple Grove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10-12T00:00:00" table:style-name="ce2">
            <text:p>10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ro94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647" table:style-name="ce1">
            <text:p>52647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llinois Wesleya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ianna Piro</text:p>
          </table:table-cell>
          <table:table-cell office:value-type="string" table:style-name="ce1">
            <text:p>Pekin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509605 N</text:p>
          </table:table-cell>
          <table:table-cell office:value-type="string" table:style-name="ce1">
            <text:p>89.663651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0T00:00:00" table:style-name="ce2">
            <text:p>12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ixie</text:p>
          </table:table-cell>
          <table:table-cell office:value-type="string" table:style-name="ce1">
            <text:p>K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1147" table:style-name="ce1">
            <text:p>61147</text:p>
          </table:table-cell>
          <table:table-cell office:value-type="float" office:value="67.3" table:style-name="ce1">
            <text:p>67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ATGGCAT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hristina Ferreira</text:p>
          </table:table-cell>
          <table:table-cell office:value-type="string" table:style-name="ce1">
            <text:p>Houston (Harris County)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leione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2485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5586" table:style-name="ce1">
            <text:p>155586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race Kroner and Emily Lazowick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3594 N</text:p>
          </table:table-cell>
          <table:table-cell office:value-type="string" table:style-name="ce1">
            <text:p>90.298122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4T00:00:00" table:style-name="ce2">
            <text:p>2/24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Lot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5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787" table:style-name="ce1">
            <text:p>64787</text:p>
          </table:table-cell>
          <table:table-cell office:value-type="float" office:value="59.8" table:style-name="ce1">
            <text:p>59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. Dnandapani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MC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5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6692" table:style-name="ce1">
            <text:p>56692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. Chicho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ocahontas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077" table:style-name="ce1">
            <text:p>50077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Fort Kent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lsey Dubois &amp; Kayla Kruy</text:p>
          </table:table-cell>
          <table:table-cell office:value-type="string" table:style-name="ce1">
            <text:p>Saint Francis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7.163889 N</text:p>
          </table:table-cell>
          <table:table-cell office:value-type="string" table:style-name="ce1">
            <text:p>68.872778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opcicle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075" table:style-name="ce1">
            <text:p>50075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Fort Kent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gel Lewis, Melanie Martin</text:p>
          </table:table-cell>
          <table:table-cell office:value-type="string" table:style-name="ce1">
            <text:p>Madawaska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352564 N</text:p>
          </table:table-cell>
          <table:table-cell office:value-type="string" table:style-name="ce1">
            <text:p>68.34226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5T00:00:00" table:style-name="ce2">
            <text:p>1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ork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1658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6312" table:style-name="ce1">
            <text:p>76312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in College of Engineering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Helen Donis-Keller</text:p>
          </table:table-cell>
          <table:table-cell office:value-type="string" table:style-name="ce1">
            <text:p>Concord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73891 N</text:p>
          </table:table-cell>
          <table:table-cell office:value-type="string" table:style-name="ce1">
            <text:p>71.109352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1T00:00:00" table:style-name="ce2">
            <text:p>6/11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otatoSplit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86" table:style-name="ce1">
            <text:p>5088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ri Morgan, Jiewei Wu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426667 N</text:p>
          </table:table-cell>
          <table:table-cell office:value-type="string" table:style-name="ce1">
            <text:p>86.92138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12T00:00:00" table:style-name="ce2">
            <text:p>6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redator</text:p>
          </table:table-cell>
          <table:table-cell office:value-type="string" table:style-name="ce1">
            <text:p>H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7022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0110" table:style-name="ce1">
            <text:p>70110</text:p>
          </table:table-cell>
          <table:table-cell office:value-type="float" office:value="56.4" table:style-name="ce1">
            <text:p>5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ystone Oaks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ecky Weber</text:p>
          </table:table-cell>
          <table:table-cell office:value-type="string" table:style-name="ce1">
            <text:p>Donegal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112575 N</text:p>
          </table:table-cell>
          <table:table-cell office:value-type="string" table:style-name="ce1">
            <text:p>79.382401 W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5-28T00:00:00" table:style-name="ce2">
            <text:p>5/28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uhltoni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9.1 x 10^10 pfu/m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4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323" table:style-name="ce1">
            <text:p>68323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Maryland, Baltimore Coun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ke Puhl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25 N</text:p>
          </table:table-cell>
          <table:table-cell office:value-type="string" table:style-name="ce1">
            <text:p>76.72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uhltoniophage</text:p>
          </table:table-cell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ukovnik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74425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2892" table:style-name="ce1">
            <text:p>52892</text:p>
          </table:table-cell>
          <table:table-cell office:value-type="float" office:value="63.3" table:style-name="ce1">
            <text:p>63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my Vogelsberger</text:p>
          </table:table-cell>
          <table:table-cell office:value-type="string" table:style-name="ce1">
            <text:p>Ft. Bragg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5.139143 N</text:p>
          </table:table-cell>
          <table:table-cell office:value-type="string" table:style-name="ce1">
            <text:p>78.999081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5-22T00:00:00" table:style-name="ce2">
            <text:p>5/2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umpkin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5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4491" table:style-name="ce1">
            <text:p>74491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itlin Peirce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urky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513" table:style-name="ce1">
            <text:p>50513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TGCCGCCC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ward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aylor Purks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8.922244 N</text:p>
          </table:table-cell>
          <table:table-cell office:value-type="string" table:style-name="ce1">
            <text:p>77.02203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31T00:00:00" table:style-name="ce2">
            <text:p>1/31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PurpleHaze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8596" table:style-name="ce1">
            <text:p>4859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mantha Danguilan and Katia George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6T00:00:00" table:style-name="ce2">
            <text:p>6/2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QBert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0000000000" table:style-name="ce3">
            <text:p>1.60E+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3772" table:style-name="ce1">
            <text:p>153772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nnah Marie Youngwirth</text:p>
          </table:table-cell>
          <table:table-cell office:value-type="string" table:style-name="ce1">
            <text:p>La Joll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2.8 N</text:p>
          </table:table-cell>
          <table:table-cell office:value-type="string" table:style-name="ce1">
            <text:p>117.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8T00:00:00" table:style-name="ce2">
            <text:p>1/2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QuinnKiro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066" table:style-name="ce1">
            <text:p>50066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St. Scholastic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Isaac Wakiro and Alex Quinn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6.632646 N</text:p>
          </table:table-cell>
          <table:table-cell office:value-type="string" table:style-name="ce1">
            <text:p>92.101018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QuinnKiroE1</text:p>
          </table:table-cell>
          <table:table-cell office:value-type="date" office:date-value="2014-01-13T00:00:00" table:style-name="ce2">
            <text:p>1/13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Qyrzula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4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7188" table:style-name="ce1">
            <text:p>67188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. Pajcini/S. Namburi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7T00:00:00" table:style-name="ce2">
            <text:p>2/7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akim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0606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706" table:style-name="ce1">
            <text:p>75706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ward Hughes Medical Institut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ucia Barker</text:p>
          </table:table-cell>
          <table:table-cell office:value-type="string" table:style-name="ce1">
            <text:p>Ashbur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069783 N</text:p>
          </table:table-cell>
          <table:table-cell office:value-type="string" table:style-name="ce1">
            <text:p>77.463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03T00:00:00" table:style-name="ce2">
            <text:p>2/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amse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7469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578" table:style-name="ce1">
            <text:p>58578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mplin Park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. Glennon</text:p>
          </table:table-cell>
          <table:table-cell office:value-type="string" table:style-name="ce1">
            <text:p>White Bear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5.224128 N</text:p>
          </table:table-cell>
          <table:table-cell office:value-type="string" table:style-name="ce1">
            <text:p>93.383274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9-02T00:00:00" table:style-name="ce2">
            <text:p>9/2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beuca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41161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235" table:style-name="ce1">
            <text:p>51235</text:p>
          </table:table-cell>
          <table:table-cell office:value-type="float" office:value="65.099999999999994" table:style-name="ce1">
            <text:p>65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Texas at El Pas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eu Oropeza and Rebecca Soto</text:p>
          </table:table-cell>
          <table:table-cell office:value-type="string" table:style-name="ce1">
            <text:p>El Pas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1.862286 N</text:p>
          </table:table-cell>
          <table:table-cell office:value-type="string" table:style-name="ce1">
            <text:p>106.45647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3T00:00:00" table:style-name="ce2">
            <text:p>2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di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2485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2594" table:style-name="ce1">
            <text:p>42594</text:p>
          </table:table-cell>
          <table:table-cell office:value-type="float" office:value="66.099999999999994" table:style-name="ce1">
            <text:p>66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CCGCCGCCTTGG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thleen Hafer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69694 N</text:p>
          </table:table-cell>
          <table:table-cell office:value-type="string" table:style-name="ce1">
            <text:p>90.383833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4-28T00:00:00" table:style-name="ce2">
            <text:p>4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dno2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8000000" table:style-name="ce3">
            <text:p>3.80E+0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11487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8297" table:style-name="ce1">
            <text:p>108297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zhar Bashir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555833 N</text:p>
          </table:table-cell>
          <table:table-cell office:value-type="string" table:style-name="ce1">
            <text:p>77.64361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2-21T00:00:00" table:style-name="ce2">
            <text:p>2/2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dRock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U33946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3332" table:style-name="ce1">
            <text:p>53332</text:p>
          </table:table-cell>
          <table:table-cell office:value-type="float" office:value="64.5" table:style-name="ce1">
            <text:p>64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Debbie Jacobs-Sera</text:p>
          </table:table-cell>
          <table:table-cell office:value-type="string" table:style-name="ce1">
            <text:p>Sedona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919332 N</text:p>
          </table:table-cell>
          <table:table-cell office:value-type="string" table:style-name="ce1">
            <text:p>111.859145 W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12-18T00:00:00" table:style-name="ce2">
            <text:p>12/18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probate</text:p>
          </table:table-cell>
          <table:table-cell office:value-type="string" table:style-name="ce1">
            <text:p>B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0120" table:style-name="ce1">
            <text:p>70120</text:p>
          </table:table-cell>
          <table:table-cell office:value-type="float" office:value="68.3" table:style-name="ce1">
            <text:p>68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Lilli Holst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Sparky, SparkySAfrica</text:p>
          </table:table-cell>
          <table:table-cell office:value-type="date" office:date-value="2012-06-27T00:00:00" table:style-name="ce2">
            <text:p>6/2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y</text:p>
          </table:table-cell>
          <table:table-cell office:value-type="string" table:style-name="ce1">
            <text:p>M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3724" table:style-name="ce1">
            <text:p>83724</text:p>
          </table:table-cell>
          <table:table-cell office:value-type="float" office:value="60.9" table:style-name="ce1">
            <text:p>60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CCCCATGCAA</text:p>
          </table:table-cell>
          <table:table-cell office:value-type="float" office:value="153" table:style-name="ce1">
            <text:p>15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hristina Ferreira</text:p>
          </table:table-cell>
          <table:table-cell office:value-type="string" table:style-name="ce1">
            <text:p>Houston (Harris County)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9.725031 N</text:p>
          </table:table-cell>
          <table:table-cell office:value-type="string" table:style-name="ce1">
            <text:p>95.28519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hynO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6739" table:style-name="ce1">
            <text:p>46739</text:p>
          </table:table-cell>
          <table:table-cell office:value-type="float" office:value="65.3" table:style-name="ce1">
            <text:p>65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Idah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xwell Hampton, Matea Tipuric</text:p>
          </table:table-cell>
          <table:table-cell office:value-type="string" table:style-name="ce1">
            <text:p>Caldwell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3.652569 N</text:p>
          </table:table-cell>
          <table:table-cell office:value-type="string" table:style-name="ce1">
            <text:p>116.67719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12T00:00:00" table:style-name="ce2">
            <text:p>2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idgeCB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400000000" table:style-name="ce3">
            <text:p>2.14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39836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844" table:style-name="ce1">
            <text:p>50844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Montan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yan C Braunberger</text:p>
          </table:table-cell>
          <table:table-cell office:value-type="string" table:style-name="ce1">
            <text:p>Fort Benton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797460 N</text:p>
          </table:table-cell>
          <table:table-cell office:value-type="string" table:style-name="ce1">
            <text:p>110.593934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3T00:00:00" table:style-name="ce2">
            <text:p>3/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inge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018" table:style-name="ce1">
            <text:p>52018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rea Matthew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788522 N</text:p>
          </table:table-cell>
          <table:table-cell office:value-type="string" table:style-name="ce1">
            <text:p>86.10063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2T00:00:00" table:style-name="ce2">
            <text:p>3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iverMonster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0200000000" table:style-name="ce3">
            <text:p>9.02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565" table:style-name="ce1">
            <text:p>75565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eah Liston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3439 N</text:p>
          </table:table-cell>
          <table:table-cell office:value-type="string" table:style-name="ce1">
            <text:p>86.89640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6T00:00:00" table:style-name="ce2">
            <text:p>3/1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izal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2646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3894" table:style-name="ce1">
            <text:p>153894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nthony Tantoco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6T00:00:00" table:style-name="ce2">
            <text:p>6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ockstar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7780" table:style-name="ce1">
            <text:p>47780</text:p>
          </table:table-cell>
          <table:table-cell office:value-type="float" office:value="64.3" table:style-name="ce1">
            <text:p>64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nnah Berry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1.386 N</text:p>
          </table:table-cell>
          <table:table-cell office:value-type="string" table:style-name="ce1">
            <text:p>92.126944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0-10-15T00:00:00" table:style-name="ce2">
            <text:p>10/15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ockyHorror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6719" table:style-name="ce1">
            <text:p>56719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net Nickels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* 5.927*N</text:p>
          </table:table-cell>
          <table:table-cell office:value-type="string" table:style-name="ce1">
            <text:p>122* 3.813*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onRayGun</text:p>
          </table:table-cell>
          <table:table-cell office:value-type="string" table:style-name="ce1">
            <text:p>T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2596" table:style-name="ce1">
            <text:p>42596</text:p>
          </table:table-cell>
          <table:table-cell office:value-type="float" office:value="66.099999999999994" table:style-name="ce1">
            <text:p>66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GAAACGC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uachita Baptis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eth Boyd</text:p>
          </table:table-cell>
          <table:table-cell office:value-type="string" table:style-name="ce1">
            <text:p>Arkadelph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125144 N</text:p>
          </table:table-cell>
          <table:table-cell office:value-type="string" table:style-name="ce1">
            <text:p>93.05280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osco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603" table:style-name="ce1">
            <text:p>68603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cob Bordeaux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2.786246 N</text:p>
          </table:table-cell>
          <table:table-cell office:value-type="string" table:style-name="ce1">
            <text:p>86.101972 W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23T00:00:00" table:style-name="ce2">
            <text:p>1/23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osebush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12933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7480" table:style-name="ce1">
            <text:p>67480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trobe High Schoo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. Falbo</text:p>
          </table:table-cell>
          <table:table-cell office:value-type="string" table:style-name="ce1">
            <text:p>Latrob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26444 N</text:p>
          </table:table-cell>
          <table:table-cell office:value-type="string" table:style-name="ce1">
            <text:p>79.677832 W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2-07-05T00:00:00" table:style-name="ce2">
            <text:p>7/5/200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ub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726" table:style-name="ce1">
            <text:p>57726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eremy Davis, Patrick Coyne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31589 N</text:p>
          </table:table-cell>
          <table:table-cell office:value-type="string" table:style-name="ce1">
            <text:p>90.29116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ufus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60000000" table:style-name="ce3">
            <text:p>6.60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357" table:style-name="ce1">
            <text:p>52357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rdan Grainger &amp; Britt DeVore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386 N</text:p>
          </table:table-cell>
          <table:table-cell office:value-type="string" table:style-name="ce1">
            <text:p>90.31018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umpelstiltskin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808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279" table:style-name="ce1">
            <text:p>69279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mes Madis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inead Gilmore</text:p>
          </table:table-cell>
          <table:table-cell table:number-columns-repeated="3" table:style-name="ce1"/>
          <table:table-cell office:value-type="string" table:style-name="ce1">
            <text:p>40.7456 N</text:p>
          </table:table-cell>
          <table:table-cell office:value-type="string" table:style-name="ce1">
            <text:p>74.497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6-01T00:00:00" table:style-name="ce2">
            <text:p>6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uotula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601" table:style-name="ce1">
            <text:p>52601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lina Roine and Sari Korhonen</text:p>
          </table:table-cell>
          <table:table-cell office:value-type="string" table:style-name="ce1">
            <text:p>Tampere</text:p>
          </table:table-cell>
          <table:table-cell table:style-name="ce1"/>
          <table:table-cell office:value-type="string" table:style-name="ce1">
            <text:p>Finland</text:p>
          </table:table-cell>
          <table:table-cell office:value-type="string" table:style-name="ce1">
            <text:p>61.503905 N</text:p>
          </table:table-cell>
          <table:table-cell office:value-type="string" table:style-name="ce1">
            <text:p>23.841577 E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9-06T00:00:00" table:style-name="ce2">
            <text:p>9/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utherferd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364" table:style-name="ce1">
            <text:p>52364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ck Emard</text:p>
          </table:table-cell>
          <table:table-cell office:value-type="string" table:style-name="ce1">
            <text:p>New Haven<text:s/>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3458 N</text:p>
          </table:table-cell>
          <table:table-cell office:value-type="string" table:style-name="ce1">
            <text:p>72.942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aal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70000000000000" table:style-name="ce3">
            <text:p>9.70E+1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J0259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7775" table:style-name="ce1">
            <text:p>57775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hil Aggarwal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548611 N</text:p>
          </table:table-cell>
          <table:table-cell office:value-type="string" table:style-name="ce1">
            <text:p>77.44957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abertooth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30770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77" table:style-name="ce1">
            <text:p>51377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lver-Stockto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be Sears</text:p>
          </table:table-cell>
          <table:table-cell office:value-type="string" table:style-name="ce1">
            <text:p>Gori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51 N</text:p>
          </table:table-cell>
          <table:table-cell office:value-type="string" table:style-name="ce1">
            <text:p>92.00555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7T00:00:00" table:style-name="ce2">
            <text:p>1/2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abia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55" table:style-name="ce1">
            <text:p>50855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regory Ferroni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971914 N</text:p>
          </table:table-cell>
          <table:table-cell office:value-type="string" table:style-name="ce1">
            <text:p>78.19402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6T00:00:00" table:style-name="ce2">
            <text:p>1/6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aintus</text:p>
          </table:table-cell>
          <table:table-cell office:value-type="string" table:style-name="ce1">
            <text:p>A8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83165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228" table:style-name="ce1">
            <text:p>49228</text:p>
          </table:table-cell>
          <table:table-cell office:value-type="float" office:value="61.2" table:style-name="ce1">
            <text:p>61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TGTAA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eorgia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 Bandea</text:p>
          </table:table-cell>
          <table:table-cell office:value-type="string" table:style-name="ce1">
            <text:p>Duluth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25197 N</text:p>
          </table:table-cell>
          <table:table-cell office:value-type="string" table:style-name="ce1">
            <text:p>84.175753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0T00:00:00" table:style-name="ce2">
            <text:p>3/1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arFir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701" table:style-name="ce1">
            <text:p>53701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kukhanga Sishi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office:value-type="string" table:style-name="ce1">
            <text:p>29.858287 S</text:p>
          </table:table-cell>
          <table:table-cell office:value-type="string" table:style-name="ce1">
            <text:p>31.027951 E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6-22T00:00:00" table:style-name="ce2">
            <text:p>6/2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coot17C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U24713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432" table:style-name="ce1">
            <text:p>6843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Victoria Hohenstei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9-12-01T00:00:00" table:style-name="ce2">
            <text:p>12/1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cottMcG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2646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4017" table:style-name="ce1">
            <text:p>154017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ndrew Hyrckowia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6T00:00:00" table:style-name="ce2">
            <text:p>6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cowl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690" table:style-name="ce1">
            <text:p>51690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cholas Edgington</text:p>
          </table:table-cell>
          <table:table-cell office:value-type="string" table:style-name="ce1">
            <text:p>Hamd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6634 N</text:p>
          </table:table-cell>
          <table:table-cell office:value-type="string" table:style-name="ce1">
            <text:p>72.91132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8T00:00:00" table:style-name="ce2">
            <text:p>4/1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Dcharge11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000000000" table:style-name="ce3">
            <text:p>3.1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702" table:style-name="ce1">
            <text:p>6770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oyola Marymoun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aymond Totah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97 N</text:p>
          </table:table-cell>
          <table:table-cell office:value-type="string" table:style-name="ce1">
            <text:p>118.41805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6T00:00:00" table:style-name="ce2">
            <text:p>2/2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abiscuit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8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781" table:style-name="ce1">
            <text:p>51781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rett Weingart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2636 N</text:p>
          </table:table-cell>
          <table:table-cell office:value-type="string" table:style-name="ce1">
            <text:p>79.5539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9-16T00:00:00" table:style-name="ce2">
            <text:p>9/16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bata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20434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5286" table:style-name="ce1">
            <text:p>155286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ntha Makume</text:p>
          </table:table-cell>
          <table:table-cell office:value-type="string" table:style-name="ce1">
            <text:p>Kwazulu-Natal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7-01T00:00:00" table:style-name="ce2">
            <text:p>7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mperFi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235" table:style-name="ce1">
            <text:p>53235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rehous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hnathon Hollis</text:p>
          </table:table-cell>
          <table:table-cell office:value-type="string" table:style-name="ce1">
            <text:p>Atlanta<text:s/>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1-07T00:00:00" table:style-name="ce2">
            <text:p>1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nd513</text:p>
          </table:table-cell>
          <table:table-cell office:value-type="string" table:style-name="ce1">
            <text:p>R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8000000000" table:style-name="ce3">
            <text:p>1.68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1547" table:style-name="ce1">
            <text:p>71547</text:p>
          </table:table-cell>
          <table:table-cell office:value-type="float" office:value="56" table:style-name="ce1">
            <text:p>5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eorgia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anda Hoppers</text:p>
          </table:table-cell>
          <table:table-cell office:value-type="string" table:style-name="ce1">
            <text:p>Foster Falls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5.182028 N</text:p>
          </table:table-cell>
          <table:table-cell office:value-type="string" table:style-name="ce1">
            <text:p>85.67389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rendipity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0606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804" table:style-name="ce1">
            <text:p>6880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ubree Frownfelter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2625 N</text:p>
          </table:table-cell>
          <table:table-cell office:value-type="string" table:style-name="ce1">
            <text:p>85.58607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10T00:00:00" table:style-name="ce2">
            <text:p>1/1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renity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3.4 x 10^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088" table:style-name="ce1">
            <text:p>52088</text:p>
          </table:table-cell>
          <table:table-cell office:value-type="float" office:value="62.6" table:style-name="ce1">
            <text:p>62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Isabel B. Jones</text:p>
          </table:table-cell>
          <table:table-cell office:value-type="string" table:style-name="ce1">
            <text:p>Pullman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6.731114 N</text:p>
          </table:table-cell>
          <table:table-cell office:value-type="string" table:style-name="ce1">
            <text:p>117.17973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1-10T00:00:00" table:style-name="ce2">
            <text:p>1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rpentin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649096.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884" table:style-name="ce1">
            <text:p>6888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icia Brighton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32933 N</text:p>
          </table:table-cell>
          <table:table-cell office:value-type="string" table:style-name="ce1">
            <text:p>111.760016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9-25T00:00:00" table:style-name="ce2">
            <text:p>9/25/2012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everus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894" table:style-name="ce1">
            <text:p>49894</text:p>
          </table:table-cell>
          <table:table-cell office:value-type="float" office:value="64.400000000000006" table:style-name="ce1">
            <text:p>64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llege of St. Scholastic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ssondra Deming</text:p>
          </table:table-cell>
          <table:table-cell office:value-type="string" table:style-name="ce1">
            <text:p>Duluth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6.815466 N</text:p>
          </table:table-cell>
          <table:table-cell office:value-type="string" table:style-name="ce1">
            <text:p>92.10990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10T00:00:00" table:style-name="ce2">
            <text:p>1/1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016" table:style-name="ce1">
            <text:p>59016</text:p>
          </table:table-cell>
          <table:table-cell office:value-type="float" office:value="61.9" table:style-name="ce1">
            <text:p>61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mplin Park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. Glennon</text:p>
          </table:table-cell>
          <table:table-cell office:value-type="string" table:style-name="ce1">
            <text:p>Champlin Park<text:s/>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aka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9267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69" table:style-name="ce1">
            <text:p>51369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ward Hughes Medical Institut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Patrice Starck</text:p>
          </table:table-cell>
          <table:table-cell office:value-type="string" table:style-name="ce1">
            <text:p>Ashbur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0714 N</text:p>
          </table:table-cell>
          <table:table-cell office:value-type="string" table:style-name="ce1">
            <text:p>77.4662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01T00:00:00" table:style-name="ce2">
            <text:p>2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auna1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2014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315" table:style-name="ce1">
            <text:p>59315</text:p>
          </table:table-cell>
          <table:table-cell office:value-type="float" office:value="61.7" table:style-name="ce1">
            <text:p>61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AGGCGC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shall Sheide</text:p>
          </table:table-cell>
          <table:table-cell office:value-type="string" table:style-name="ce1">
            <text:p>Orem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25986 N</text:p>
          </table:table-cell>
          <table:table-cell office:value-type="string" table:style-name="ce1">
            <text:p>111.735480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1T00:00:00" table:style-name="ce2">
            <text:p>3/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een</text:p>
          </table:table-cell>
          <table:table-cell office:value-type="string" table:style-name="ce1">
            <text:p>A7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927" table:style-name="ce1">
            <text:p>52927</text:p>
          </table:table-cell>
          <table:table-cell office:value-type="float" office:value="63.4" table:style-name="ce1">
            <text:p>63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Fort Kent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evon Cote &amp; Zach Daigle</text:p>
          </table:table-cell>
          <table:table-cell office:value-type="string" table:style-name="ce1">
            <text:p>Fort Kent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248839 N</text:p>
          </table:table-cell>
          <table:table-cell office:value-type="string" table:style-name="ce1">
            <text:p>68.592651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23T00:00:00" table:style-name="ce2">
            <text:p>3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iLan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nknow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02014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794" table:style-name="ce1">
            <text:p>59794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ren Kantor &amp; Hao-yi Wang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690947 N</text:p>
          </table:table-cell>
          <table:table-cell office:value-type="string" table:style-name="ce1">
            <text:p>77.66383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09T00:00:00" table:style-name="ce2">
            <text:p>3/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ipwreck</text:p>
          </table:table-cell>
          <table:table-cell office:value-type="string" table:style-name="ce1">
            <text:p>P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8670" table:style-name="ce1">
            <text:p>48670</text:p>
          </table:table-cell>
          <table:table-cell office:value-type="float" office:value="66.900000000000006" table:style-name="ce1">
            <text:p>66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CCGCCCCCCG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ucknell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udrey Tolbert</text:p>
          </table:table-cell>
          <table:table-cell office:value-type="string" table:style-name="ce1">
            <text:p>Shippensburg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40.01005 N</text:p>
          </table:table-cell>
          <table:table-cell office:value-type="string" table:style-name="ce1">
            <text:p>77.5064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12T00:00:00" table:style-name="ce2">
            <text:p>2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iVal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57678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355" table:style-name="ce1">
            <text:p>68355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ntclair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hivani Patel and Valerie Paschalis</text:p>
          </table:table-cell>
          <table:table-cell office:value-type="string" table:style-name="ce1">
            <text:p>Rockaway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31T00:00:00" table:style-name="ce2">
            <text:p>1/3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hrimp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2000000" table:style-name="ce3">
            <text:p>3.62E+0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2473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5714" table:style-name="ce1">
            <text:p>155714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llinois Wesleya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mantha Sorenson</text:p>
          </table:table-cell>
          <table:table-cell office:value-type="string" table:style-name="ce1">
            <text:p>Bloomington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89261 N</text:p>
          </table:table-cell>
          <table:table-cell office:value-type="string" table:style-name="ce1">
            <text:p>88.99133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2-01-31T00:00:00" table:style-name="ce2">
            <text:p>1/3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igman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311" table:style-name="ce1">
            <text:p>68311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aitlin Price</text:p>
          </table:table-cell>
          <table:table-cell table:number-columns-repeated="2" table:style-name="ce1"/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table:style-name="ce1"/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impliphy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366" table:style-name="ce1">
            <text:p>75366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Gretchen Walch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Campbell County</text:p>
          </table:table-cell>
          <table:table-cell office:value-type="string" table:style-name="ce1">
            <text:p>38.93909 N</text:p>
          </table:table-cell>
          <table:table-cell office:value-type="string" table:style-name="ce1">
            <text:p>84.3741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23T00:00:00" table:style-name="ce2">
            <text:p>5/2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irDuracell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793" table:style-name="ce1">
            <text:p>75793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riad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eter Nikolai</text:p>
          </table:table-cell>
          <table:table-cell office:value-type="string" table:style-name="ce1">
            <text:p>Triad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irHarley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4791" table:style-name="ce1">
            <text:p>64791</text:p>
          </table:table-cell>
          <table:table-cell office:value-type="float" office:value="59.6" table:style-name="ce1">
            <text:p>59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riad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ori Schlensker</text:p>
          </table:table-cell>
          <table:table-cell office:value-type="string" table:style-name="ce1">
            <text:p>Triad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716356 N</text:p>
          </table:table-cell>
          <table:table-cell office:value-type="string" table:style-name="ce1">
            <text:p>89.85692 W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iSi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6279" table:style-name="ce1">
            <text:p>56279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onzaga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iah Minder</text:p>
          </table:table-cell>
          <table:table-cell office:value-type="string" table:style-name="ce1">
            <text:p>Spokan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7.667056 N</text:p>
          </table:table-cell>
          <table:table-cell office:value-type="string" table:style-name="ce1">
            <text:p>117.40279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3T00:00:00" table:style-name="ce2">
            <text:p>2/23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kinnyPete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3478" table:style-name="ce1">
            <text:p>43478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CCGCCGCCTTG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risten Wade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.325703 N</text:p>
          </table:table-cell>
          <table:table-cell office:value-type="string" table:style-name="ce1">
            <text:p>77.205717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15T00:00:00" table:style-name="ce2">
            <text:p>2/1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kiPol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U24713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3137" table:style-name="ce1">
            <text:p>53137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mplin Park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. Glennon</text:p>
          </table:table-cell>
          <table:table-cell office:value-type="string" table:style-name="ce1">
            <text:p>Champlin Park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9-11-24T00:00:00" table:style-name="ce2">
            <text:p>11/24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larp</text:p>
          </table:table-cell>
          <table:table-cell office:value-type="string" table:style-name="ce1">
            <text:p>K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7800000000" table:style-name="ce3">
            <text:p>5.78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256" table:style-name="ce1">
            <text:p>57256</text:p>
          </table:table-cell>
          <table:table-cell office:value-type="float" office:value="68" table:style-name="ce1">
            <text:p>6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CGGC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uchik Patel; Sonya Anderson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145 N</text:p>
          </table:table-cell>
          <table:table-cell office:value-type="string" table:style-name="ce1">
            <text:p>90.31456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22T00:00:00" table:style-name="ce2">
            <text:p>5/2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mallFry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5.9 x 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433" table:style-name="ce1">
            <text:p>155433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ow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icolette Driscoll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3 N</text:p>
          </table:table-cell>
          <table:table-cell office:value-type="string" table:style-name="ce1">
            <text:p>71.398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24T00:00:00" table:style-name="ce2">
            <text:p>1/2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meadley</text:p>
          </table:table-cell>
          <table:table-cell office:value-type="string" table:style-name="ce1">
            <text:p>A8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392" table:style-name="ce1">
            <text:p>52392</text:p>
          </table:table-cell>
          <table:table-cell office:value-type="float" office:value="61.4" table:style-name="ce1">
            <text:p>61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T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rystle McMinn</text:p>
          </table:table-cell>
          <table:table-cell office:value-type="string" table:style-name="ce1">
            <text:p>Conyers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655766 N</text:p>
          </table:table-cell>
          <table:table-cell office:value-type="string" table:style-name="ce1">
            <text:p>84.005616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9T00:00:00" table:style-name="ce2">
            <text:p>1/2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olon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2647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9487" table:style-name="ce1">
            <text:p>49487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rk Communit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. VanHoeck</text:p>
          </table:table-cell>
          <table:table-cell office:value-type="string" table:style-name="ce1">
            <text:p>Solon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2191 N</text:p>
          </table:table-cell>
          <table:table-cell office:value-type="string" table:style-name="ce1">
            <text:p>91.469561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8-06-16T00:00:00" table:style-name="ce2">
            <text:p>6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ophi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306" table:style-name="ce1">
            <text:p>6830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Nyema Harmon</text:p>
          </table:table-cell>
          <table:table-cell office:value-type="string" table:style-name="ce1">
            <text:p>West Lafayet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ot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5000000000" table:style-name="ce3">
            <text:p>4.5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7744" table:style-name="ce1">
            <text:p>67744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oyola Marymount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tie Fusco</text:p>
          </table:table-cell>
          <table:table-cell office:value-type="string" table:style-name="ce1">
            <text:p>Los Angeles<text:s/>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2.972028 N</text:p>
          </table:table-cell>
          <table:table-cell office:value-type="string" table:style-name="ce1">
            <text:p>118.41460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5T00:00:00" table:style-name="ce2">
            <text:p>2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parky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00000000" table:style-name="ce3">
            <text:p>5.8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3334" table:style-name="ce1">
            <text:p>63334</text:p>
          </table:table-cell>
          <table:table-cell office:value-type="float" office:value="65.2" table:style-name="ce1">
            <text:p>65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reg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ssie Simmons-Yager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62919 N</text:p>
          </table:table-cell>
          <table:table-cell office:value-type="string" table:style-name="ce1">
            <text:p>123.274203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8-25T00:00:00" table:style-name="ce2">
            <text:p>8/25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partacus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Q30053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1164" table:style-name="ce1">
            <text:p>61164</text:p>
          </table:table-cell>
          <table:table-cell office:value-type="float" office:value="61.7" table:style-name="ce1">
            <text:p>61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ampton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. Korber</text:p>
          </table:table-cell>
          <table:table-cell office:value-type="string" table:style-name="ce1">
            <text:p>Hampto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2T00:00:00" table:style-name="ce2">
            <text:p>3/2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partan300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568" table:style-name="ce1">
            <text:p>68568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andon Bensel</text:p>
          </table:table-cell>
          <table:table-cell office:value-type="string" table:style-name="ce1">
            <text:p>Flemington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558055 N</text:p>
          </table:table-cell>
          <table:table-cell office:value-type="string" table:style-name="ce1">
            <text:p>74.876111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2-28T00:00:00" table:style-name="ce2">
            <text:p>2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pike509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40x10^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989" table:style-name="ce1">
            <text:p>50989</text:p>
          </table:table-cell>
          <table:table-cell office:value-type="float" office:value="64.099999999999994" table:style-name="ce1">
            <text:p>64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onzaga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cob Gries</text:p>
          </table:table-cell>
          <table:table-cell office:value-type="string" table:style-name="ce1">
            <text:p>Spokan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2-05T00:00:00" table:style-name="ce2">
            <text:p>2/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poonbill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680000000000" table:style-name="ce3">
            <text:p>1.68E+12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5735" table:style-name="ce1">
            <text:p>55735</text:p>
          </table:table-cell>
          <table:table-cell office:value-type="float" office:value="61.3" table:style-name="ce1">
            <text:p>61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C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evin Ko and Valerie Bostrom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35526 N</text:p>
          </table:table-cell>
          <table:table-cell office:value-type="string" table:style-name="ce1">
            <text:p>90.287562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12T00:00:00" table:style-name="ce2">
            <text:p>3/12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pud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U82646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4906" table:style-name="ce1">
            <text:p>154906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M Kee</text:p>
          </table:table-cell>
          <table:table-cell office:value-type="string" table:style-name="ce1">
            <text:p>Pittsburgh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8-06-16T00:00:00" table:style-name="ce2">
            <text:p>6/16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quid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596" table:style-name="ce1">
            <text:p>6859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thag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Kara Aittama</text:p>
          </table:table-cell>
          <table:table-cell office:value-type="string" table:style-name="ce1">
            <text:p>Kenosha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12T00:00:00" table:style-name="ce2">
            <text:p>2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quirty</text:p>
          </table:table-cell>
          <table:table-cell office:value-type="string" table:style-name="ce1">
            <text:p>F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0285" table:style-name="ce1">
            <text:p>60285</text:p>
          </table:table-cell>
          <table:table-cell office:value-type="float" office:value="62.4" table:style-name="ce1">
            <text:p>62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C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Ohio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rin Osborne</text:p>
          </table:table-cell>
          <table:table-cell office:value-type="string" table:style-name="ce1">
            <text:p>Belleville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2.19 N</text:p>
          </table:table-cell>
          <table:table-cell office:value-type="string" table:style-name="ce1">
            <text:p>83.5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30T00:00:00" table:style-name="ce2">
            <text:p>1/3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tark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4731" table:style-name="ce1">
            <text:p>74731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hn Park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6T00:00:00" table:style-name="ce2">
            <text:p>2/6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tinger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641" table:style-name="ce1">
            <text:p>69641</text:p>
          </table:table-cell>
          <table:table-cell office:value-type="float" office:value="68.599999999999994" table:style-name="ce1">
            <text:p>68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Kevin Bradley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29033 N</text:p>
          </table:table-cell>
          <table:table-cell office:value-type="string" table:style-name="ce1">
            <text:p>79.949638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2-17T00:00:00" table:style-name="ce2">
            <text:p>2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71348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262" table:style-name="ce1">
            <text:p>68262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reg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elle Janik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6677 N</text:p>
          </table:table-cell>
          <table:table-cell office:value-type="string" table:style-name="ce1">
            <text:p>123.29137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27T00:00:00" table:style-name="ce2">
            <text:p>1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ulley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873" table:style-name="ce1">
            <text:p>59873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A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am FAV</text:p>
          </table:table-cell>
          <table:table-cell table:style-name="ce1"/>
          <table:table-cell office:value-type="string" table:style-name="ce1">
            <text:p>CA</text:p>
          </table:table-cell>
          <table:table-cell table:number-columns-repeated="3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10-08T00:00:00" table:style-name="ce2">
            <text:p>10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uperAwesome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686" table:style-name="ce1">
            <text:p>52686</text:p>
          </table:table-cell>
          <table:table-cell office:value-type="float" office:value="61.6" table:style-name="ce1">
            <text:p>61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an Bollivar</text:p>
          </table:table-cell>
          <table:table-cell office:value-type="string" table:style-name="ce1">
            <text:p>Mclean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242625 N</text:p>
          </table:table-cell>
          <table:table-cell office:value-type="string" table:style-name="ce1">
            <text:p>89.205265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ACGT Inc.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Awesome</text:p>
          </table:table-cell>
          <table:table-cell office:value-type="date" office:date-value="2013-11-08T00:00:00" table:style-name="ce2">
            <text:p>11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uperGre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2.8 x 10^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9346" table:style-name="ce1">
            <text:p>59346</text:p>
          </table:table-cell>
          <table:table-cell office:value-type="float" office:value="61.7" table:style-name="ce1">
            <text:p>61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cqueline Simeon and Aesha Newton-Ashley</text:p>
          </table:table-cell>
          <table:table-cell office:value-type="string" table:style-name="ce1">
            <text:p>Nyack<text:s/>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1.07851 N</text:p>
          </table:table-cell>
          <table:table-cell office:value-type="string" table:style-name="ce1">
            <text:p>73.94125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20T00:00:00" table:style-name="ce2">
            <text:p>12/2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weetiePie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184" table:style-name="ce1">
            <text:p>53184</text:p>
          </table:table-cell>
          <table:table-cell office:value-type="float" office:value="63.5" table:style-name="ce1">
            <text:p>63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Florid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icardo Perez</text:p>
          </table:table-cell>
          <table:table-cell office:value-type="string" table:style-name="ce1">
            <text:p>Gainesvill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9.635169 N</text:p>
          </table:table-cell>
          <table:table-cell office:value-type="string" table:style-name="ce1">
            <text:p>82.39446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04T00:00:00" table:style-name="ce2">
            <text:p>2/4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wirley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717" table:style-name="ce1">
            <text:p>49717</text:p>
          </table:table-cell>
          <table:table-cell office:value-type="float" office:value="61" table:style-name="ce1">
            <text:p>6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ichelle Juarez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text:s/>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8-19T00:00:00" table:style-name="ce2">
            <text:p>8/1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wish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J19457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735" table:style-name="ce1">
            <text:p>68735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erence Park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1199 N</text:p>
          </table:table-cell>
          <table:table-cell office:value-type="string" table:style-name="ce1">
            <text:p>79.95180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ap17</text:p>
          </table:table-cell>
          <table:table-cell office:value-type="date" office:date-value="2013-03-07T00:00:00" table:style-name="ce2">
            <text:p>3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witze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298" table:style-name="ce1">
            <text:p>52298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N. Jameso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5" table:style-name="ce1">
            <text:p>2005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A17A</text:p>
          </table:table-cell>
          <table:table-cell office:value-type="string" table:style-name="ce1">
            <text:p>B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00000000000" table:style-name="ce3">
            <text:p>8.0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2.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7324" table:style-name="ce1">
            <text:p>67324</text:p>
          </table:table-cell>
          <table:table-cell office:value-type="float" office:value="69" table:style-name="ce1">
            <text:p>6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igham Young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yce Lunt</text:p>
          </table:table-cell>
          <table:table-cell office:value-type="string" table:style-name="ce1">
            <text:p>Prov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37988 N</text:p>
          </table:table-cell>
          <table:table-cell office:value-type="string" table:style-name="ce1">
            <text:p>111.731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BYU DNA Sequencing Center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09T00:00:00" table:style-name="ce2">
            <text:p>4/9/2012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aj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X12109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550" table:style-name="ce1">
            <text:p>58550</text:p>
          </table:table-cell>
          <table:table-cell office:value-type="float" office:value="61.9" table:style-name="ce1">
            <text:p>61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West Mifflin Biology Class, V. Mattson Inst.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04T00:00:00" table:style-name="ce2">
            <text:p>3/4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allGrassMM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133" table:style-name="ce1">
            <text:p>68133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Brenda Bott</text:p>
          </table:table-cell>
          <table:table-cell office:value-type="string" table:style-name="ce1">
            <text:p>Kansas City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11T00:00:00" table:style-name="ce2">
            <text:p>9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097" table:style-name="ce1">
            <text:p>49097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anda Boozalis, Heather Caulkins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554 N</text:p>
          </table:table-cell>
          <table:table-cell office:value-type="string" table:style-name="ce1">
            <text:p>90.31122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6-02T00:00:00" table:style-name="ce2">
            <text:p>6/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aurus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877" table:style-name="ce1">
            <text:p>50877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ennington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odrigo Gonzalez-Gomez</text:p>
          </table:table-cell>
          <table:table-cell office:value-type="string" table:style-name="ce1">
            <text:p>Pennington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327369 N</text:p>
          </table:table-cell>
          <table:table-cell office:value-type="string" table:style-name="ce1">
            <text:p>74.79545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5-08T00:00:00" table:style-name="ce2">
            <text:p>5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eardrop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389" table:style-name="ce1">
            <text:p>155389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Xavier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smine Douglas</text:p>
          </table:table-cell>
          <table:table-cell office:value-type="string" table:style-name="ce1">
            <text:p>New Orlean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29.962778 N</text:p>
          </table:table-cell>
          <table:table-cell office:value-type="string" table:style-name="ce1">
            <text:p>90.106111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2-18T00:00:00" table:style-name="ce2">
            <text:p>2/18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eardropMSU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4896" table:style-name="ce1">
            <text:p>74896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ontclair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Florence Ogalo and Nandini Surendranathan</text:p>
          </table:table-cell>
          <table:table-cell office:value-type="string" table:style-name="ce1">
            <text:p>Montclair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863056 N</text:p>
          </table:table-cell>
          <table:table-cell office:value-type="string" table:style-name="ce1">
            <text:p>74.194722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22T00:00:00" table:style-name="ce2">
            <text:p>1/22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heia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00000000" table:style-name="ce3">
            <text:p>1.4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543" table:style-name="ce1">
            <text:p>51543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rilakshmi Karuturi &amp; Pawan Chitt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944217 N</text:p>
          </table:table-cell>
          <table:table-cell office:value-type="string" table:style-name="ce1">
            <text:p>77.405231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3T00:00:00" table:style-name="ce2">
            <text:p>3/2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hibault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20152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6327" table:style-name="ce1">
            <text:p>106327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cknell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Thibault</text:p>
          </table:table-cell>
          <table:table-cell office:value-type="string" table:style-name="ce1">
            <text:p>Lewisburg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956292 N</text:p>
          </table:table-cell>
          <table:table-cell office:value-type="string" table:style-name="ce1">
            <text:p>76.88232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1-26T00:00:00" table:style-name="ce2">
            <text:p>1/26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ho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058" table:style-name="ce1">
            <text:p>5305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Stephen Canto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4-09T00:00:00" table:style-name="ce2">
            <text:p>4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hor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570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839" table:style-name="ce1">
            <text:p>6883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vin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bigail Streelman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931666 N</text:p>
          </table:table-cell>
          <table:table-cell office:value-type="string" table:style-name="ce1">
            <text:p>85.586111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02T00:00:00" table:style-name="ce2">
            <text:p>3/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hreeOh3D2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992" table:style-name="ce1">
            <text:p>68992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. Ignatius High Schoo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an Sauer</text:p>
          </table:table-cell>
          <table:table-cell office:value-type="string" table:style-name="ce1">
            <text:p>Cleveland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482509 N</text:p>
          </table:table-cell>
          <table:table-cell office:value-type="string" table:style-name="ce1">
            <text:p>81.706824 W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OhThreeD2</text:p>
          </table:table-cell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iffany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768" table:style-name="ce1">
            <text:p>50768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ttysburg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iffany Ravelomanantsoa</text:p>
          </table:table-cell>
          <table:table-cell office:value-type="string" table:style-name="ce1">
            <text:p>Gettysburg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835556 N</text:p>
          </table:table-cell>
          <table:table-cell office:value-type="string" table:style-name="ce1">
            <text:p>77.235833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7T00:00:00" table:style-name="ce2">
            <text:p>12/1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iger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7000000000" table:style-name="ce3">
            <text:p>9.7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Q684677<text:s text:c="2"/>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332" table:style-name="ce1">
            <text:p>50332</text:p>
          </table:table-cell>
          <table:table-cell office:value-type="float" office:value="60.7" table:style-name="ce1">
            <text:p>60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eg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yssa R. Hersh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60271 N</text:p>
          </table:table-cell>
          <table:table-cell office:value-type="string" table:style-name="ce1">
            <text:p>123.274387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8-29T00:00:00" table:style-name="ce2">
            <text:p>8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imshel</text:p>
          </table:table-cell>
          <table:table-cell office:value-type="string" table:style-name="ce1">
            <text:p>A7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5706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278" table:style-name="ce1">
            <text:p>53278</text:p>
          </table:table-cell>
          <table:table-cell office:value-type="float" office:value="63.1" table:style-name="ce1">
            <text:p>63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CGGTAA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rin Harvey</text:p>
          </table:table-cell>
          <table:table-cell office:value-type="string" table:style-name="ce1">
            <text:p>Den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191516 N</text:p>
          </table:table-cell>
          <table:table-cell office:value-type="string" table:style-name="ce1">
            <text:p>97.096788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4-27T00:00:00" table:style-name="ce2">
            <text:p>4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inaFeyg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50000000" table:style-name="ce3">
            <text:p>1.15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67" table:style-name="ce1">
            <text:p>51367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ileen Doan</text:p>
          </table:table-cell>
          <table:table-cell office:value-type="string" table:style-name="ce1">
            <text:p>Paducah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03722 N</text:p>
          </table:table-cell>
          <table:table-cell office:value-type="string" table:style-name="ce1">
            <text:p>88.64471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2-03-06T00:00:00" table:style-name="ce2">
            <text:p>3/6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inyTim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2300000000" table:style-name="ce3">
            <text:p>4.23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3817" table:style-name="ce1">
            <text:p>153817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Hanna Legator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104 N</text:p>
          </table:table-cell>
          <table:table-cell office:value-type="string" table:style-name="ce1">
            <text:p>90.31481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12-20T00:00:00" table:style-name="ce2">
            <text:p>12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iroTheta9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800000000" table:style-name="ce3">
            <text:p>9.8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56115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67" table:style-name="ce1">
            <text:p>51367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stern Kentucky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Schrader</text:p>
          </table:table-cell>
          <table:table-cell office:value-type="string" table:style-name="ce1">
            <text:p>Bowling Green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2777 N</text:p>
          </table:table-cell>
          <table:table-cell office:value-type="string" table:style-name="ce1">
            <text:p>86.420833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8T00:00:00" table:style-name="ce2">
            <text:p>3/1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M4</text:p>
          </table:table-cell>
          <table:table-cell office:value-type="string" table:style-name="ce1">
            <text:p>K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F06884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2797" table:style-name="ce1">
            <text:p>52797</text:p>
          </table:table-cell>
          <table:table-cell office:value-type="float" office:value="68.099999999999994" table:style-name="ce1">
            <text:p>68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. Brennan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572892 N</text:p>
          </table:table-cell>
          <table:table-cell office:value-type="string" table:style-name="ce1">
            <text:p>105.086975 W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1998-05-29T00:00:00" table:style-name="ce2">
            <text:p>5/29/199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ortoise16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4584" table:style-name="ce1">
            <text:p>154584</text:p>
          </table:table-cell>
          <table:table-cell office:value-type="float" office:value="64.8" table:style-name="ce1">
            <text:p>64.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ri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homas McNamara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1.749093 N</text:p>
          </table:table-cell>
          <table:table-cell office:value-type="string" table:style-name="ce1">
            <text:p>72.691956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1T00:00:00" table:style-name="ce2">
            <text:p>12/1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oto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00606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933" table:style-name="ce1">
            <text:p>75933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Lucia Barker</text:p>
          </table:table-cell>
          <table:table-cell office:value-type="string" table:style-name="ce1">
            <text:p>Ashbur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31T00:00:00" table:style-name="ce2">
            <text:p>1/3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reddl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008" table:style-name="ce1">
            <text:p>53008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rkshire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April Burch</text:p>
          </table:table-cell>
          <table:table-cell office:value-type="string" table:style-name="ce1">
            <text:p>Mill Rive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11 N</text:p>
          </table:table-cell>
          <table:table-cell office:value-type="string" table:style-name="ce1">
            <text:p>73.2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Pennsylvania DNA Sequencing Facili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08T00:00:00" table:style-name="ce2">
            <text:p>5/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rike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10000000" table:style-name="ce3">
            <text:p>6.10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4716" table:style-name="ce1">
            <text:p>44716</text:p>
          </table:table-cell>
          <table:table-cell office:value-type="float" office:value="64.5" table:style-name="ce1">
            <text:p>64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table:number-columns-repeated="6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ke</text:p>
          </table:table-cell>
          <table:table-cell office:value-type="date" office:date-value="2013-01-18T00:00:00" table:style-name="ce2">
            <text:p>1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rixie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40846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526" table:style-name="ce1">
            <text:p>53526</text:p>
          </table:table-cell>
          <table:table-cell office:value-type="float" office:value="64.5" table:style-name="ce1">
            <text:p>64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arah Williamson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7.322236 N</text:p>
          </table:table-cell>
          <table:table-cell office:value-type="string" table:style-name="ce1">
            <text:p>77.44924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3T00:00:00" table:style-name="ce2">
            <text:p>3/23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roll4</text:p>
          </table:table-cell>
          <table:table-cell office:value-type="string" table:style-name="ce1">
            <text:p>D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FJ16866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618" table:style-name="ce1">
            <text:p>64618</text:p>
          </table:table-cell>
          <table:table-cell office:value-type="float" office:value="59.6" table:style-name="ce1">
            <text:p>59.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. Andrew's Episcopal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hyllis Robinson</text:p>
          </table:table-cell>
          <table:table-cell office:value-type="string" table:style-name="ce1">
            <text:p>Silver Springs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9.047186 N</text:p>
          </table:table-cell>
          <table:table-cell office:value-type="string" table:style-name="ce1">
            <text:p>77.03064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08-08-27T00:00:00" table:style-name="ce2">
            <text:p>8/27/2008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rouble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8 x 10^9 pfu/m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102" table:style-name="ce1">
            <text:p>52102</text:p>
          </table:table-cell>
          <table:table-cell office:value-type="float" office:value="63.6" table:style-name="ce1">
            <text:p>63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revor Sughrue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6.998917 N</text:p>
          </table:table-cell>
          <table:table-cell office:value-type="string" table:style-name="ce1">
            <text:p>122.052767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17T00:00:00" table:style-name="ce2">
            <text:p>2/1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ryp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600000000" table:style-name="ce3">
            <text:p>7.6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798" table:style-name="ce1">
            <text:p>68798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Daniel Cui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611 N</text:p>
          </table:table-cell>
          <table:table-cell office:value-type="string" table:style-name="ce1">
            <text:p>90.311944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04T00:00:00" table:style-name="ce2">
            <text:p>6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uco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6944" table:style-name="ce1">
            <text:p>76944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yack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ddy Santos</text:p>
          </table:table-cell>
          <table:table-cell office:value-type="string" table:style-name="ce1">
            <text:p>Nya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United States of America</text:p>
          </table:table-cell>
          <table:table-cell table:number-columns-repeated="2"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1-03T00:00:00" table:style-name="ce2">
            <text:p>1/3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urbido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30000000" table:style-name="ce3">
            <text:p>1.30E+0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40846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169" table:style-name="ce1">
            <text:p>53169</text:p>
          </table:table-cell>
          <table:table-cell office:value-type="float" office:value="63.3" table:style-name="ce1">
            <text:p>63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quis Flood</text:p>
          </table:table-cell>
          <table:table-cell office:value-type="string" table:style-name="ce1">
            <text:p>Chesapeake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099046 N</text:p>
          </table:table-cell>
          <table:table-cell office:value-type="string" table:style-name="ce1">
            <text:p>76.52985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17T00:00:00" table:style-name="ce2">
            <text:p>5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urj99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161" table:style-name="ce1">
            <text:p>51161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yler Uppstrom Rahul Jaswaney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961 N</text:p>
          </table:table-cell>
          <table:table-cell office:value-type="string" table:style-name="ce1">
            <text:p>90.31421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weety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EF536069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8692" table:style-name="ce1">
            <text:p>58692</text:p>
          </table:table-cell>
          <table:table-cell office:value-type="float" office:value="61.7" table:style-name="ce1">
            <text:p>61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T. Pham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422 N</text:p>
          </table:table-cell>
          <table:table-cell office:value-type="string" table:style-name="ce1">
            <text:p>79.953218 W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7-04-03T00:00:00" table:style-name="ce2">
            <text:p>4/3/2007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wister</text:p>
          </table:table-cell>
          <table:table-cell office:value-type="string" table:style-name="ce1">
            <text:p>A1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00000000" table:style-name="ce3">
            <text:p>1.50E+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Q51284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094" table:style-name="ce1">
            <text:p>51094</text:p>
          </table:table-cell>
          <table:table-cell office:value-type="float" office:value="65" table:style-name="ce1">
            <text:p>6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heila Kapyur</text:p>
          </table:table-cell>
          <table:table-cell office:value-type="string" table:style-name="ce1">
            <text:p>Santa Fe Spring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887422 N</text:p>
          </table:table-cell>
          <table:table-cell office:value-type="string" table:style-name="ce1">
            <text:p>118.031269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22T00:00:00" table:style-name="ce2">
            <text:p>3/22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ygerBlood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73" table:style-name="ce1">
            <text:p>51373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Jacksonville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ett Allen Johnson</text:p>
          </table:table-cell>
          <table:table-cell office:value-type="string" table:style-name="ce1">
            <text:p>Jacksonville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3.826667 N</text:p>
          </table:table-cell>
          <table:table-cell office:value-type="string" table:style-name="ce1">
            <text:p>85.77277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8T00:00:00" table:style-name="ce2">
            <text:p>1/28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Tyke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8000000000" table:style-name="ce3">
            <text:p>1.18E+11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6679" table:style-name="ce1">
            <text:p>156679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yan Kim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10-27T00:00:00" table:style-name="ce2">
            <text:p>10/2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AY50015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277" table:style-name="ce1">
            <text:p>51277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V. Kelchner</text:p>
          </table:table-cell>
          <table:table-cell office:value-type="string" table:style-name="ce1">
            <text:p>Bethlehem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2164 N</text:p>
          </table:table-cell>
          <table:table-cell office:value-type="string" table:style-name="ce1">
            <text:p>75.361919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3-12-11T00:00:00" table:style-name="ce2">
            <text:p>12/11/200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kulele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5114" table:style-name="ce1">
            <text:p>75114</text:p>
          </table:table-cell>
          <table:table-cell office:value-type="float" office:value="63" table:style-name="ce1">
            <text:p>6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Maine, Honors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ryanne LaFollette and Matthew Sheltra</text:p>
          </table:table-cell>
          <table:table-cell office:value-type="string" table:style-name="ce1">
            <text:p>Old Orchard Beac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31T00:00:00" table:style-name="ce2">
            <text:p>1/3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ncleHowie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GQ303266.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8016" table:style-name="ce1">
            <text:p>6801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William Barshop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50249 N</text:p>
          </table:table-cell>
          <table:table-cell office:value-type="string" table:style-name="ce1">
            <text:p>90.316691 W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09-06-23T00:00:00" table:style-name="ce2">
            <text:p>6/23/2009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nionJack</text:p>
          </table:table-cell>
          <table:table-cell office:value-type="string" table:style-name="ce1">
            <text:p>A5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9158" table:style-name="ce1">
            <text:p>49158</text:p>
          </table:table-cell>
          <table:table-cell office:value-type="float" office:value="60" table:style-name="ce1">
            <text:p>6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A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rsema Thomas</text:p>
          </table:table-cell>
          <table:table-cell office:value-type="string" table:style-name="ce1">
            <text:p>Cotonou</text:p>
          </table:table-cell>
          <table:table-cell table:style-name="ce1"/>
          <table:table-cell office:value-type="string" table:style-name="ce1">
            <text:p>Benin</text:p>
          </table:table-cell>
          <table:table-cell office:value-type="string" table:style-name="ce1">
            <text:p>26.0208 N</text:p>
          </table:table-cell>
          <table:table-cell office:value-type="string" table:style-name="ce1">
            <text:p>3.6708 E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heUnionJack</text:p>
          </table:table-cell>
          <table:table-cell office:value-type="date" office:date-value="2013-01-10T00:00:00" table:style-name="ce2">
            <text:p>1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PIE</text:p>
          </table:table-cell>
          <table:table-cell office:value-type="string" table:style-name="ce1">
            <text:p>L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0000000000" table:style-name="ce3">
            <text:p>2.10E+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3784" table:style-name="ce1">
            <text:p>73784</text:p>
          </table:table-cell>
          <table:table-cell office:value-type="float" office:value="58.8" table:style-name="ce1">
            <text:p>58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egon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helby Paulson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4.565454 N</text:p>
          </table:table-cell>
          <table:table-cell office:value-type="string" table:style-name="ce1">
            <text:p>123.27554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alidus</text:p>
          </table:table-cell>
          <table:table-cell office:value-type="string" table:style-name="ce1">
            <text:p>K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71348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2466" table:style-name="ce1">
            <text:p>62466</text:p>
          </table:table-cell>
          <table:table-cell office:value-type="float" office:value="68.400000000000006" table:style-name="ce1">
            <text:p>68.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TCGTG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aylor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Valerie Briell</text:p>
          </table:table-cell>
          <table:table-cell office:value-type="string" table:style-name="ce1">
            <text:p>Segui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9.57381 N</text:p>
          </table:table-cell>
          <table:table-cell office:value-type="string" table:style-name="ce1">
            <text:p>97.816793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4T00:00:00" table:style-name="ce2">
            <text:p>2/4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elveteen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6.4 x 10^10 pfu/m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F01700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4314" table:style-name="ce1">
            <text:p>54314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G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nathan Lapin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0.441111 N</text:p>
          </table:table-cell>
          <table:table-cell office:value-type="string" table:style-name="ce1">
            <text:p>79.959722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1-09T00:00:00" table:style-name="ce2">
            <text:p>1/9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eracruz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062" table:style-name="ce1">
            <text:p>50062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ern Connecticut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itni Kiosse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33 N</text:p>
          </table:table-cell>
          <table:table-cell office:value-type="string" table:style-name="ce1">
            <text:p>72.9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10T00:00:00" table:style-name="ce2">
            <text:p>4/10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iolet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8795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481" table:style-name="ce1">
            <text:p>52481</text:p>
          </table:table-cell>
          <table:table-cell office:value-type="float" office:value="63.8" table:style-name="ce1">
            <text:p>63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ulia Froud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1-28T00:00:00" table:style-name="ce2">
            <text:p>1/2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ist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69900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494" table:style-name="ce1">
            <text:p>68494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uquesne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Nancy Koczaja</text:p>
          </table:table-cell>
          <table:table-cell office:value-type="string" table:style-name="ce1">
            <text:p>Vista Lake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6" table:style-name="ce1">
            <text:p>2006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9-20T00:00:00" table:style-name="ce2">
            <text:p>9/20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3.9 * 10^9 pfu/ml<text:s/>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873" table:style-name="ce1">
            <text:p>68873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Ohio Stat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ulia Stimpfl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40.007124 N</text:p>
          </table:table-cell>
          <table:table-cell office:value-type="string" table:style-name="ce1">
            <text:p>83.035129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4-01-21T00:00:00" table:style-name="ce2">
            <text:p>1/21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ix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000000000" table:style-name="ce3">
            <text:p>1.4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0963" table:style-name="ce1">
            <text:p>50963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p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egan Ludwig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789061 N</text:p>
          </table:table-cell>
          <table:table-cell office:value-type="string" table:style-name="ce1">
            <text:p>86.10078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ohminGhazi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155" table:style-name="ce1">
            <text:p>52155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ina Dasin, Bryant Guerrero, Quang Truong</text:p>
          </table:table-cell>
          <table:table-cell office:value-type="string" table:style-name="ce1">
            <text:p>Grand Prarie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32.609463 N</text:p>
          </table:table-cell>
          <table:table-cell office:value-type="string" table:style-name="ce1">
            <text:p>97.04253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University of North Texas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8T00:00:00" table:style-name="ce2">
            <text:p>1/8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Vortex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346" table:style-name="ce1">
            <text:p>6834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reas Mitchell and Hanzi Zhang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7536 N</text:p>
          </table:table-cell>
          <table:table-cell office:value-type="string" table:style-name="ce1">
            <text:p>90.308289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ally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0000000000" table:style-name="ce3">
            <text:p>6.0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N69962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55299" table:style-name="ce1">
            <text:p>155299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achel Nichole Walstead</text:p>
          </table:table-cell>
          <table:table-cell office:value-type="string" table:style-name="ce1">
            <text:p>Mechanicsville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616 N</text:p>
          </table:table-cell>
          <table:table-cell office:value-type="string" table:style-name="ce1">
            <text:p>77.363475 W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1-29T00:00:00" table:style-name="ce2">
            <text:p>1/29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anda</text:p>
          </table:table-cell>
          <table:table-cell office:value-type="string" table:style-name="ce1">
            <text:p>J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0681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9960" table:style-name="ce1">
            <text:p>109960</text:p>
          </table:table-cell>
          <table:table-cell office:value-type="float" office:value="60.8" table:style-name="ce1">
            <text:p>60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ames Bowen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04722 N</text:p>
          </table:table-cell>
          <table:table-cell office:value-type="string" table:style-name="ce1">
            <text:p>75.37527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David H. Murdock Research Institut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2-24T00:00:00" table:style-name="ce2">
            <text:p>2/24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ander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1366" table:style-name="ce1">
            <text:p>51366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alayna Hocker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2.318022 N</text:p>
          </table:table-cell>
          <table:table-cell office:value-type="string" table:style-name="ce1">
            <text:p>72.639269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Smith Colleg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7T00:00:00" table:style-name="ce2">
            <text:p>6/2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aterdiv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866" table:style-name="ce1">
            <text:p>68866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urdue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yan Benczik</text:p>
          </table:table-cell>
          <table:table-cell office:value-type="string" table:style-name="ce1">
            <text:p>Fishers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9.928327 N</text:p>
          </table:table-cell>
          <table:table-cell office:value-type="string" table:style-name="ce1">
            <text:p>85.97087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urdue Genomics Facility</text:p>
          </table:table-cell>
          <table:table-cell office:value-type="string" table:style-name="ce1">
            <text:p>Illumina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6-13T00:00:00" table:style-name="ce2">
            <text:p>6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ee</text:p>
          </table:table-cell>
          <table:table-cell office:value-type="string" table:style-name="ce1">
            <text:p>F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HQ72852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9230" table:style-name="ce1">
            <text:p>59230</text:p>
          </table:table-cell>
          <table:table-cell office:value-type="float" office:value="61.8" table:style-name="ce1">
            <text:p>61.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AGGCGC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Hannah Fried-Petersen</text:p>
          </table:table-cell>
          <table:table-cell table:number-columns-repeated="5" table:style-name="ce1"/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0-10-22T00:00:00" table:style-name="ce2">
            <text:p>10/22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eiss13</text:p>
          </table:table-cell>
          <table:table-cell office:value-type="string" table:style-name="ce1">
            <text:p>R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1436" table:style-name="ce1">
            <text:p>71436</text:p>
          </table:table-cell>
          <table:table-cell office:value-type="float" office:value="55.9" table:style-name="ce1">
            <text:p>55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dy Wang</text:p>
          </table:table-cell>
          <table:table-cell office:value-type="string" table:style-name="ce1">
            <text:p>La Joll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875833 N</text:p>
          </table:table-cell>
          <table:table-cell office:value-type="string" table:style-name="ce1">
            <text:p>117.23944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WT1013</text:p>
          </table:table-cell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habigail7</text:p>
          </table:table-cell>
          <table:table-cell office:value-type="string" table:style-name="ce1">
            <text:p>A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167" table:style-name="ce1">
            <text:p>53167</text:p>
          </table:table-cell>
          <table:table-cell office:value-type="float" office:value="63.3" table:style-name="ce1">
            <text:p>63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rinity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bigail Whalen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744547 N</text:p>
          </table:table-cell>
          <table:table-cell office:value-type="string" table:style-name="ce1">
            <text:p>72.69049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4-09T00:00:00" table:style-name="ce2">
            <text:p>4/9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heele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41634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3601" table:style-name="ce1">
            <text:p>53601</text:p>
          </table:table-cell>
          <table:table-cell office:value-type="float" office:value="63.3" table:style-name="ce1">
            <text:p>63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Roxanne Jane Harris</text:p>
          </table:table-cell>
          <table:table-cell office:value-type="string" table:style-name="ce1">
            <text:p>Durban</text:p>
          </table:table-cell>
          <table:table-cell table:style-name="ce1"/>
          <table:table-cell office:value-type="string" table:style-name="ce1">
            <text:p>South Africa</text:p>
          </table:table-cell>
          <table:table-cell table:number-columns-repeated="2" table:style-name="ce1"/>
          <table:table-cell office:value-type="float" office:value="2010" table:style-name="ce1">
            <text:p>2010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5-10T00:00:00" table:style-name="ce2">
            <text:p>5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hirlwind</text:p>
          </table:table-cell>
          <table:table-cell office:value-type="string" table:style-name="ce1">
            <text:p>L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02472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050" table:style-name="ce1">
            <text:p>76050</text:p>
          </table:table-cell>
          <table:table-cell office:value-type="float" office:value="59.3" table:style-name="ce1">
            <text:p>59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float" office:value="129" table:style-name="ce1">
            <text:p>12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Phil Williams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11667 N</text:p>
          </table:table-cell>
          <table:table-cell office:value-type="string" table:style-name="ce1">
            <text:p>79.99666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4-25T00:00:00" table:style-name="ce2">
            <text:p>4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ildcat</text:p>
          </table:table-cell>
          <table:table-cell office:value-type="string" table:style-name="ce1">
            <text:p>Singleto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DQ39805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8296" table:style-name="ce1">
            <text:p>78296</text:p>
          </table:table-cell>
          <table:table-cell office:value-type="float" office:value="57.2" table:style-name="ce1">
            <text:p>57.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robe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J. Falbo</text:p>
          </table:table-cell>
          <table:table-cell office:value-type="string" table:style-name="ce1">
            <text:p>Latrobe<text:s/>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28113 N</text:p>
          </table:table-cell>
          <table:table-cell office:value-type="string" table:style-name="ce1">
            <text:p>79.376446 W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06-02-08T00:00:00" table:style-name="ce2">
            <text:p>2/8/2006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ile</text:p>
          </table:table-cell>
          <table:table-cell office:value-type="string" table:style-name="ce1">
            <text:p>A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N243857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308" table:style-name="ce1">
            <text:p>5130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CCGGTTA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oss Campbell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7.3464 N</text:p>
          </table:table-cell>
          <table:table-cell office:value-type="string" table:style-name="ce1">
            <text:p>78.008216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1-05-18T00:00:00" table:style-name="ce2">
            <text:p>5/18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illez</text:p>
          </table:table-cell>
          <table:table-cell office:value-type="string" table:style-name="ce1">
            <text:p>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4576" table:style-name="ce1">
            <text:p>74576</text:p>
          </table:table-cell>
          <table:table-cell office:value-type="float" office:value="62.9" table:style-name="ce1">
            <text:p>62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GCTTGTCA</text:p>
          </table:table-cell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ham et al.</text:p>
          </table:table-cell>
          <table:table-cell office:value-type="string" table:style-name="ce1">
            <text:p>Culver Cit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 N</text:p>
          </table:table-cell>
          <table:table-cell office:value-type="string" table:style-name="ce1">
            <text:p>118.0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3-08-06T00:00:00" table:style-name="ce2">
            <text:p>8/6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illis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476" table:style-name="ce1">
            <text:p>155476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Bryce Churilla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442478 N</text:p>
          </table:table-cell>
          <table:table-cell office:value-type="string" table:style-name="ce1">
            <text:p>79.952866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inky</text:p>
          </table:table-cell>
          <table:table-cell office:value-type="string" table:style-name="ce1">
            <text:p>L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9000000000" table:style-name="ce3">
            <text:p>7.90E+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KC66127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6653" table:style-name="ce1">
            <text:p>76653</text:p>
          </table:table-cell>
          <table:table-cell office:value-type="float" office:value="58.9" table:style-name="ce1">
            <text:p>58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CGATCAG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int Joseph's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Olivia Martino</text:p>
          </table:table-cell>
          <table:table-cell office:value-type="string" table:style-name="ce1">
            <text:p>Langhorn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164913 N</text:p>
          </table:table-cell>
          <table:table-cell office:value-type="string" table:style-name="ce1">
            <text:p>74.97245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3-21T00:00:00" table:style-name="ce2">
            <text:p>3/21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Xavier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2000000000" table:style-name="ce3">
            <text:p>2.20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93" table:style-name="ce1">
            <text:p>68493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my Krause, Brody Frink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7238 N</text:p>
          </table:table-cell>
          <table:table-cell office:value-type="string" table:style-name="ce1">
            <text:p>90.299045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0T00:00:00" table:style-name="ce2">
            <text:p>10/10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Xerxes</text:p>
          </table:table-cell>
          <table:table-cell office:value-type="string" table:style-name="ce1">
            <text:p>N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3698" table:style-name="ce1">
            <text:p>43698</text:p>
          </table:table-cell>
          <table:table-cell office:value-type="float" office:value="66.3" table:style-name="ce1">
            <text:p>66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CCGCCGCAATGG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Florid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Jodi Fitzgerald</text:p>
          </table:table-cell>
          <table:table-cell office:value-type="string" table:style-name="ce1">
            <text:p>Gainesvill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2-01-27T00:00:00" table:style-name="ce2">
            <text:p>1/27/2012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Yahalom</text:p>
          </table:table-cell>
          <table:table-cell office:value-type="string" table:style-name="ce1">
            <text:p>B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800000000" table:style-name="ce3">
            <text:p>9.80E+09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482" table:style-name="ce1">
            <text:p>68482</text:p>
          </table:table-cell>
          <table:table-cell office:value-type="float" office:value="67.400000000000006" table:style-name="ce1">
            <text:p>67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achel Fieman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641111 N</text:p>
          </table:table-cell>
          <table:table-cell office:value-type="string" table:style-name="ce1">
            <text:p>75.379722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0-06-22T00:00:00" table:style-name="ce2">
            <text:p>6/22/2010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Yoshand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937109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8719" table:style-name="ce1">
            <text:p>6871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C. Andres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SA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5-11T00:00:00" table:style-name="ce2">
            <text:p>5/11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Yoshi</text:p>
          </table:table-cell>
          <table:table-cell office:value-type="string" table:style-name="ce1">
            <text:p>F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1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714" table:style-name="ce1">
            <text:p>58714</text:p>
          </table:table-cell>
          <table:table-cell office:value-type="float" office:value="61" table:style-name="ce1">
            <text:p>6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Louisiana at Monro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. Dillon Davis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2.609697 N</text:p>
          </table:table-cell>
          <table:table-cell office:value-type="string" table:style-name="ce1">
            <text:p>92.377981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YouGoGlencoco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608" table:style-name="ce1">
            <text:p>68608</text:p>
          </table:table-cell>
          <table:table-cell office:value-type="float" office:value="66.400000000000006" table:style-name="ce1">
            <text:p>66.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Vicky Li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8384 N</text:p>
          </table:table-cell>
          <table:table-cell office:value-type="string" table:style-name="ce1">
            <text:p>90.309141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6-25T00:00:00" table:style-name="ce2">
            <text:p>6/25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YungJamal</text:p>
          </table:table-cell>
          <table:table-cell office:value-type="string" table:style-name="ce1">
            <text:p>O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70214" table:style-name="ce1">
            <text:p>70214</text:p>
          </table:table-cell>
          <table:table-cell office:value-type="float" office:value="65.3" table:style-name="ce1">
            <text:p>65.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TC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rth Allegheny High School</text:p>
          </table:table-cell>
          <table:table-cell office:value-type="string" table:style-name="ce1">
            <text:p>Phage Hunters Integrating Research and Education</text:p>
          </table:table-cell>
          <table:table-cell office:value-type="string" table:style-name="ce1">
            <text:p>Eddie Pacey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5-31T00:00:00" table:style-name="ce2">
            <text:p>5/31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aka</text:p>
          </table:table-cell>
          <table:table-cell office:value-type="string" table:style-name="ce1">
            <text:p>A6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KF56033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2122" table:style-name="ce1">
            <text:p>52122</text:p>
          </table:table-cell>
          <table:table-cell office:value-type="float" office:value="61.5" table:style-name="ce1">
            <text:p>61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TCGGTAA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ttadapur A, Dailey K, Maloo Z, Rangoola A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4.0522 N</text:p>
          </table:table-cell>
          <table:table-cell office:value-type="string" table:style-name="ce1">
            <text:p>118.2428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UCLA Genotyping and Sequencing Core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hoenix</text:p>
          </table:table-cell>
          <table:table-cell office:value-type="date" office:date-value="2013-05-13T00:00:00" table:style-name="ce2">
            <text:p>5/13/2013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apner</text:p>
          </table:table-cell>
          <table:table-cell office:value-type="string" table:style-name="ce1">
            <text:p>F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5307" table:style-name="ce1">
            <text:p>55307</text:p>
          </table:table-cell>
          <table:table-cell office:value-type="float" office:value="61.1" table:style-name="ce1">
            <text:p>61.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TCAG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iversity of Pittsburgh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ach Kramer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0.441208 N</text:p>
          </table:table-cell>
          <table:table-cell office:value-type="string" table:style-name="ce1">
            <text:p>79.955017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1-13T00:00:00" table:style-name="ce2">
            <text:p>11/13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eenon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5292" table:style-name="ce1">
            <text:p>155292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braska Wesleya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Ziomara Jurado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0.839756 N</text:p>
          </table:table-cell>
          <table:table-cell office:value-type="string" table:style-name="ce1">
            <text:p>96.647911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09T00:00:00" table:style-name="ce2">
            <text:p>1/9/2014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eld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200000000" table:style-name="ce3">
            <text:p>2.12E+1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8939" table:style-name="ce1">
            <text:p>68939</text:p>
          </table:table-cell>
          <table:table-cell office:value-type="float" office:value="66.5" table:style-name="ce1">
            <text:p>66.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Rohan Samarth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35 N</text:p>
          </table:table-cell>
          <table:table-cell office:value-type="string" table:style-name="ce1">
            <text:p>90.315167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8T00:00:00" table:style-name="ce2">
            <text:p>10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emanar</text:p>
          </table:table-cell>
          <table:table-cell office:value-type="string" table:style-name="ce1">
            <text:p>B4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1">
            <text:p>JF70410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1092" table:style-name="ce1">
            <text:p>71092</text:p>
          </table:table-cell>
          <table:table-cell office:value-type="float" office:value="68.900000000000006" table:style-name="ce1">
            <text:p>68.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rsity of Mary Washington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nna E. Moulis</text:p>
          </table:table-cell>
          <table:table-cell office:value-type="string" table:style-name="ce1">
            <text:p>Frederick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 18.337 N</text:p>
          </table:table-cell>
          <table:table-cell office:value-type="string" table:style-name="ce1">
            <text:p>77 28.604 W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Joint Genomics Institute</text:p>
          </table:table-cell>
          <table:table-cell office:value-type="string" table:style-name="ce1">
            <text:p>Sanger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1-03-17T00:00:00" table:style-name="ce2">
            <text:p>3/17/2011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ephyr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4000000" table:style-name="ce3">
            <text:p>1.14E+08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2320" table:style-name="ce1">
            <text:p>52320</text:p>
          </table:table-cell>
          <table:table-cell office:value-type="float" office:value="63.9" table:style-name="ce1">
            <text:p>63.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shington University in St. Louis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Alexander Lu and Brandon Tra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38.645911 N</text:p>
          </table:table-cell>
          <table:table-cell office:value-type="string" table:style-name="ce1">
            <text:p>90.314604 W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The Genome Institute at Washington Universi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0-18T00:00:00" table:style-name="ce2">
            <text:p>10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etzy</text:p>
          </table:table-cell>
          <table:table-cell office:value-type="string" table:style-name="ce1">
            <text:p>A3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8229" table:style-name="ce1">
            <text:p>48229</text:p>
          </table:table-cell>
          <table:table-cell office:value-type="float" office:value="64" table:style-name="ce1">
            <text:p>6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G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hadron Stat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Tessa Retzlaff</text:p>
          </table:table-cell>
          <table:table-cell office:value-type="string" table:style-name="ce1">
            <text:p>Clinto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2.750243 N</text:p>
          </table:table-cell>
          <table:table-cell office:value-type="string" table:style-name="ce1">
            <text:p>102.333481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4-01-29T00:00:00" table:style-name="ce2">
            <text:p>1/29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euska</text:p>
          </table:table-cell>
          <table:table-cell office:value-type="string" table:style-name="ce1">
            <text:p>A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3598" table:style-name="ce1">
            <text:p>53598</text:p>
          </table:table-cell>
          <table:table-cell office:value-type="float" office:value="63.7" table:style-name="ce1">
            <text:p>63.7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GGATGGT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rown University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Emma Herold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41.824047 N</text:p>
          </table:table-cell>
          <table:table-cell office:value-type="string" table:style-name="ce1">
            <text:p>71.403114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llumina 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12-18T00:00:00" table:style-name="ce2">
            <text:p>12/18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oeJ</text:p>
          </table:table-cell>
          <table:table-cell office:value-type="string" table:style-name="ce1">
            <text:p>K2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7315" table:style-name="ce1">
            <text:p>57315</text:p>
          </table:table-cell>
          <table:table-cell office:value-type="float" office:value="68.5" table:style-name="ce1">
            <text:p>68.5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TCGC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rovidence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Seth Pinches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1.8441 N</text:p>
          </table:table-cell>
          <table:table-cell office:value-type="string" table:style-name="ce1">
            <text:p>71.43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Pittsburgh Bacteriophage Institute</text:p>
          </table:table-cell>
          <table:table-cell office:value-type="string" table:style-name="ce1">
            <text:p>Ion Torrent Sequencing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ZoeGene2012, ZoeGene</text:p>
          </table:table-cell>
          <table:table-cell office:value-type="date" office:date-value="2013-01-17T00:00:00" table:style-name="ce2">
            <text:p>1/1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ombie</text:p>
          </table:table-cell>
          <table:table-cell office:value-type="string" table:style-name="ce1">
            <text:p>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41901" table:style-name="ce1">
            <text:p>41901</text:p>
          </table:table-cell>
          <table:table-cell office:value-type="float" office:value="66.599999999999994" table:style-name="ce1">
            <text:p>66.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CCCATGGCA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Georgia Gwinnett College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Monica Towler</text:p>
          </table:table-cell>
          <table:table-cell office:value-type="string" table:style-name="ce1">
            <text:p>Lawrence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3.981 N</text:p>
          </table:table-cell>
          <table:table-cell office:value-type="string" table:style-name="ce1">
            <text:p>84.006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date" office:date-value="2013-02-07T00:00:00" table:style-name="ce2">
            <text:p>2/7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onia</text:p>
          </table:table-cell>
          <table:table-cell office:value-type="string" table:style-name="ce1">
            <text:p>B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69271" table:style-name="ce1">
            <text:p>69271</text:p>
          </table:table-cell>
          <table:table-cell office:value-type="float" office:value="66.3" table:style-name="ce1">
            <text:p>66.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llinois Wesleyan Universit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bigail Brown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38.627222 N</text:p>
          </table:table-cell>
          <table:table-cell office:value-type="string" table:style-name="ce1">
            <text:p>90.197778 W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IPHO</text:p>
          </table:table-cell>
          <table:table-cell office:value-type="string" table:style-name="ce1">
            <text:p>NC State Genomic Sciences Laboratory</text:p>
          </table:table-cell>
          <table:table-cell office:value-type="string" table:style-name="ce1">
            <text:p>Illumina Sequenc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date" office:date-value="2014-01-22T00:00:00" table:style-name="ce2">
            <text:p>1/22/2014</text:p>
          </table:table-cell>
          <table:table-cell office:value-type="boolean" office:boolean-value="false" table:style-name="ce1">
            <text:p>FALSE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ygoTaiga</text:p>
          </table:table-cell>
          <table:table-cell office:value-type="string" table:style-name="ce1">
            <text:p>C1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57204" table:style-name="ce1">
            <text:p>157204</text:p>
          </table:table-cell>
          <table:table-cell office:value-type="float" office:value="64.7" table:style-name="ce1">
            <text:p>64.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ege of St. Scholastica</text:p>
          </table:table-cell>
          <table:table-cell office:value-type="string" table:style-name="ce1">
            <text:p>Science Education Alliance-Phage Hunters Advancing Genomics and Evolutionary Science</text:p>
          </table:table-cell>
          <table:table-cell office:value-type="string" table:style-name="ce1">
            <text:p>Carmen Aguirre and Casey Mitchell</text:p>
          </table:table-cell>
          <table:table-cell office:value-type="string" table:style-name="ce1">
            <text:p>Duluth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46.8 N</text:p>
          </table:table-cell>
          <table:table-cell office:value-type="string" table:style-name="ce1">
            <text:p>92.08 W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YO</text:p>
          </table:table-cell>
          <table:table-cell office:value-type="string" table:style-name="ce1">
            <text:p>Virginia Commonwealth Univeristy</text:p>
          </table:table-cell>
          <table:table-cell office:value-type="string" table:style-name="ce1">
            <text:p>454 Pyrosequenc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date" office:date-value="2013-02-12T00:00:00" table:style-name="ce2">
            <text:p>2/12/2013</text:p>
          </table:table-cell>
          <table:table-cell office:value-type="boolean" office:boolean-value="true" table:style-name="ce1">
            <text:p>TRUE</text:p>
          </table:table-cell>
          <table:table-cell table:number-columns-repeated="16352"/>
        </table:table-row>
        <table:table-row table:number-rows-repeated="1047930" table:style-name="ro1">
          <table:table-cell table:number-columns-repeated="16384"/>
        </table:table-row>
      </table:table>
      <table:database-ranges>
        <table:database-range table:target-range-address="PhagesDB_Data.A1:PhagesDB_Data.AF64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en Ye</meta:initial-creator>
    <dc:creator>Chen Ye</dc:creator>
    <meta:creation-date>2014-02-25T23:36:05Z</meta:creation-date>
    <dc:date>2014-02-25T23:36:14Z</dc:date>
  </office:meta>
</office:document-meta>
</file>